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exNew1" svg:font-family="ApexNew"/>
    <style:font-face style:name="ApexNewBook1" svg:font-family="ApexNewBook"/>
    <style:font-face style:name="PTMono1" svg:font-family="PTMono"/>
    <style:font-face style:name="ApexNew" svg:font-family="ApexNew" style:font-pitch="variable"/>
    <style:font-face style:name="ApexNewBook" svg:font-family="ApexNewBook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PTMono" svg:font-family="PTMono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b2b2b2"/>
    </style:style>
    <style:style style:name="gr2" style:family="graphic" style:parent-style-name="standard">
      <style:graphic-properties draw:stroke="none" draw:fill="solid" draw:fill-color="#3276bb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30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50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e9e9e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02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83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28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36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6.47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66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6.41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7.76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5.21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98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18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85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48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79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solid" svg:stroke-width="0.008cm" svg:stroke-color="#231f20" draw:stroke-linejoin="miter" svg:stroke-linecap="butt" draw:fill="none" fo:padding-top="0.004cm" fo:padding-bottom="0.004cm" fo:padding-left="0.004cm" fo:padding-right="0.004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23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94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57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40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48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74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7.38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65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41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70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71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58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2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0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66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802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18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898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43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87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fo:background-color="#e8f2a1" fo:border="solid"/>
    </style:style>
    <style:style style:name="P1" style:family="paragraph">
      <loext:graphic-properties draw:fill="solid" draw:fill-color="#b2b2b2"/>
    </style:style>
    <style:style style:name="P2" style:family="paragraph">
      <loext:graphic-properties draw:fill="solid" draw:fill-color="#3276bb"/>
    </style:style>
    <style:style style:name="P3" style:family="paragraph">
      <loext:graphic-properties draw:fill="solid" draw:fill-color="#ffff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4pt" fo:text-shadow="1pt 1pt" fo:font-weight="bold" style:font-size-asian="24pt" style:font-weight-asian="bold" style:font-size-complex="24pt" style:font-weight-complex="bold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solid" draw:fill-color="#e9e9eb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none"/>
      <style:text-properties fo:font-size="8pt" style:font-size-asian="8pt" style:font-size-complex="8pt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12" style:family="paragraph">
      <loext:graphic-properties draw:fill="none"/>
      <style:text-properties fo:font-size="6.59999990463257pt" style:font-size-asian="6.59999990463257pt" style:font-size-complex="6.59999990463257pt"/>
    </style:style>
    <style:style style:name="P1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color="#ffffff" style:font-name="ApexNewBook1" fo:font-size="24pt" fo:text-shadow="1pt 1pt" fo:font-weight="bold" style:font-size-asian="24pt" style:font-weight-asian="bold" style:font-name-complex="ApexNewBook1" style:font-size-complex="24pt" style:font-weight-complex="bold"/>
    </style:style>
    <style:style style:name="T2" style:family="text">
      <style:text-properties fo:color="#231f20" style:font-name="ApexNew1" fo:font-size="11pt" fo:font-weight="bold" style:font-size-asian="11pt" style:font-name-complex="ApexNew1" style:font-size-complex="11pt" style:font-weight-complex="bold"/>
    </style:style>
    <style:style style:name="T3" style:family="text">
      <style:text-properties fo:color="#2a2727" style:font-name="ApexNewBook1" fo:font-size="9pt" style:font-size-asian="9pt" style:font-name-complex="ApexNewBook1" style:font-size-complex="9pt"/>
    </style:style>
    <style:style style:name="T4" style:family="text">
      <style:text-properties fo:color="#000000" style:font-name="PTMono1" fo:font-size="8pt" fo:font-weight="bold" style:font-size-asian="8pt" style:font-name-complex="PTMono1" style:font-size-complex="8pt" style:font-weight-complex="bold"/>
    </style:style>
    <style:style style:name="T5" style:family="text">
      <style:text-properties fo:color="#231f20" style:font-name="ApexNewBook1" fo:font-size="9pt" style:font-size-asian="9pt" style:font-name-complex="ApexNewBook1" style:font-size-complex="9pt"/>
    </style:style>
    <style:style style:name="T6" style:family="text">
      <style:text-properties fo:color="#2a2727" style:font-name="ApexNew1" fo:font-size="9pt" fo:font-weight="bold" style:font-size-asian="9pt" style:font-name-complex="ApexNew1" style:font-size-complex="9pt" style:font-weight-complex="bold"/>
    </style:style>
    <style:style style:name="T7" style:family="text">
      <style:text-properties fo:color="#ffffff" style:font-name="ApexNewBook1" fo:font-size="5.80000019073486pt" style:font-size-asian="5.80000019073486pt" style:font-name-complex="ApexNewBook1" style:font-size-complex="5.80000019073486pt"/>
    </style:style>
    <style:style style:name="T8" style:family="text">
      <style:text-properties fo:color="#ffffff" style:font-name="ApexNewBook1" fo:font-size="6.59999990463257pt" style:font-size-asian="6.59999990463257pt" style:font-name-complex="ApexNewBook1" style:font-size-complex="6.5999999046325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Textfeld 1" form:control-implementation="ooo:com.sun.star.form.component.TextField" xml:id="control1" form:id="control1" form:current-value="hier ausfüllen" form:value="hier ausfülle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extfeld 1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feld 1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.59cm" svg:height="4.681cm" svg:x="0cm" svg:y="0cm" svg:viewBox="0 0 21591 4682" draw:points="0,4682 21591,4682 21591,0 0,0">
          <text:p/>
        </draw:polygon>
        <draw:polygon draw:style-name="gr2" draw:text-style-name="P2" draw:layer="layout" svg:width="0.673cm" svg:height="0.673cm" svg:x="1.399cm" svg:y="4.347cm" svg:viewBox="0 0 674 674" draw:points="337,0 0,338 337,674 674,338">
          <text:p/>
        </draw:polygon>
        <draw:path draw:style-name="gr3" draw:text-style-name="P3" draw:layer="layout" svg:width="0.417cm" svg:height="0.569cm" svg:x="1.374cm" svg:y="1.545cm" svg:viewBox="0 0 418 570" svg:d="M410 243h-178c-5 0-9 4-9 9v86c0 4 4 8 9 8h69v109c0 0-15 5-59 5-51 0-122-20-122-175s74-175 144-175c60 0 86 10 103 15 5 2 10-3 10-8l19-83c0-2 0-5-3-7-6-4-47-27-151-27-119 0-242 50-242 291 0 243 141 279 259 279 97 0 157-42 157-42 2-1 2-4 2-6v-270c0-5-4-9-8-9z">
          <text:p/>
        </draw:path>
        <draw:path draw:style-name="gr3" draw:text-style-name="P3" draw:layer="layout" svg:width="0.39cm" svg:height="0.537cm" svg:x="2.319cm" svg:y="1.566cm" svg:viewBox="0 0 391 538" svg:d="M391 8c0-5-4-8-8-8h-101c-4 0-8 3-8 8v192h-158v-192c0-5-3-8-8-8h-100c-5 0-8 3-8 8v522c0 4 3 8 8 8h100c5 0 8-4 8-8v-224h158c0 0 0 223 0 224 0 4 3 8 8 8h101c4 0 8-4 8-8z">
          <text:p/>
        </draw:path>
        <draw:path draw:style-name="gr3" draw:text-style-name="P3" draw:layer="layout" svg:width="0.13cm" svg:height="0.13cm" svg:x="1.846cm" svg:y="1.577cm" svg:viewBox="0 0 131 131" svg:d="M131 66c0-37-29-66-65-66s-66 29-66 66c0 36 30 65 66 65s65-29 65-65z">
          <text:p/>
        </draw:path>
        <draw:path draw:style-name="gr3" draw:text-style-name="P3" draw:layer="layout" svg:width="0.117cm" svg:height="0.367cm" svg:x="1.852cm" svg:y="1.736cm" svg:viewBox="0 0 118 368" svg:d="M118 249v-241c0-4-4-8-9-8h-101c-4 0-8 5-8 9v346c0 10 6 13 14 13h91c10 0 13-5 13-14z">
          <text:p/>
        </draw:path>
        <draw:path draw:style-name="gr3" draw:text-style-name="P3" draw:layer="layout" svg:width="0.341cm" svg:height="0.377cm" svg:x="2.766cm" svg:y="1.737cm" svg:viewBox="0 0 342 378" svg:d="M333 0h-99c-5 0-9 4-9 8v255c0 0-25 19-61 19s-46-16-46-51v-223c0-4-4-8-8-8h-102c-4 0-8 4-8 8v240c0 104 58 130 139 130 66 0 119-36 119-36 0 0 3 18 4 21 1 2 4 4 7 4h64c5 0 9-4 9-8v-351c0-4-4-8-9-8z">
          <text:p/>
        </draw:path>
        <draw:path draw:style-name="gr3" draw:text-style-name="P3" draw:layer="layout" svg:width="0.352cm" svg:height="0.547cm" svg:x="3.164cm" svg:y="1.566cm" svg:viewBox="0 0 353 548" svg:d="M213 159c-58 0-96 25-96 25v-176c0-5-4-8-8-8h-101c-4 0-8 3-8 8v522c0 4 4 8 8 8h70c3 0 5-2 7-5 2-2 4-24 4-24 0 0 42 39 121 39 91 0 143-46 143-207s-83-182-140-182zM173 453c-35-1-58-16-58-16v-166c0 0 23-14 51-17 37-3 72 8 72 93 0 90-16 108-65 106z">
          <text:p/>
        </draw:path>
        <draw:path draw:style-name="gr3" draw:text-style-name="P3" draw:layer="layout" svg:width="0.261cm" svg:height="0.481cm" svg:x="2.004cm" svg:y="1.632cm" svg:viewBox="0 0 262 482" svg:d="M252 105h-76v-100c0-3-2-5-6-5h-103c-4 0-6 2-6 5v103c0 0-51 13-55 13-3 1-6 5-6 8v64c0 5 4 9 8 9h53v154c0 114 81 126 136 126 26 0 55-8 60-10 3-1 5-4 5-8v-70c0-5-4-9-8-9-5 0-16 2-27 2-38 0-51-17-51-39s0-146 0-146h76c5 0 9-4 9-9v-80c0-4-4-8-9-8z">
          <text:p/>
        </draw:path>
        <draw:path draw:style-name="gr3" draw:text-style-name="P3" draw:layer="layout" svg:width="0.223cm" svg:height="0.192cm" svg:x="1.987cm" svg:y="3.203cm" svg:viewBox="0 0 224 193" svg:d="M208 32h-81c-21 0-15-16-15-16 0-16-16-16-16-16h-80c-16 0-16 16-16 16v177h224v-145c0-17-16-16-16-16z">
          <text:p/>
        </draw:path>
        <draw:path draw:style-name="gr3" draw:text-style-name="P3" draw:layer="layout" svg:width="0.08cm" svg:height="0.016cm" svg:x="2.003cm" svg:y="3.219cm" svg:viewBox="0 0 81 17" svg:d="M73 0h-65c-9 0-8 8-8 8v9h81v-9c0 0-1-8-8-8z">
          <text:p/>
        </draw:path>
        <draw:path draw:style-name="gr3" draw:text-style-name="P3" draw:layer="layout" svg:width="0.223cm" svg:height="0.192cm" svg:x="6.329cm" svg:y="3.203cm" svg:viewBox="0 0 224 193" svg:d="M208 32h-80c-21 0-16-16-16-16 0-16-16-16-16-16h-80c-16 0-16 16-16 16v177h224v-145c0-17-16-16-16-16z">
          <text:p/>
        </draw:path>
        <draw:path draw:style-name="gr3" draw:text-style-name="P3" draw:layer="layout" svg:width="0.079cm" svg:height="0.016cm" svg:x="6.345cm" svg:y="3.219cm" svg:viewBox="0 0 80 17" svg:d="M72 0h-64c-9 0-8 8-8 8v9h80v-9c0 0 0-8-8-8z">
          <text:p/>
        </draw:path>
        <draw:path draw:style-name="gr3" draw:text-style-name="P3" draw:layer="layout" svg:width="0.224cm" svg:height="0.192cm" svg:x="10.67cm" svg:y="3.203cm" svg:viewBox="0 0 225 193" svg:d="M209 32h-81c-21 0-16-16-16-16 0-16-16-16-16-16h-80c-16 0-16 16-16 16v177h225v-145c0-17-16-16-16-16z">
          <text:p/>
        </draw:path>
        <draw:path draw:style-name="gr3" draw:text-style-name="P3" draw:layer="layout" svg:width="0.08cm" svg:height="0.016cm" svg:x="10.686cm" svg:y="3.219cm" svg:viewBox="0 0 81 17" svg:d="M73 0h-65c-8 0-8 8-8 8v9h81v-9c0 0 0-8-8-8z">
          <text:p/>
        </draw:path>
        <draw:path draw:style-name="gr3" draw:text-style-name="P3" draw:layer="layout" svg:width="0.224cm" svg:height="0.192cm" svg:x="15.012cm" svg:y="3.203cm" svg:viewBox="0 0 225 193" svg:d="M209 32h-80c-21 0-16-16-16-16 0-16-16-16-16-16h-81c-16 0-16 16-16 16v177h225v-145c0-17-16-16-16-16z">
          <text:p/>
        </draw:path>
        <draw:path draw:style-name="gr3" draw:text-style-name="P3" draw:layer="layout" svg:width="0.08cm" svg:height="0.016cm" svg:x="15.028cm" svg:y="3.219cm" svg:viewBox="0 0 81 17" svg:d="M73 0h-65c-8 0-8 8-8 8v9h81v-9c0 0-1-8-8-8z">
          <text:p/>
        </draw:path>
        <draw:path draw:style-name="gr3" draw:text-style-name="P3" draw:layer="layout" svg:width="0.224cm" svg:height="0.192cm" svg:x="19.354cm" svg:y="3.203cm" svg:viewBox="0 0 225 193" svg:d="M209 32h-81c-22 0-16-16-16-16 0-16-16-16-16-16h-80c-16 0-16 16-16 16v177h225v-145c0-17-16-16-16-16z">
          <text:p/>
        </draw:path>
        <draw:path draw:style-name="gr3" draw:text-style-name="P3" draw:layer="layout" svg:width="0.08cm" svg:height="0.016cm" svg:x="19.37cm" svg:y="3.219cm" svg:viewBox="0 0 81 17" svg:d="M73 0h-65c-9 0-8 8-8 8v9h81v-9c0 0-1-8-8-8z">
          <text:p/>
        </draw:path>
        <draw:path draw:style-name="gr3" draw:text-style-name="P3" draw:layer="layout" svg:width="0.367cm" svg:height="0.281cm" svg:x="3.975cm" svg:y="3.202cm" svg:viewBox="0 0 368 282" svg:d="M364 42l-39-38c-5-5-13-5-18 0l-81 80-94 92-71-71c-5-5-14-5-19 0l-38 38c-5 5-5 13 0 18l81 79 14 14 24 24c5 5 13 5 18 0l39-38 184-180c5-5 5-13 0-18z">
          <text:p/>
        </draw:path>
        <draw:path draw:style-name="gr3" draw:text-style-name="P3" draw:layer="layout" svg:width="0.366cm" svg:height="0.281cm" svg:x="8.317cm" svg:y="3.202cm" svg:viewBox="0 0 367 282" svg:d="M363 42l-38-38c-5-5-13-5-18 0l-82 80-93 92-72-71c-5-5-13-5-18 0l-38 38c-5 5-5 13 0 18l81 79 14 14 24 24c5 5 13 5 18 0l39-38 183-180c5-5 5-13 0-18z">
          <text:p/>
        </draw:path>
        <draw:path draw:style-name="gr3" draw:text-style-name="P3" draw:layer="layout" svg:width="0.366cm" svg:height="0.281cm" svg:x="12.659cm" svg:y="3.202cm" svg:viewBox="0 0 367 282" svg:d="M363 42l-38-38c-5-5-13-5-18 0l-82 80-93 92-72-71c-5-5-13-5-18 0l-38 38c-5 5-5 13 0 18l81 79 13 14 25 24c5 5 13 5 18 0l38-38 184-180c5-5 5-13 0-18z">
          <text:p/>
        </draw:path>
        <draw:path draw:style-name="gr3" draw:text-style-name="P3" draw:layer="layout" svg:width="0.366cm" svg:height="0.281cm" svg:x="17.001cm" svg:y="3.202cm" svg:viewBox="0 0 367 282" svg:d="M363 42l-39-38c-5-5-14-5-19 0l-80 80-93 92-72-71c-5-5-13-5-18 0l-38 38c-5 5-5 13 0 18l80 79 14 14 25 24c5 5 13 5 18 0l38-38 184-180c5-5 5-13 0-18z">
          <text:p/>
        </draw:path>
        <draw:path draw:style-name="gr3" draw:text-style-name="P3" draw:layer="layout" svg:width="0.223cm" svg:height="0.255cm" svg:x="3.224cm" svg:y="2.948cm" svg:viewBox="0 0 224 256" svg:d="M192 79h-16-24c-8 0-15 4-20 8h-38c-6-4-13-8-21-8h-24-16c-18 0-33 15-33 32v24c0 12 6 22 17 28v52h64v41h64v-41h63v-52c10-6 16-16 16-28v-24c0-17-14-32-32-32zM65 199h-32v-64h-16v-24c0-8 7-16 16-16h27c-7 6-11 15-11 24v40c0 12 6 22 16 28zM145 175v-32h-16v96h-32v-96h-16v32c-9 0-16-7-16-16v-40c0-8 7-16 16-16h64c8 0 15 8 15 16v40c0 9-7 16-15 16zM208 135h-16v64h-32v-12c10-6 16-16 16-28v-40c0-9-4-18-11-24h27c9 0 16 8 16 16zM78 60c7 11 20 19 35 19 14 0 27-8 34-19 5 11 16 19 29 19 18 0 32-14 32-31 0-18-14-32-32-32-10 0-19 5-25 13-5-17-20-29-38-29-19 0-34 12-39 29-5-8-15-13-25-13-18 0-32 14-32 32 0 17 14 31 32 31 13 0 25-8 29-19zM176 32c9 0 16 7 16 16 0 8-7 15-16 15-8 0-16-7-16-15 0-9 8-16 16-16zM113 16c13 0 23 10 23 24 0 13-10 23-23 23-14 0-24-10-24-23 0-14 10-24 24-24zM49 63c-9 0-16-7-16-15 0-9 7-16 16-16s16 7 16 16c0 8-7 15-16 15z">
          <text:p/>
        </draw:path>
        <draw:path draw:style-name="gr3" draw:text-style-name="P3" draw:layer="layout" svg:width="0.578cm" svg:height="0.446cm" svg:x="1.473cm" svg:y="2.757cm" svg:viewBox="0 0 579 447" svg:d="M181 197v-90h-127c0 0-54 0-54 54v143c0 53 54 54 54 54h19v89l90-89h144c0 0 54 0 54-54v-18h-90c-91 0-90-89-90-89zM523 0h-252c-55 0-54 53-54 53v144c0 54 54 54 54 54h144l90 89v-89h18c0 0 56-1 56-54v-144c0-53-56-53-56-53z">
          <text:p/>
        </draw:path>
        <draw:path draw:style-name="gr3" draw:text-style-name="P3" draw:layer="layout" svg:width="0.734cm" svg:height="0.526cm" svg:x="0.375cm" svg:y="2.868cm" svg:viewBox="0 0 735 527" svg:d="M489 0l-70 76 175 188-175 188 70 75 246-263zM245 0l-245 264 245 263 70-75-175-188 175-188z">
          <text:p/>
        </draw:path>
        <draw:path draw:style-name="gr3" draw:text-style-name="P3" draw:layer="layout" svg:width="0.454cm" svg:height="0.514cm" svg:x="3.751cm" svg:y="2.948cm" svg:viewBox="0 0 455 515" svg:d="M191 406c0-14 5-25 14-34l38-38c18-17 49-17 67 0l47 47 98-91v-268c0 0-1-22-23-22h-410c-22 0-22 22-22 22v470c0 0-1 23 22 23h251l-68-77c-9-8-14-20-14-32zM137 89h250v45h-250zM137 156h250v45h-250zM114 268l-48 1 2-46h46zM114 201h-46v-45h46zM114 134h-46v-45h46zM137 223h159v45h-159z">
          <text:p/>
        </draw:path>
        <draw:path draw:style-name="gr3" draw:text-style-name="P3" draw:layer="layout" svg:width="0.263cm" svg:height="0.175cm" svg:x="2.705cm" svg:y="2.996cm" svg:viewBox="0 0 264 176" svg:d="M100 66h-59c-8 0-8 10-8 10h75c0 0 0-10-8-10zM100 84h-59c-8 0-8 8-8 8h75c0 0 0-8-8-8zM100 50h-59c-8 0-8 8-8 8h75c0 0 0-8-8-8zM100 101h-59c-8 0-8 8-8 8h75c0 0 0-8-8-8zM100 117h-59c-8 0-8 9-8 9h75c0 0 0-9-8-9zM100 33h-59c-8 0-8 8-8 8h75c0 0 0-8-8-8zM223 117h-57c-9 0-9 9-9 9h75c0 0-1-9-9-9zM149 0c-16 0-16 16-16 16 0 0 0-16-17-16-75 0-116 8-116 8v168c0 0 33-9 116-9 0 9 9 9 9 9h16c0 0 8 0 8-9 77 0 115 9 115 9v-168c0 0-40-8-115-8zM125 151c0 0 0-9-17-9-50 0-91 9-91 9v-126c0 0 42-9 91-9 16 0 17 9 17 9zM248 151c0 0-33-9-91-9-15 0-16 9-16 9v-126c0 0 0-9 16-9 50 0 91 9 91 9zM223 66h-57c-9 0-9 10-9 10h75c0 0-1-10-9-10zM223 50h-57c-9 0-9 8-9 8h75c0 0-1-8-9-8zM223 84h-57c-9 0-9 8-9 8h75c0 0-1-8-9-8zM223 101h-57c-9 0-9 8-9 8h75c0 0-1-8-9-8zM232 41c0 0-1-8-9-8h-57c-9 0-9 8-9 8z">
          <text:p/>
        </draw:path>
        <draw:path draw:style-name="gr3" draw:text-style-name="P3" draw:layer="layout" svg:width="0.223cm" svg:height="0.255cm" svg:x="7.566cm" svg:y="2.948cm" svg:viewBox="0 0 224 256" svg:d="M192 79h-16-24c-8 0-15 4-21 8h-39c-5-4-12-8-21-8h-23-16c-18 0-32 15-32 32v24c0 12 6 22 16 28v52h63v41h65v-41h64v-52c10-6 16-16 16-28v-24c0-17-14-32-32-32zM63 199h-31v-64h-16v-24c0-8 7-16 16-16h27c-7 6-11 15-11 24v40c0 12 6 22 15 28zM144 175v-32h-17v96h-32v-96h-16v32c-8 0-16-7-16-16v-40c0-8 8-16 16-16h65c9 0 16 8 16 16v40c0 9-7 16-16 16zM208 135h-16v64h-32v-12c10-6 16-16 16-28v-40c0-9-4-18-11-24h27c9 0 16 8 16 16zM77 60c7 11 20 19 34 19 15 0 29-8 36-19 4 11 16 19 29 19 18 0 32-14 32-31 0-18-14-32-32-32-10 0-20 5-25 13-5-17-20-29-40-29-18 0-33 12-38 29-6-8-15-13-25-13-18 0-32 14-32 32 0 17 14 31 32 31 13 0 24-8 29-19zM176 32c9 0 16 7 16 16 0 8-7 15-16 15s-16-7-16-15c0-9 7-16 16-16zM111 16c14 0 25 10 25 24 0 13-11 23-25 23-13 0-23-10-23-23 0-14 10-24 23-24zM48 63c-9 0-16-7-16-15 0-9 7-16 16-16 8 0 15 7 15 16 0 8-7 15-15 15z">
          <text:p/>
        </draw:path>
        <draw:path draw:style-name="gr3" draw:text-style-name="P3" draw:layer="layout" svg:width="0.577cm" svg:height="0.446cm" svg:x="5.815cm" svg:y="2.757cm" svg:viewBox="0 0 578 447" svg:d="M181 197v-90h-127c0 0-54 0-54 54v143c0 53 54 54 54 54h18v89l91-89h145c0 0 54 0 54-54v-18h-90c-92 0-91-89-91-89zM524 0h-252c-56 0-55 53-55 53v144c0 54 55 54 55 54h144l90 89v-89h18c0 0 54-1 54-54v-144c0-53-54-53-54-53z">
          <text:p/>
        </draw:path>
        <draw:path draw:style-name="gr3" draw:text-style-name="P3" draw:layer="layout" svg:width="0.733cm" svg:height="0.526cm" svg:x="4.717cm" svg:y="2.868cm" svg:viewBox="0 0 734 527" svg:d="M489 0l-70 76 175 188-175 188 70 75 245-263zM246 0l-246 264 246 263 70-75-175-188 175-188z">
          <text:p/>
        </draw:path>
        <draw:path draw:style-name="gr3" draw:text-style-name="P3" draw:layer="layout" svg:width="0.455cm" svg:height="0.514cm" svg:x="8.092cm" svg:y="2.948cm" svg:viewBox="0 0 456 515" svg:d="M191 406c0-14 5-25 14-34l38-38c18-17 49-17 67 0l48 47 98-91v-268c0 0-2-22-23-22h-410c-23 0-23 22-23 22v470c0 0 0 23 23 23h250l-68-77c-9-8-14-20-14-32zM137 89h251v45h-251zM137 156h251v45h-251zM114 268l-47 1 2-46h45zM114 201h-45v-45h45zM114 134h-45v-45h45zM137 223h159v45h-159z">
          <text:p/>
        </draw:path>
        <draw:path draw:style-name="gr3" draw:text-style-name="P3" draw:layer="layout" svg:width="0.263cm" svg:height="0.175cm" svg:x="7.047cm" svg:y="2.996cm" svg:viewBox="0 0 264 176" svg:d="M99 66h-58c-8 0-8 10-8 10h74c0 0 0-10-8-10zM99 84h-58c-8 0-8 8-8 8h74c0 0 0-8-8-8zM99 50h-58c-8 0-8 8-8 8h74c0 0 0-8-8-8zM99 101h-58c-8 0-8 8-8 8h74c0 0 0-8-8-8zM99 117h-58c-8 0-8 9-8 9h74c0 0 0-9-8-9zM99 33h-58c-8 0-8 8-8 8h74c0 0 0-8-8-8zM223 117h-59c-8 0-8 9-8 9h75c0 0 0-9-8-9zM148 0c-16 0-16 16-16 16 0 0 0-16-17-16-74 0-115 8-115 8v168c0 0 33-9 115-9 0 9 8 9 8 9h17c0 0 8 0 8-9 78 0 116 9 116 9v-168c0 0-41-8-116-8zM123 151c0 0 1-9-16-9-50 0-91 9-91 9v-126c0 0 41-9 91-9 16 0 16 9 16 9zM248 151c0 0-33-9-92-9-16 0-16 9-16 9v-126c0 0 0-9 16-9 51 0 92 9 92 9zM223 66h-59c-8 0-8 10-8 10h75c0 0 0-10-8-10zM223 50h-59c-8 0-8 8-8 8h75c0 0 0-8-8-8zM223 84h-59c-8 0-8 8-8 8h75c0 0 0-8-8-8zM223 101h-59c-8 0-8 8-8 8h75c0 0 0-8-8-8zM231 41c0 0 0-8-8-8h-59c-8 0-8 8-8 8z">
          <text:p/>
        </draw:path>
        <draw:path draw:style-name="gr3" draw:text-style-name="P3" draw:layer="layout" svg:width="0.224cm" svg:height="0.255cm" svg:x="11.907cm" svg:y="2.948cm" svg:viewBox="0 0 225 256" svg:d="M193 79h-16-24c-8 0-15 4-21 8h-38c-5-4-13-8-21-8h-24-16c-18 0-33 15-33 32v24c0 12 7 22 16 28v52h65v41h64v-41h64v-52c9-6 16-16 16-28v-24c0-17-14-32-32-32zM65 199h-32v-64h-17v-24c0-8 9-16 17-16h27c-6 6-11 15-11 24v40c0 12 7 22 16 28zM145 175v-32h-16v96h-32v-96h-16v32c-9 0-16-7-16-16v-40c0-8 7-16 16-16h64c9 0 16 8 16 16v40c0 9-7 16-16 16zM209 135h-16v64h-32v-12c10-6 16-16 16-28v-40c0-9-4-18-11-24h27c9 0 16 8 16 16zM79 60c7 11 20 19 34 19 15 0 28-8 35-19 4 11 16 19 29 19 18 0 32-14 32-31 0-18-14-32-32-32-10 0-20 5-26 13-4-17-20-29-38-29s-33 12-38 29c-6-8-15-13-26-13-17 0-33 14-33 32 0 17 16 31 33 31 14 0 25-8 30-19zM177 32c9 0 16 7 16 16 0 8-7 15-16 15s-16-7-16-15c0-9 7-16 16-16zM113 16c13 0 24 10 24 24 0 13-11 23-24 23s-24-10-24-23c0-14 11-24 24-24zM49 63c-8 0-16-7-16-15 0-9 8-16 16-16 9 0 16 7 16 16 0 8-7 15-16 15z">
          <text:p/>
        </draw:path>
        <draw:path draw:style-name="gr3" draw:text-style-name="P3" draw:layer="layout" svg:width="0.577cm" svg:height="0.446cm" svg:x="10.157cm" svg:y="2.757cm" svg:viewBox="0 0 578 447" svg:d="M180 197v-90h-126c0 0-54 0-54 54v143c0 53 54 54 54 54h18v89l90-89h145c0 0 54 0 54-54v-18h-90c-91 0-91-89-91-89zM524 0h-253c-55 0-55 53-55 53v144c0 54 55 54 55 54h144l90 89v-89h19c0 0 54-1 54-54v-144c0-53-54-53-54-53z">
          <text:p/>
        </draw:path>
        <draw:path draw:style-name="gr3" draw:text-style-name="P3" draw:layer="layout" svg:width="0.734cm" svg:height="0.526cm" svg:x="9.058cm" svg:y="2.868cm" svg:viewBox="0 0 735 527" svg:d="M490 0l-70 76 175 188-175 188 70 75 245-263zM246 0l-246 264 246 263 70-75-175-188 175-188z">
          <text:p/>
        </draw:path>
        <draw:path draw:style-name="gr3" draw:text-style-name="P3" draw:layer="layout" svg:width="0.455cm" svg:height="0.514cm" svg:x="12.434cm" svg:y="2.948cm" svg:viewBox="0 0 456 515" svg:d="M192 406c0-14 5-25 14-34l38-38c18-17 49-17 66 0l48 47 98-91v-268c0 0-2-22-23-22h-410c-23 0-23 22-23 22v470c0 0 0 23 23 23h251l-68-77c-9-8-14-20-14-32zM138 89h249v45h-249zM138 156h249v45h-249zM115 268l-47 1 1-46h46zM115 201h-46v-45h46zM115 134h-46v-45h46zM138 223h159v45h-159z">
          <text:p/>
        </draw:path>
        <draw:path draw:style-name="gr3" draw:text-style-name="P3" draw:layer="layout" svg:width="0.263cm" svg:height="0.175cm" svg:x="11.389cm" svg:y="2.996cm" svg:viewBox="0 0 264 176" svg:d="M99 66h-58c-8 0-8 10-8 10h75c0 0-1-10-9-10zM99 84h-58c-8 0-8 8-8 8h75c0 0-1-8-9-8zM99 50h-58c-8 0-8 8-8 8h75c0 0-1-8-9-8zM99 101h-58c-8 0-8 8-8 8h75c0 0-1-8-9-8zM99 117h-58c-8 0-8 9-8 9h75c0 0-1-9-9-9zM99 33h-58c-8 0-8 8-8 8h75c0 0-1-8-9-8zM223 117h-58c-8 0-8 9-8 9h74c0 0 0-9-8-9zM149 0c-16 0-17 16-17 16 0 0 0-16-16-16-76 0-116 8-116 8v168c0 0 32-9 116-9 0 9 8 9 8 9h17c0 0 8 0 8-9 77 0 115 9 115 9v-168c0 0-41-8-115-8zM124 151c0 0 0-9-16-9-50 0-92 9-92 9v-126c0 0 42-9 92-9 16 0 16 9 16 9zM248 151c0 0-34-9-91-9-16 0-16 9-16 9v-126c0 0 0-9 16-9 50 0 91 9 91 9zM223 66h-58c-8 0-8 10-8 10h74c0 0 0-10-8-10zM223 50h-58c-8 0-8 8-8 8h74c0 0 0-8-8-8zM223 84h-58c-8 0-8 8-8 8h74c0 0 0-8-8-8zM223 101h-58c-8 0-8 8-8 8h74c0 0 0-8-8-8zM231 41c0 0 0-8-8-8h-58c-8 0-8 8-8 8z">
          <text:p/>
        </draw:path>
        <draw:path draw:style-name="gr3" draw:text-style-name="P3" draw:layer="layout" svg:width="0.224cm" svg:height="0.255cm" svg:x="16.249cm" svg:y="2.948cm" svg:viewBox="0 0 225 256" svg:d="M193 79h-16-24c-8 0-16 4-22 8h-38c-6-4-13-8-21-8h-24-16c-17 0-32 15-32 32v24c0 12 7 22 16 28v52h64v41h65v-41h64v-52c9-6 16-16 16-28v-24c0-17-15-32-32-32zM64 199h-32v-64h-16v-24c0-8 7-16 16-16h27c-7 6-11 15-11 24v40c0 12 7 22 16 28zM145 175v-32h-17v96h-32v-96h-16v32c-9 0-16-7-16-16v-40c0-8 7-16 16-16h65c9 0 16 8 16 16v40c0 9-7 16-16 16zM209 135h-16v64h-32v-12c9-6 16-16 16-28v-40c0-9-4-18-11-24h27c9 0 16 8 16 16zM78 60c7 11 19 19 34 19s27-8 35-19c5 11 17 19 30 19 17 0 32-14 32-31 0-18-15-32-32-32-11 0-20 5-26 13-5-17-21-29-39-29s-33 12-38 29c-6-8-15-13-26-13-17 0-32 14-32 32 0 17 15 31 32 31 14 0 25-8 30-19zM177 32c9 0 16 7 16 16 0 8-7 15-16 15s-16-7-16-15c0-9 7-16 16-16zM112 16c13 0 24 10 24 24 0 13-11 23-24 23s-24-10-24-23c0-14 11-24 24-24zM48 63c-9 0-16-7-16-15 0-9 7-16 16-16s16 7 16 16c0 8-7 15-16 15z">
          <text:p/>
        </draw:path>
        <draw:path draw:style-name="gr3" draw:text-style-name="P3" draw:layer="layout" svg:width="0.577cm" svg:height="0.446cm" svg:x="14.499cm" svg:y="2.757cm" svg:viewBox="0 0 578 447" svg:d="M180 197v-90h-126c0 0-54 0-54 54v143c0 53 54 54 54 54h18v89l90-89h145c0 0 55 0 55-54v-18h-91c-91 0-91-89-91-89zM524 0h-253c-54 0-54 53-54 53v144c0 54 54 54 54 54h145l90 89v-89h18c0 0 54-1 54-54v-144c0-53-54-53-54-53z">
          <text:p/>
        </draw:path>
        <draw:path draw:style-name="gr3" draw:text-style-name="P3" draw:layer="layout" svg:width="0.734cm" svg:height="0.526cm" svg:x="13.4cm" svg:y="2.868cm" svg:viewBox="0 0 735 527" svg:d="M490 0l-70 76 175 188-175 188 70 75 245-263zM246 0l-246 264 246 263 70-75-176-188 176-188z">
          <text:p/>
        </draw:path>
        <draw:path draw:style-name="gr3" draw:text-style-name="P3" draw:layer="layout" svg:width="0.454cm" svg:height="0.514cm" svg:x="16.776cm" svg:y="2.948cm" svg:viewBox="0 0 455 515" svg:d="M191 406c0-14 5-25 14-34l38-38c19-17 49-17 67 0l48 47 97-91v-268c0 0-1-22-22-22h-410c-23 0-23 22-23 22v470c0 0-1 23 23 23h251l-70-77c-8-8-13-20-13-32zM136 89h251v45h-251zM136 156h251v45h-251zM114 268l-47 1 1-46h46zM114 201h-46v-45h46zM114 134h-46v-45h46zM136 223h160v45h-160z">
          <text:p/>
        </draw:path>
        <draw:path draw:style-name="gr3" draw:text-style-name="P3" draw:layer="layout" svg:width="0.264cm" svg:height="0.175cm" svg:x="15.73cm" svg:y="2.996cm" svg:viewBox="0 0 265 176" svg:d="M99 66h-57c-9 0-9 10-9 10h74c0 0 0-10-8-10zM99 84h-57c-9 0-9 8-9 8h74c0 0 0-8-8-8zM99 50h-57c-9 0-9 8-9 8h74c0 0 0-8-8-8zM99 101h-57c-9 0-9 8-9 8h74c0 0 0-8-8-8zM99 117h-57c-9 0-9 9-9 9h74c0 0 0-9-8-9zM99 33h-57c-9 0-9 8-9 8h74c0 0 0-8-8-8zM224 117h-59c-8 0-8 9-8 9h75c0 0 0-9-8-9zM149 0c-16 0-17 16-17 16 0 0 0-16-16-16-75 0-116 8-116 8v168c0 0 33-9 116-9 0 9 8 9 8 9h16c0 0 9 0 9-9 78 0 116 9 116 9v-168c0 0-41-8-116-8zM124 151c0 0 0-9-17-9-49 0-90 9-90 9v-126c0 0 41-9 90-9 16 0 17 9 17 9zM248 151c0 0-33-9-91-9-16 0-17 9-17 9v-126c0 0 0-9 17-9 50 0 91 9 91 9zM224 66h-59c-8 0-8 10-8 10h75c0 0 0-10-8-10zM224 50h-59c-8 0-8 8-8 8h75c0 0 0-8-8-8zM224 84h-59c-8 0-8 8-8 8h75c0 0 0-8-8-8zM224 101h-59c-8 0-8 8-8 8h75c0 0 0-8-8-8zM232 41c0 0 0-8-8-8h-59c-8 0-8 8-8 8z">
          <text:p/>
        </draw:path>
        <draw:path draw:style-name="gr3" draw:text-style-name="P3" draw:layer="layout" svg:width="0.224cm" svg:height="0.255cm" svg:x="20.591cm" svg:y="2.948cm" svg:viewBox="0 0 225 256" svg:d="M193 79h-16-24c-8 0-16 4-21 8h-38c-6-4-13-8-21-8h-24-17c-18 0-32 15-32 32v24c0 12 7 22 16 28v52h65v41h64v-41h64v-52c9-6 16-16 16-28v-24c0-17-15-32-32-32zM65 199h-33v-64h-16v-24c0-8 7-16 16-16h28c-7 6-11 15-11 24v40c0 12 6 22 16 28zM145 175v-32h-16v96h-32v-96h-16v32c-9 0-16-7-16-16v-40c0-8 7-16 16-16h64c9 0 16 8 16 16v40c0 9-7 16-16 16zM209 135h-16v64h-32v-12c9-6 16-16 16-28v-40c0-9-5-18-11-24h27c8 0 16 8 16 16zM79 60c6 11 19 19 34 19s27-8 34-19c5 11 16 19 30 19 17 0 32-14 32-31 0-18-15-32-32-32-11 0-20 5-26 13-5-17-20-29-38-29s-34 12-38 29c-6-8-15-13-26-13-19 0-33 14-33 32 0 17 14 31 33 31 13 0 25-8 30-19zM177 32c9 0 16 7 16 16 0 8-7 15-16 15s-16-7-16-15c0-9 7-16 16-16zM113 16c13 0 24 10 24 24 0 13-11 23-24 23s-24-10-24-23c0-14 11-24 24-24zM49 63c-9 0-17-7-17-15 0-9 8-16 17-16s16 7 16 16c0 8-7 15-16 15z">
          <text:p/>
        </draw:path>
        <draw:path draw:style-name="gr3" draw:text-style-name="P3" draw:layer="layout" svg:width="0.577cm" svg:height="0.446cm" svg:x="18.841cm" svg:y="2.757cm" svg:viewBox="0 0 578 447" svg:d="M180 197v-90h-126c0 0-54 0-54 54v143c0 53 54 54 54 54h18v89l90-89h144c0 0 54 0 54-54v-18h-90c-91 0-90-89-90-89zM524 0h-254c-54 0-54 53-54 53v144c0 54 54 54 54 54h145l91 89v-89h18c0 0 54-1 54-54v-144c0-53-54-53-54-53z">
          <text:p/>
        </draw:path>
        <draw:path draw:style-name="gr3" draw:text-style-name="P3" draw:layer="layout" svg:width="0.734cm" svg:height="0.526cm" svg:x="17.742cm" svg:y="2.868cm" svg:viewBox="0 0 735 527" svg:d="M490 0l-70 76 175 188-175 188 70 75 245-263zM246 0l-246 264 246 263 70-75-176-188 176-188z">
          <text:p/>
        </draw:path>
        <draw:path draw:style-name="gr3" draw:text-style-name="P3" draw:layer="layout" svg:width="0.454cm" svg:height="0.514cm" svg:x="21.118cm" svg:y="2.948cm" svg:viewBox="0 0 455 515" svg:d="M190 406c1-14 5-25 14-34l39-38c17-17 48-17 66 0l48 47 98-91v-268c0 0-1-22-23-22h-409c-23 0-23 22-23 22v470c0 0-1 23 23 23h249l-68-77c-9-8-14-20-14-32zM136 89h250v45h-250zM136 156h250v45h-250zM113 268l-46 1 1-46h45zM113 201h-45v-45h45zM113 134h-45v-45h45zM136 223h159v45h-159z">
          <text:p/>
        </draw:path>
        <draw:path draw:style-name="gr3" draw:text-style-name="P3" draw:layer="layout" svg:width="0.367cm" svg:height="0.281cm" svg:x="21.343cm" svg:y="3.202cm" svg:viewBox="0 0 368 282" svg:d="M364 42l-39-38c-5-5-13-5-18 0l-81 80-92 92-72-71c-5-5-13-5-18 0l-40 38c-5 5-5 13 0 18l82 79 14 14 24 24c6 5 14 5 19 0l38-38 183-180c5-5 5-13 0-18z">
          <text:p/>
        </draw:path>
        <draw:path draw:style-name="gr3" draw:text-style-name="P3" draw:layer="layout" svg:width="0.191cm" svg:height="0.224cm" svg:x="3.352cm" svg:y="4.368cm" svg:viewBox="0 0 192 225" svg:d="M79 112h32v-8h-32zM119 120h-48v8h48zM71 104h-16v8h16zM63 80h32v-8h-32zM55 72h-24v8h24zM79 48h-48v8h48zM71 88h-40v8h40zM63 32h-32v8h32zM127 128h24v-8h-24zM119 112h24v-8h-24zM79 96h48v-8h-48zM63 144h32v-8h-32zM127 152h-48v8h48zM79 176h32v-8h-32zM103 80h48v-8h-48zM127 192h32v-8h-32zM135 160h8v-8h-8zM151 168h-32v8h32zM143 0h-143v225h192v-177zM175 209h-159v-193h115l44 44zM71 192h48v-8h-48zM103 144h56v-8h-56zM135 96h24v-8h-24zM47 168h-16v8h16zM55 136h-24v8h24zM71 152h-40v8h40zM63 120h-32v8h32zM47 104h-16v8h16zM71 168h-16v8h16zM31 192h32v-8h-32z">
          <text:p/>
        </draw:path>
        <draw:path draw:style-name="gr3" draw:text-style-name="P3" draw:layer="layout" svg:width="0.487cm" svg:height="0.559cm" svg:x="2.609cm" svg:y="4.017cm" svg:viewBox="0 0 488 560" svg:d="M419 176h-35-52c-18 0-34 6-46 17h-83c-12-11-28-17-45-17h-52-35c-40 0-71 31-71 70v52c0 26 14 48 35 60v114h140v88h139v-88h139v-114c21-12 35-34 35-60v-52c0-39-31-70-69-70zM140 438h-69v-140h-36v-52c0-20 16-35 36-35h59c-15 12-24 31-24 52v87c0 26 14 48 34 60zM314 385v-70h-35v210h-69v-210h-35v70c-19 0-35-15-35-35v-87c0-19 16-35 35-35h139c19 0 35 16 35 35v87c0 20-16 35-35 35zM453 298h-34v140h-70v-28c21-12 35-34 35-60v-87c0-21-10-40-24-52h59c19 0 34 15 34 35zM170 131c15 26 43 45 75 45s59-19 74-45c11 26 36 45 65 45 38 0 69-33 69-71 0-39-31-70-69-70-23 0-43 11-56 29-10-37-44-64-83-64-40 0-73 27-84 64-12-18-32-29-55-29-39 0-71 31-71 70 0 38 32 71 71 71 29 0 54-19 64-45zM384 70c19 0 35 16 35 35s-16 35-35 35-35-16-35-35 16-35 35-35zM245 35c28 0 52 24 52 52 0 29-24 53-52 53-29 0-52-24-52-53 0-28 23-52 52-52zM106 140c-20 0-35-16-35-35s15-35 35-35c19 0 34 16 34 35s-15 35-34 35z">
          <text:p/>
        </draw:path>
        <draw:path draw:style-name="gr3" draw:text-style-name="P3" draw:layer="layout" svg:width="0.423cm" svg:height="0.527cm" svg:x="3.838cm" svg:y="4.041cm" svg:viewBox="0 0 424 528" svg:d="M71 35c-39 0-71 32-71 70 0 26 15 49 36 61v230c-21 12-36 36-36 62 0 38 32 70 71 70s70-32 70-70c0-26-14-50-35-62v-230c21-12 35-35 35-61 0-38-31-70-70-70zM71 493c-20 0-35-16-35-35 0-20 15-37 35-37 19 0 35 17 35 37 0 19-16 35-35 35zM71 140c-20 0-35-15-35-35 0-19 15-35 35-35 19 0 35 16 35 35 0 20-16 35-35 35zM389 396v-220c0-106-106-106-106-106h-35v-70l-107 105 107 106v-71h35c32 0 36 36 36 36v220c-21 12-36 36-36 62 0 38 32 70 71 70s70-32 70-70c0-26-14-50-35-62zM354 493c-20 0-35-16-35-35 0-20 15-37 35-37 19 0 35 17 35 37 0 19-16 35-35 35z">
          <text:p/>
        </draw:path>
        <draw:path draw:style-name="gr3" draw:text-style-name="P3" draw:layer="layout" svg:width="0.224cm" svg:height="0.224cm" svg:x="0.047cm" svg:y="4.328cm" svg:viewBox="0 0 225 225" svg:d="M177 0l-24 25 48 48 24-24zM0 177l1 48h47l145-144-48-48zM48 209h-32v-32h16v16h16z">
          <text:p/>
        </draw:path>
        <draw:path draw:style-name="gr3" draw:text-style-name="P3" draw:layer="layout" svg:width="0.415cm" svg:height="0.415cm" svg:x="1.979cm" svg:y="4.177cm" svg:viewBox="0 0 416 416" svg:d="M390 142h-78v222h78zM285 65h-78v299h78zM181 195h-77v169h77zM26 390v-26h26v-13h-26v-26h26v-13h-26v-26h26v-13h-26v-26h26v-13h-26v-26h26v-13h-26v-27h26v-13h-26v-26h26v-13h-26v-25h26v-13h-26v-26h26v-13h-26v-26h26v-13h-52v416h416v-26z">
          <text:p/>
        </draw:path>
        <draw:path draw:style-name="gr3" draw:text-style-name="P3" draw:layer="layout" svg:width="0.599cm" svg:height="0.599cm" svg:x="0.478cm" svg:y="3.953cm" svg:viewBox="0 0 600 600" svg:d="M207 115c-12 0-23 11-23 23 0 13 11 23 23 23 13 0 23-10 23-23 0-12-10-23-23-23zM462 299c0 13 10 23 23 23 12 0 23-10 23-23 0-12-11-23-23-23-13 0-23 11-23 23zM300 265c-45 0-81 36-81 81 0 44 36 80 81 80 44 0 80-36 80-80 0-7-1-12-2-18 59-68 150-175 199-236 17-20-2-40-23-23-61 50-168 140-236 199-6-2-12-3-18-3zM323 115c0-12-11-23-23-23-13 0-23 11-23 23 0 13 10 23 23 23 12 0 23-10 23-23zM92 299c0 13 11 23 23 23 13 0 23-10 23-23 0-12-10-23-23-23-12 0-23 11-23 23zM415 138c0-12-11-23-23-23-13 0-23 11-23 23 0 13 10 23 23 23 12 0 23-10 23-23zM161 207c0-12-10-23-23-23-12 0-23 11-23 23 0 13 11 23 23 23 13 0 23-10 23-23zM572 173l-50 65c6 20 9 40 9 62 0 127-103 230-231 230s-231-103-231-230c0-128 103-231 231-231 47 0 91 15 129 39l57-43c-51-41-116-65-186-65-166 0-300 134-300 300 0 165 134 300 300 300s300-135 300-300c0-46-10-88-28-127z">
          <text:p/>
        </draw:path>
        <draw:path draw:style-name="gr3" draw:text-style-name="P3" draw:layer="layout" svg:width="0.255cm" svg:height="0.224cm" svg:x="1.508cm" svg:y="4.352cm" svg:viewBox="0 0 256 225" svg:d="M128 0c-71 0-128 57-128 128v64c0 32 32 33 32 33h96 96c0 0 32-1 32-33v-64c0-71-57-128-128-128zM153 192h-49c-5 0-8-4-8-8 0-5 3-8 8-8h49c4 0 8 3 8 8 0 4-4 8-8 8zM224 160c0 15-16 16-16 16h-32c0-9-7-16-15-16h-65c-9 0-16 7-16 16h-32c-16 0-16-16-16-16v-90c19-32 55-54 96-54s77 22 96 54zM192 64h-128c-9 0-16 7-16 16v32c0 9 7 16 16 16h128c9 0 16-7 16-16v-32c0-9-7-16-16-16zM200 104h-13l-11-11-23 24-25-24-24 24-24-24-11 11h-13v-16h10l14-13 24 24 24-24 25 24 23-24 14 13h10z">
          <text:p/>
        </draw:path>
        <draw:path draw:style-name="gr3" draw:text-style-name="P3" draw:layer="layout" svg:width="0.192cm" svg:height="0.224cm" svg:x="7.693cm" svg:y="4.368cm" svg:viewBox="0 0 193 225" svg:d="M81 112h32v-8h-32zM121 120h-48v8h48zM73 104h-16v8h16zM65 80h32v-8h-32zM57 72h-25v8h25zM81 48h-49v8h49zM73 88h-41v8h41zM65 32h-33v8h33zM129 128h24v-8h-24zM121 112h24v-8h-24zM81 96h48v-8h-48zM65 144h32v-8h-32zM129 152h-48v8h48zM81 176h32v-8h-32zM105 80h48v-8h-48zM129 192h32v-8h-32zM137 160h8v-8h-8zM153 168h-32v8h32zM145 0h-145v225h193v-177zM177 209h-161v-193h117l44 44zM73 192h48v-8h-48zM105 144h56v-8h-56zM137 96h24v-8h-24zM49 168h-17v8h17zM57 136h-25v8h25zM73 152h-41v8h41zM65 120h-33v8h33zM49 104h-17v8h17zM73 168h-16v8h16zM32 192h33v-8h-33z">
          <text:p/>
        </draw:path>
        <draw:path draw:style-name="gr3" draw:text-style-name="P3" draw:layer="layout" svg:width="0.487cm" svg:height="0.559cm" svg:x="6.951cm" svg:y="4.017cm" svg:viewBox="0 0 488 560" svg:d="M418 176h-34-53c-17 0-33 6-45 17h-83c-12-11-28-17-45-17h-53-35c-39 0-70 31-70 70v52c0 26 14 48 35 60v114h140v88h139v-88h139v-114c21-12 35-34 35-60v-52c0-39-31-70-70-70zM140 438h-70v-140h-35v-52c0-20 15-35 35-35h59c-14 12-24 31-24 52v87c0 26 15 48 35 60zM314 385v-70h-35v210h-69v-210h-35v70c-19 0-35-15-35-35v-87c0-19 16-35 35-35h139c19 0 35 16 35 35v87c0 20-16 35-35 35zM453 298h-35v140h-69v-28c21-12 35-34 35-60v-87c0-21-10-40-24-52h58c20 0 35 15 35 35zM170 131c15 26 43 45 75 45s59-19 74-45c11 26 36 45 65 45 38 0 69-33 69-71 0-39-31-70-69-70-23 0-44 11-56 29-11-37-44-64-83-64-40 0-73 27-84 64-12-18-33-29-56-29-39 0-70 31-70 70 0 38 31 71 70 71 30 0 54-19 65-45zM384 70c19 0 34 16 34 35s-15 35-34 35c-20 0-35-16-35-35s15-35 35-35zM245 35c28 0 52 24 52 52 0 29-24 53-52 53-29 0-52-24-52-53 0-28 23-52 52-52zM105 140c-20 0-35-16-35-35s15-35 35-35 35 16 35 35-15 35-35 35z">
          <text:p/>
        </draw:path>
        <draw:path draw:style-name="gr3" draw:text-style-name="P3" draw:layer="layout" svg:width="0.423cm" svg:height="0.527cm" svg:x="8.18cm" svg:y="4.041cm" svg:viewBox="0 0 424 528" svg:d="M72 35c-40 0-72 32-72 70 0 26 14 49 35 61v230c-21 12-35 36-35 62 0 38 32 70 72 70 39 0 70-32 70-70 0-26-14-50-35-62v-230c21-12 35-35 35-61 0-38-31-70-70-70zM72 493c-21 0-37-16-37-35 0-20 16-37 37-37 19 0 35 17 35 37 0 19-16 35-35 35zM72 140c-21 0-37-15-37-35 0-19 16-35 37-35 19 0 35 16 35 35 0 20-16 35-35 35zM389 396v-220c0-106-106-106-106-106h-35v-70l-106 105 106 106v-71h35c31 0 35 36 35 36v220c-21 12-35 36-35 62 0 38 32 70 71 70s70-32 70-70c0-26-14-50-35-62zM354 493c-20 0-36-16-36-35 0-20 16-37 36-37 19 0 35 17 35 37 0 19-16 35-35 35z">
          <text:p/>
        </draw:path>
        <draw:path draw:style-name="gr3" draw:text-style-name="P3" draw:layer="layout" svg:width="0.224cm" svg:height="0.224cm" svg:x="4.389cm" svg:y="4.328cm" svg:viewBox="0 0 225 225" svg:d="M176 0l-24 25 49 48 24-24zM0 177v48h48l145-144-49-48zM48 209h-32v-32h16v16h16z">
          <text:p/>
        </draw:path>
        <draw:path draw:style-name="gr3" draw:text-style-name="P3" draw:layer="layout" svg:width="0.415cm" svg:height="0.415cm" svg:x="6.321cm" svg:y="4.177cm" svg:viewBox="0 0 416 416" svg:d="M390 142h-78v222h78zM286 65h-78v299h78zM182 195h-79v169h79zM26 390v-26h26v-13h-26v-26h26v-13h-26v-26h26v-13h-26v-26h26v-13h-26v-26h26v-13h-26v-27h26v-13h-26v-26h26v-13h-26v-25h26v-13h-26v-26h26v-13h-26v-26h26v-13h-52v416h416v-26z">
          <text:p/>
        </draw:path>
        <draw:path draw:style-name="gr3" draw:text-style-name="P3" draw:layer="layout" svg:width="0.599cm" svg:height="0.599cm" svg:x="4.82cm" svg:y="3.953cm" svg:viewBox="0 0 600 600" svg:d="M207 115c-12 0-23 11-23 23 0 13 11 23 23 23 13 0 23-10 23-23 0-12-10-23-23-23zM462 299c0 13 10 23 23 23 12 0 23-10 23-23 0-12-11-23-23-23-13 0-23 11-23 23zM300 265c-45 0-81 36-81 81 0 44 36 80 81 80s81-36 81-80c0-7-1-12-2-18 58-68 149-175 198-236 16-20-2-40-23-23-62 50-167 140-235 199-6-2-12-3-19-3zM323 115c0-12-10-23-23-23-12 0-23 11-23 23 0 13 11 23 23 23 13 0 23-10 23-23zM92 299c0 13 10 23 23 23s23-10 23-23c0-12-10-23-23-23s-23 11-23 23zM415 138c0-12-10-23-23-23-12 0-23 11-23 23 0 13 11 23 23 23 13 0 23-10 23-23zM161 207c0-12-10-23-23-23s-23 11-23 23c0 13 10 23 23 23s23-10 23-23zM572 173l-50 65c6 20 9 40 9 62 0 127-103 230-231 230s-231-103-231-230c0-128 103-231 231-231 48 0 92 15 128 39l57-43c-50-41-115-65-185-65-166 0-300 134-300 300 0 165 134 300 300 300s300-135 300-300c0-46-11-88-28-127z">
          <text:p/>
        </draw:path>
        <draw:path draw:style-name="gr3" draw:text-style-name="P3" draw:layer="layout" svg:width="0.255cm" svg:height="0.224cm" svg:x="5.85cm" svg:y="4.352cm" svg:viewBox="0 0 256 225" svg:d="M127 0c-70 0-127 57-127 128v64c0 32 32 33 32 33h95 97c0 0 32-1 32-33v-64c0-71-57-128-129-128zM152 192h-49c-4 0-8-4-8-8 0-5 4-8 8-8h49c5 0 8 3 8 8 0 4-3 8-8 8zM224 160c0 15-16 16-16 16h-32c0-9-7-16-16-16h-65c-8 0-15 7-15 16h-32c-16 0-16-16-16-16v-90c19-32 55-54 95-54 42 0 78 22 97 54zM192 64h-128c-9 0-16 7-16 16v32c0 9 7 16 16 16h128c9 0 16-7 16-16v-32c0-9-7-16-16-16zM200 104h-13l-11-11-24 24-25-24-24 24-23-24-11 11h-13v-16h10l14-13 23 24 24-24 25 24 24-24 14 13h10z">
          <text:p/>
        </draw:path>
        <draw:path draw:style-name="gr3" draw:text-style-name="P3" draw:layer="layout" svg:width="0.192cm" svg:height="0.224cm" svg:x="12.035cm" svg:y="4.368cm" svg:viewBox="0 0 193 225" svg:d="M80 112h33v-8h-33zM121 120h-49v8h49zM72 104h-16v8h16zM64 80h33v-8h-33zM56 72h-24v8h24zM80 48h-48v8h48zM72 88h-40v8h40zM64 32h-32v8h32zM129 128h24v-8h-24zM121 112h24v-8h-24zM80 96h49v-8h-49zM64 144h33v-8h-33zM129 152h-49v8h49zM80 176h33v-8h-33zM105 80h48v-8h-48zM129 192h32v-8h-32zM137 160h8v-8h-8zM153 168h-32v8h32zM145 0h-145v225h193v-177zM177 209h-161v-193h117l44 44zM72 192h49v-8h-49zM105 144h56v-8h-56zM137 96h24v-8h-24zM48 168h-16v8h16zM56 136h-24v8h24zM72 152h-40v8h40zM64 120h-32v8h32zM48 104h-16v8h16zM72 168h-16v8h16zM32 192h32v-8h-32z">
          <text:p/>
        </draw:path>
        <draw:path draw:style-name="gr3" draw:text-style-name="P3" draw:layer="layout" svg:width="0.487cm" svg:height="0.559cm" svg:x="11.293cm" svg:y="4.017cm" svg:viewBox="0 0 488 560" svg:d="M418 176h-35-52c-17 0-33 6-45 17h-83c-12-11-28-17-46-17h-53-35c-38 0-69 31-69 70v52c0 26 14 48 35 60v114h140v88h139v-88h139v-114c21-12 35-34 35-60v-52c0-39-31-70-70-70zM140 438h-71v-140h-34v-52c0-20 15-35 34-35h60c-15 12-25 31-25 52v87c0 26 14 48 36 60zM314 385v-70h-35v210h-69v-210h-35v70c-19 0-35-15-35-35v-87c0-19 16-35 35-35h139c19 0 35 16 35 35v87c0 20-16 35-35 35zM453 298h-35v140h-69v-28c20-12 34-34 34-60v-87c0-21-9-40-24-52h59c19 0 35 15 35 35zM170 131c15 26 42 45 74 45s60-19 75-45c10 26 35 45 64 45 39 0 70-33 70-71 0-39-31-70-70-70-23 0-43 11-55 29-11-37-44-64-84-64-39 0-73 27-83 64-13-18-34-29-57-29-38 0-69 31-69 70 0 38 31 71 69 71 30 0 55-19 66-45zM383 70c20 0 35 16 35 35s-15 35-35 35c-19 0-34-16-34-35s15-35 34-35zM244 35c29 0 52 24 52 52 0 29-23 53-52 53-28 0-52-24-52-53 0-28 24-52 52-52zM104 140c-19 0-35-16-35-35s16-35 35-35 36 16 36 35-17 35-36 35z">
          <text:p/>
        </draw:path>
        <draw:path draw:style-name="gr3" draw:text-style-name="P3" draw:layer="layout" svg:width="0.423cm" svg:height="0.527cm" svg:x="12.522cm" svg:y="4.041cm" svg:viewBox="0 0 424 528" svg:d="M71 35c-39 0-71 32-71 70 0 26 14 49 35 61v230c-21 12-35 36-35 62 0 38 32 70 71 70 38 0 70-32 70-70 0-26-14-50-35-62v-230c21-12 35-35 35-61 0-38-32-70-70-70zM71 493c-20 0-36-16-36-35 0-20 16-37 36-37 19 0 35 17 35 37 0 19-16 35-35 35zM71 140c-20 0-36-15-36-35 0-19 16-35 36-35 19 0 35 16 35 35 0 20-16 35-35 35zM389 396v-220c0-106-107-106-107-106h-35v-70l-106 105 106 106v-71h35c31 0 35 36 35 36v220c-21 12-35 36-35 62 0 38 32 70 71 70s71-32 71-70c0-26-14-50-35-62zM353 493c-20 0-36-16-36-35 0-20 16-37 36-37 19 0 36 17 36 37 0 19-17 35-36 35z">
          <text:p/>
        </draw:path>
        <draw:path draw:style-name="gr3" draw:text-style-name="P3" draw:layer="layout" svg:width="0.223cm" svg:height="0.224cm" svg:x="8.731cm" svg:y="4.328cm" svg:viewBox="0 0 224 225" svg:d="M177 0l-24 25 48 48 23-24zM0 177v48h48l145-144-48-48zM48 209h-32v-32h16v16h16z">
          <text:p/>
        </draw:path>
        <draw:path draw:style-name="gr3" draw:text-style-name="P3" draw:layer="layout" svg:width="0.415cm" svg:height="0.415cm" svg:x="10.662cm" svg:y="4.177cm" svg:viewBox="0 0 416 416" svg:d="M390 142h-78v222h78zM286 65h-78v299h78zM182 195h-78v169h78zM26 390v-26h26v-13h-26v-26h26v-13h-26v-26h26v-13h-26v-26h26v-13h-26v-26h26v-13h-26v-27h26v-13h-26v-26h26v-13h-26v-25h26v-13h-26v-26h26v-13h-26v-26h26v-13h-52v416h416v-26z">
          <text:p/>
        </draw:path>
        <draw:path draw:style-name="gr3" draw:text-style-name="P3" draw:layer="layout" svg:width="0.599cm" svg:height="0.599cm" svg:x="9.162cm" svg:y="3.953cm" svg:viewBox="0 0 600 600" svg:d="M208 115c-13 0-23 11-23 23 0 13 10 23 23 23s23-10 23-23c0-12-10-23-23-23zM461 299c0 13 11 23 23 23 13 0 23-10 23-23 0-12-10-23-23-23-12 0-23 11-23 23zM300 265c-44 0-80 36-80 81 0 44 36 80 80 80 45 0 80-36 80-80 0-7 0-12-2-18 59-68 150-175 199-236 16-20-2-40-23-23-62 50-168 140-236 199-6-2-11-3-18-3zM323 115c0-12-10-23-23-23s-23 11-23 23c0 13 10 23 23 23s23-10 23-23zM92 299c0 13 10 23 24 23 13 0 23-10 23-23 0-12-10-23-23-23-14 0-24 11-24 23zM415 138c0-12-10-23-23-23-12 0-23 11-23 23 0 13 11 23 23 23 13 0 23-10 23-23zM162 207c0-12-10-23-23-23s-23 11-23 23c0 13 10 23 23 23s23-10 23-23zM571 173l-49 65c5 20 8 40 8 62 0 127-103 230-230 230s-231-103-231-230c0-128 104-231 231-231 48 0 92 15 128 39l57-43c-51-41-115-65-185-65-165 0-300 134-300 300 0 165 135 300 300 300 166 0 300-135 300-300 0-46-11-88-29-127z">
          <text:p/>
        </draw:path>
        <draw:path draw:style-name="gr3" draw:text-style-name="P3" draw:layer="layout" svg:width="0.255cm" svg:height="0.224cm" svg:x="10.192cm" svg:y="4.352cm" svg:viewBox="0 0 256 225" svg:d="M127 0c-70 0-127 57-127 128v64c0 32 31 33 31 33h96 97c0 0 32-1 32-33v-64c0-71-57-128-129-128zM152 192h-49c-4 0-8-4-8-8 0-5 4-8 8-8h49c5 0 8 3 8 8 0 4-3 8-8 8zM224 160c0 15-16 16-16 16h-32c0-9-7-16-16-16h-65c-9 0-16 7-16 16h-32c-15 0-16-16-16-16v-90c20-32 56-54 96-54 42 0 77 22 97 54zM192 64h-129c-8 0-16 7-16 16v32c0 9 8 16 16 16h129c9 0 16-7 16-16v-32c0-9-7-16-16-16zM200 104h-13l-11-11-24 24-25-24-24 24-24-24-10 11h-14v-16h11l13-13 24 24 24-24 25 24 24-24 14 13h10z">
          <text:p/>
        </draw:path>
        <draw:path draw:style-name="gr3" draw:text-style-name="P3" draw:layer="layout" svg:width="0.192cm" svg:height="0.224cm" svg:x="16.377cm" svg:y="4.368cm" svg:viewBox="0 0 193 225" svg:d="M80 112h32v-8h-32zM120 120h-48v8h48zM72 104h-16v8h16zM64 80h32v-8h-32zM56 72h-24v8h24zM80 48h-48v8h48zM72 88h-40v8h40zM64 32h-32v8h32zM128 128h25v-8h-25zM120 112h24v-8h-24zM80 96h48v-8h-48zM64 144h32v-8h-32zM128 152h-48v8h48zM80 176h32v-8h-32zM104 80h49v-8h-49zM128 192h33v-8h-33zM136 160h8v-8h-8zM153 168h-33v8h33zM144 0h-144v225h193v-177zM177 209h-161v-193h115l46 44zM72 192h48v-8h-48zM104 144h57v-8h-57zM136 96h25v-8h-25zM48 168h-16v8h16zM56 136h-24v8h24zM72 152h-40v8h40zM64 120h-32v8h32zM48 104h-16v8h16zM72 168h-16v8h16zM32 192h32v-8h-32z">
          <text:p/>
        </draw:path>
        <draw:path draw:style-name="gr3" draw:text-style-name="P3" draw:layer="layout" svg:width="0.487cm" svg:height="0.559cm" svg:x="15.635cm" svg:y="4.017cm" svg:viewBox="0 0 488 560" svg:d="M418 176h-35-52c-17 0-33 6-45 17h-83c-12-11-28-17-47-17h-52-35c-38 0-69 31-69 70v52c0 26 14 48 35 60v114h140v88h139v-88h139v-114c21-12 35-34 35-60v-52c0-39-32-70-70-70zM139 438h-70v-140h-34v-52c0-20 15-35 34-35h59c-15 12-24 31-24 52v87c0 26 14 48 35 60zM314 385v-70h-35v210h-70v-210h-34v70c-21 0-36-15-36-35v-87c0-19 15-35 36-35h139c19 0 34 16 34 35v87c0 20-15 35-34 35zM453 298h-35v140h-70v-28c21-12 35-34 35-60v-87c0-21-9-40-24-52h59c19 0 35 15 35 35zM169 131c15 26 43 45 75 45s60-19 75-45c10 26 35 45 64 45 39 0 70-33 70-71 0-39-31-70-70-70-23 0-43 11-56 29-10-37-43-64-83-64s-73 27-84 64c-13-18-33-29-56-29-38 0-69 31-69 70 0 38 31 71 69 71 29 0 54-19 65-45zM383 70c19 0 35 16 35 35s-16 35-35 35-35-16-35-35 16-35 35-35zM244 35c29 0 52 24 52 52 0 29-23 53-52 53s-52-24-52-53c0-28 23-52 52-52zM104 140c-19 0-35-16-35-35s16-35 35-35 35 16 35 35-16 35-35 35z">
          <text:p/>
        </draw:path>
        <draw:path draw:style-name="gr3" draw:text-style-name="P3" draw:layer="layout" svg:width="0.423cm" svg:height="0.527cm" svg:x="16.864cm" svg:y="4.041cm" svg:viewBox="0 0 424 528" svg:d="M70 35c-39 0-70 32-70 70 0 26 14 49 35 61v230c-21 12-35 36-35 62 0 38 31 70 70 70s71-32 71-70c0-26-14-50-35-62v-230c21-12 35-35 35-61 0-38-32-70-71-70zM70 493c-19 0-35-16-35-35 0-20 16-37 35-37 20 0 36 17 36 37 0 19-16 35-36 35zM70 140c-19 0-35-15-35-35 0-19 16-35 35-35 20 0 36 16 36 35 0 20-16 35-36 35zM389 396v-220c0-106-106-106-106-106h-36v-70l-106 105 106 106v-71h36c31 0 35 36 35 36v220c-21 12-35 36-35 62 0 38 31 70 70 70s71-32 71-70c0-26-14-50-35-62zM353 493c-19 0-35-16-35-35 0-20 16-37 35-37 20 0 36 17 36 37 0 19-16 35-36 35z">
          <text:p/>
        </draw:path>
        <draw:path draw:style-name="gr3" draw:text-style-name="P3" draw:layer="layout" svg:width="0.223cm" svg:height="0.224cm" svg:x="13.073cm" svg:y="4.328cm" svg:viewBox="0 0 224 225" svg:d="M175 0l-24 25 49 48 24-24zM0 177v48h48l143-144-48-48zM48 209h-32v-32h16v16h16z">
          <text:p/>
        </draw:path>
        <draw:path draw:style-name="gr3" draw:text-style-name="P3" draw:layer="layout" svg:width="0.415cm" svg:height="0.415cm" svg:x="15.004cm" svg:y="4.177cm" svg:viewBox="0 0 416 416" svg:d="M390 142h-78v222h78zM287 65h-78v299h78zM183 195h-79v169h79zM26 390v-26h26v-13h-26v-26h26v-13h-26v-26h26v-13h-26v-26h26v-13h-26v-26h26v-13h-26v-27h26v-13h-26v-26h26v-13h-26v-25h26v-13h-26v-26h26v-13h-26v-26h26v-13h-52v416h416v-26z">
          <text:p/>
        </draw:path>
        <draw:path draw:style-name="gr3" draw:text-style-name="P3" draw:layer="layout" svg:width="0.598cm" svg:height="0.599cm" svg:x="13.504cm" svg:y="3.953cm" svg:viewBox="0 0 599 600" svg:d="M207 115c-13 0-23 11-23 23 0 13 10 23 23 23s23-10 23-23c0-12-10-23-23-23zM460 299c0 13 10 23 23 23s23-10 23-23c0-12-10-23-23-23s-23 11-23 23zM299 265c-44 0-80 36-80 81 0 44 36 80 80 80s80-36 80-80c0-7-1-12-2-18 59-68 150-175 199-236 17-20-1-40-23-23-62 50-168 140-236 199-6-2-12-3-18-3zM322 115c0-12-10-23-23-23s-23 11-23 23c0 13 10 23 23 23s23-10 23-23zM92 299c0 13 10 23 23 23s23-10 23-23c0-12-10-23-23-23s-23 11-23 23zM414 138c0-12-10-23-23-23s-23 11-23 23c0 13 10 23 23 23s23-10 23-23zM161 207c0-12-10-23-23-23s-23 11-23 23c0 13 10 23 23 23s23-10 23-23zM571 173l-50 65c5 20 8 40 8 62 0 127-103 230-230 230s-230-103-230-230c0-128 103-231 230-231 47 0 91 15 128 39l57-43c-51-41-115-65-185-65-165 0-299 134-299 300 0 165 134 300 299 300s300-135 300-300c0-46-10-88-28-127z">
          <text:p/>
        </draw:path>
        <draw:path draw:style-name="gr3" draw:text-style-name="P3" draw:layer="layout" svg:width="0.256cm" svg:height="0.224cm" svg:x="14.533cm" svg:y="4.352cm" svg:viewBox="0 0 257 225" svg:d="M128 0c-70 0-128 57-128 128v64c0 32 32 33 32 33h96 97c0 0 32-1 32-33v-64c0-71-57-128-129-128zM153 192h-49c-4 0-8-4-8-8 0-5 4-8 8-8h49c4 0 8 3 8 8 0 4-4 8-8 8zM225 160c0 15-16 16-16 16h-32c0-9-7-16-16-16h-65c-9 0-16 7-16 16h-32c-16 0-16-16-16-16v-90c20-32 55-54 96-54 42 0 77 22 97 54zM193 64h-129c-9 0-16 7-16 16v32c0 9 7 16 16 16h129c9 0 16-7 16-16v-32c0-9-7-16-16-16zM201 104h-13l-11-11-24 24-25-24-24 24-24-24-11 11h-13v-16h11l13-13 24 24 24-24 25 24 24-24 13 13h11z">
          <text:p/>
        </draw:path>
        <draw:path draw:style-name="gr3" draw:text-style-name="P3" draw:layer="layout" svg:width="0.191cm" svg:height="0.224cm" svg:x="20.719cm" svg:y="4.368cm" svg:viewBox="0 0 192 225" svg:d="M81 112h32v-8h-32zM121 120h-48v8h48zM73 104h-16v8h16zM65 80h32v-8h-32zM57 72h-24v8h24zM81 48h-48v8h48zM73 88h-40v8h40zM65 32h-32v8h32zM128 128h24v-8h-24zM121 112h23v-8h-23zM81 96h47v-8h-47zM65 144h32v-8h-32zM128 152h-47v8h47zM81 176h32v-8h-32zM105 80h47v-8h-47zM128 192h32v-8h-32zM136 160h8v-8h-8zM152 168h-31v8h31zM144 0h-144v225h192v-177zM176 209h-159v-193h115l44 44zM73 192h48v-8h-48zM105 144h55v-8h-55zM136 96h24v-8h-24zM49 168h-16v8h16zM57 136h-24v8h24zM73 152h-40v8h40zM65 120h-32v8h32zM49 104h-16v8h16zM73 168h-16v8h16zM33 192h32v-8h-32z">
          <text:p/>
        </draw:path>
        <draw:path draw:style-name="gr3" draw:text-style-name="P3" draw:layer="layout" svg:width="0.486cm" svg:height="0.559cm" svg:x="19.977cm" svg:y="4.017cm" svg:viewBox="0 0 487 560" svg:d="M418 176h-35-52c-18 0-33 6-46 17h-82c-14-11-29-17-47-17h-52-35c-38 0-69 31-69 70v52c0 26 14 48 34 60v114h139v88h141v-88h139v-114c20-12 34-34 34-60v-52c0-39-31-70-69-70zM139 438h-70v-140h-35v-52c0-20 16-35 35-35h59c-15 12-24 31-24 52v87c0 26 14 48 35 60zM314 385v-70h-35v210h-70v-210h-36v70c-19 0-34-15-34-35v-87c0-19 15-35 34-35h141c19 0 34 16 34 35v87c0 20-15 35-34 35zM453 298h-35v140h-70v-28c21-12 35-34 35-60v-87c0-21-9-40-24-52h59c19 0 35 15 35 35zM168 131c15 26 44 45 76 45s60-19 75-45c10 26 35 45 64 45 38 0 70-33 70-71 0-39-32-70-70-70-23 0-43 11-56 29-10-37-43-64-83-64s-74 27-84 64c-13-18-33-29-56-29-39 0-70 31-70 70 0 38 31 71 70 71 29 0 54-19 64-45zM383 70c19 0 35 16 35 35s-16 35-35 35-35-16-35-35 16-35 35-35zM244 35c29 0 52 24 52 52 0 29-23 53-52 53s-53-24-53-53c0-28 24-52 53-52zM104 140c-19 0-35-16-35-35s16-35 35-35 35 16 35 35-16 35-35 35z">
          <text:p/>
        </draw:path>
        <draw:path draw:style-name="gr3" draw:text-style-name="P3" draw:layer="layout" svg:width="0.423cm" svg:height="0.527cm" svg:x="21.206cm" svg:y="4.041cm" svg:viewBox="0 0 424 528" svg:d="M70 35c-39 0-70 32-70 70 0 26 14 49 35 61v230c-21 12-35 36-35 62 0 38 31 70 70 70s71-32 71-70c0-26-15-50-36-62v-230c21-12 36-35 36-61 0-38-32-70-71-70zM70 493c-19 0-35-16-35-35 0-20 16-37 35-37 20 0 35 17 35 37 0 19-15 35-35 35zM70 140c-19 0-35-15-35-35 0-19 16-35 35-35 20 0 35 16 35 35 0 20-15 35-35 35zM388 396v-220c0-106-105-106-105-106h-36v-70l-106 105 106 106v-71h36c31 0 35 36 35 36v220c-21 12-35 36-35 62 0 38 31 70 70 70s71-32 71-70c0-26-15-50-36-62zM353 493c-19 0-35-16-35-35 0-20 16-37 35-37 20 0 35 17 35 37 0 19-15 35-35 35z">
          <text:p/>
        </draw:path>
        <draw:path draw:style-name="gr3" draw:text-style-name="P3" draw:layer="layout" svg:width="0.223cm" svg:height="0.224cm" svg:x="17.415cm" svg:y="4.328cm" svg:viewBox="0 0 224 225" svg:d="M176 0l-24 25 48 48 24-24zM0 177v48h47l145-144-48-48zM47 209h-31v-32h16v16h15z">
          <text:p/>
        </draw:path>
        <draw:path draw:style-name="gr3" draw:text-style-name="P3" draw:layer="layout" svg:width="0.415cm" svg:height="0.415cm" svg:x="19.346cm" svg:y="4.177cm" svg:viewBox="0 0 416 416" svg:d="M390 142h-79v222h79zM285 65h-77v299h77zM182 195h-78v169h78zM26 390v-26h26v-13h-26v-26h26v-13h-26v-26h26v-13h-26v-26h26v-13h-26v-26h26v-13h-26v-27h26v-13h-26v-26h26v-13h-26v-25h26v-13h-26v-26h26v-13h-26v-26h26v-13h-52v416h416v-26z">
          <text:p/>
        </draw:path>
        <draw:path draw:style-name="gr3" draw:text-style-name="P3" draw:layer="layout" svg:width="0.598cm" svg:height="0.599cm" svg:x="17.846cm" svg:y="3.953cm" svg:viewBox="0 0 599 600" svg:d="M207 115c-13 0-23 11-23 23 0 13 10 23 23 23 12 0 23-10 23-23 0-12-11-23-23-23zM461 299c0 13 10 23 23 23s23-10 23-23c0-12-10-23-23-23s-23 11-23 23zM299 265c-44 0-80 36-80 81 0 44 36 80 80 80s80-36 80-80c0-7-1-12-2-18 60-68 151-175 199-236 17-20-1-40-23-23-61 50-168 140-236 199-6-2-12-3-18-3zM322 115c0-12-10-23-23-23s-23 11-23 23c0 13 10 23 23 23s23-10 23-23zM92 299c0 13 10 23 23 23 12 0 23-10 23-23 0-12-11-23-23-23-13 0-23 11-23 23zM415 138c0-12-10-23-24-23-13 0-23 11-23 23 0 13 10 23 23 23 14 0 24-10 24-23zM161 207c0-12-11-23-23-23-13 0-23 11-23 23 0 13 10 23 23 23 12 0 23-10 23-23zM571 173l-49 65c5 20 8 40 8 62 0 127-103 230-231 230-127 0-230-103-230-230 0-128 103-231 230-231 47 0 91 15 129 39l57-43c-51-41-116-65-186-65-165 0-299 134-299 300 0 165 134 300 299 300 166 0 300-135 300-300 0-46-10-88-28-127z">
          <text:p/>
        </draw:path>
        <draw:path draw:style-name="gr3" draw:text-style-name="P3" draw:layer="layout" svg:width="0.256cm" svg:height="0.224cm" svg:x="18.875cm" svg:y="4.352cm" svg:viewBox="0 0 257 225" svg:d="M129 0c-72 0-129 57-129 128v64c0 32 32 33 32 33h97 96c0 0 32-1 32-33v-64c0-71-58-128-128-128zM153 192h-49c-5 0-8-4-8-8 0-5 3-8 8-8h49c4 0 8 3 8 8 0 4-4 8-8 8zM225 160c0 15-16 16-16 16h-32c0-9-7-16-16-16h-65c-9 0-16 7-16 16h-32c-16 0-16-16-16-16v-90c20-32 55-54 97-54 41 0 76 22 96 54zM193 64h-129c-9 0-16 7-16 16v32c0 9 7 16 16 16h129c9 0 16-7 16-16v-32c0-9-7-16-16-16zM201 104h-14l-10-11-24 24-24-24-25 24-24-24-11 11h-13v-16h11l13-13 24 24 25-24 24 24 24-24 13 13h11z">
          <text:p/>
        </draw:path>
        <draw:path draw:style-name="gr3" draw:text-style-name="P3" draw:layer="layout" svg:width="0.192cm" svg:height="0.223cm" svg:x="3.106cm" svg:y="2.605cm" svg:viewBox="0 0 193 224" svg:d="M81 112h32v-8h-32zM121 120h-48v8h48zM73 104h-16v8h16zM65 80h32v-8h-32zM57 72h-25v8h25zM81 48h-49v8h49zM73 88h-41v8h41zM65 32h-33v8h33zM129 128h24v-8h-24zM121 112h24v-8h-24zM81 96h48v-8h-48zM65 143h32v-7h-32zM129 151h-48v8h48zM81 175h32v-8h-32zM105 80h48v-8h-48zM129 192h32v-8h-32zM137 159h8v-8h-8zM153 167h-32v8h32zM145 0h-145v224h193v-176zM177 208h-161v-192h117l44 44zM73 192h48v-8h-48zM105 143h56v-7h-56zM137 96h24v-8h-24zM49 167h-17v8h17zM57 135h-25v8h25zM73 151h-41v8h41zM65 120h-33v8h33zM49 104h-17v8h17zM73 167h-16v8h16zM32 192h33v-8h-33z">
          <text:p/>
        </draw:path>
        <draw:path draw:style-name="gr3" draw:text-style-name="P3" draw:layer="layout" svg:width="0.487cm" svg:height="0.558cm" svg:x="2.364cm" svg:y="2.254cm" svg:viewBox="0 0 488 559" svg:d="M418 174h-35-52c-17 0-34 7-46 18h-83c-12-11-28-18-46-18h-52-35c-38 0-69 31-69 70v53c0 26 14 48 35 61v114h139v87h140v-87h139v-114c21-13 35-35 35-61v-53c0-39-31-70-70-70zM139 437h-70v-140h-34v-53c0-19 15-35 34-35h59c-14 13-24 32-24 53v88c0 26 14 48 35 60zM314 385v-70h-36v209h-69v-209h-35v70c-19 0-35-16-35-35v-88c0-20 16-35 35-35h140c19 0 35 15 35 35v88c0 19-16 35-35 35zM453 297h-35v140h-69v-27c20-12 34-34 34-60v-88c0-21-9-40-24-53h59c19 0 35 16 35 35zM169 131c15 26 42 43 74 43s60-17 76-43c10 25 35 43 64 43 39 0 70-31 70-70 0-38-31-69-70-69-23 0-43 11-55 28-11-36-45-63-85-63-39 0-73 27-83 63-13-17-33-28-56-28-38 0-69 31-69 69 0 39 31 70 69 70 29 0 54-18 65-43zM383 69c20 0 35 16 35 35 0 20-15 35-35 35-19 0-34-15-34-35 0-19 15-35 34-35zM243 35c29 0 52 23 52 52s-23 52-52 52c-28 0-52-23-52-52s24-52 52-52zM104 139c-19 0-35-15-35-35 0-19 16-35 35-35s35 16 35 35c0 20-16 35-35 35z">
          <text:p/>
        </draw:path>
        <draw:path draw:style-name="gr3" draw:text-style-name="P3" draw:layer="layout" svg:width="0.423cm" svg:height="0.526cm" svg:x="3.593cm" svg:y="2.278cm" svg:viewBox="0 0 424 527" svg:d="M72 35c-39 0-72 31-72 71 0 26 15 48 36 60v231c-21 12-36 34-36 60 0 39 33 70 72 70 38 0 70-31 70-70 0-26-14-48-35-60v-231c21-12 35-34 35-60 0-40-32-71-70-71zM72 492c-20 0-36-16-36-35s16-35 36-35c19 0 35 16 35 35s-16 35-35 35zM72 141c-20 0-36-16-36-35 0-20 16-36 36-36 19 0 35 16 35 36 0 19-16 35-35 35zM389 397v-221c0-106-106-106-106-106h-35v-70l-106 106 106 105v-70h35c31 0 35 35 35 35v221c-21 12-35 34-35 60 0 39 32 70 71 70 38 0 70-31 70-70 0-26-14-48-35-60zM354 492c-20 0-36-16-36-35s16-35 36-35c19 0 35 16 35 35s-16 35-35 35z">
          <text:p/>
        </draw:path>
        <draw:path draw:style-name="gr3" draw:text-style-name="P3" draw:layer="layout" svg:width="0.223cm" svg:height="0.224cm" svg:x="-0.198cm" svg:y="2.565cm" svg:viewBox="0 0 224 225" svg:d="M177 0l-24 24 48 48 23-24zM0 175v50l48-1 145-144-48-48zM48 207h-32v-32h16v16h16z">
          <text:p/>
        </draw:path>
        <draw:path draw:style-name="gr3" draw:text-style-name="P3" draw:layer="layout" svg:width="0.599cm" svg:height="0.598cm" svg:x="0.233cm" svg:y="2.19cm" svg:viewBox="0 0 600 599" svg:d="M208 115c-13 0-23 10-23 23s10 23 23 23 23-10 23-23-10-23-23-23zM461 299c0 13 11 23 23 23 13 0 23-10 23-23s-10-23-23-23c-12 0-23 10-23 23zM300 265c-44 0-80 36-80 80s36 80 80 80c45 0 80-36 80-80 0-6 0-12-2-18 59-68 150-174 199-235 16-21-2-41-23-23-62 50-168 140-236 198-6-1-12-2-18-2zM323 115c0-13-10-23-23-23s-23 10-23 23 10 23 23 23 23-10 23-23zM93 299c0 13 10 23 23 23s23-10 23-23-10-23-23-23-23 10-23 23zM415 138c0-13-10-23-23-23-12 0-23 10-23 23s11 23 23 23c13 0 23-10 23-23zM162 207c0-13-10-23-23-23s-23 10-23 23 10 23 23 23 23-10 23-23zM571 173l-49 65c5 19 8 40 8 61 0 127-103 231-230 231s-230-104-230-231 103-230 230-230c48 0 92 14 128 39l57-44c-51-40-115-64-185-64-165 0-300 134-300 299s135 300 300 300c166 0 300-135 300-300 0-45-11-88-29-126z">
          <text:p/>
        </draw:path>
        <draw:path draw:style-name="gr3" draw:text-style-name="P3" draw:layer="layout" svg:width="0.192cm" svg:height="0.223cm" svg:x="7.448cm" svg:y="2.605cm" svg:viewBox="0 0 193 224" svg:d="M80 112h33v-8h-33zM121 120h-49v8h49zM72 104h-16v8h16zM64 80h32v-8h-32zM56 72h-24v8h24zM80 48h-48v8h48zM72 88h-40v8h40zM64 32h-32v8h32zM129 128h24v-8h-24zM121 112h24v-8h-24zM80 96h49v-8h-49zM64 143h32v-7h-32zM129 151h-49v8h49zM80 175h33v-8h-33zM105 80h48v-8h-48zM129 192h32v-8h-32zM137 159h8v-8h-8zM153 167h-32v8h32zM145 0h-145v224h193v-176zM177 208h-161v-192h116l45 44zM72 192h49v-8h-49zM105 143h56v-7h-56zM137 96h24v-8h-24zM48 167h-16v8h16zM56 135h-24v8h24zM72 151h-40v8h40zM64 120h-32v8h32zM48 104h-16v8h16zM72 167h-16v8h16zM32 192h32v-8h-32z">
          <text:p/>
        </draw:path>
        <draw:path draw:style-name="gr3" draw:text-style-name="P3" draw:layer="layout" svg:width="0.487cm" svg:height="0.558cm" svg:x="6.706cm" svg:y="2.254cm" svg:viewBox="0 0 488 559" svg:d="M418 174h-35-53c-17 0-33 7-45 18h-83c-12-11-28-18-46-18h-52-35c-38 0-69 31-69 70v53c0 26 14 48 35 61v114h139v87h139v-87h140v-114c21-13 35-35 35-61v-53c0-39-32-70-70-70zM139 437h-70v-140h-34v-53c0-19 15-35 34-35h59c-15 13-24 32-24 53v88c0 26 14 48 35 60zM313 385v-70h-35v209h-70v-209h-34v70c-20 0-35-16-35-35v-88c0-20 15-35 35-35h139c19 0 35 15 35 35v88c0 19-16 35-35 35zM453 297h-35v140h-70v-27c21-12 35-34 35-60v-88c0-21-9-40-24-53h59c19 0 35 16 35 35zM168 131c15 26 43 43 75 43s60-17 75-43c10 25 36 43 65 43 39 0 70-31 70-70 0-38-31-69-70-69-23 0-44 11-57 28-10-36-43-63-83-63s-73 27-83 63c-13-17-33-28-56-28-38 0-69 31-69 69 0 39 31 70 69 70 29 0 54-18 64-43zM383 69c19 0 35 16 35 35 0 20-16 35-35 35s-35-15-35-35c0-19 16-35 35-35zM243 35c29 0 52 23 52 52s-23 52-52 52-52-23-52-52 23-52 52-52zM104 139c-19 0-35-15-35-35 0-19 16-35 35-35s35 16 35 35c0 20-16 35-35 35z">
          <text:p/>
        </draw:path>
        <draw:path draw:style-name="gr3" draw:text-style-name="P3" draw:layer="layout" svg:width="0.423cm" svg:height="0.526cm" svg:x="7.935cm" svg:y="2.278cm" svg:viewBox="0 0 424 527" svg:d="M70 35c-39 0-70 31-70 71 0 26 14 48 35 60v231c-21 12-35 34-35 60 0 39 31 70 70 70s71-31 71-70c0-26-14-48-35-60v-231c21-12 35-34 35-60 0-40-32-71-71-71zM70 492c-19 0-35-16-35-35s16-35 35-35c20 0 36 16 36 35s-16 35-36 35zM70 141c-19 0-35-16-35-35 0-20 16-36 35-36 20 0 36 16 36 36 0 19-16 35-36 35zM389 397v-221c0-106-107-106-107-106h-35v-70l-106 106 106 105v-70h35c31 0 36 35 36 35v221c-22 12-36 34-36 60 0 39 31 70 71 70 39 0 71-31 71-70 0-26-14-48-35-60zM353 492c-19 0-35-16-35-35s16-35 35-35c20 0 36 16 36 35s-16 35-36 35z">
          <text:p/>
        </draw:path>
        <draw:path draw:style-name="gr3" draw:text-style-name="P3" draw:layer="layout" svg:width="0.223cm" svg:height="0.224cm" svg:x="4.144cm" svg:y="2.565cm" svg:viewBox="0 0 224 225" svg:d="M175 0l-24 24 48 48 25-24zM0 175v50l48-1 143-144-48-48zM48 207h-32v-32h16v16h16z">
          <text:p/>
        </draw:path>
        <draw:path draw:style-name="gr3" draw:text-style-name="P3" draw:layer="layout" svg:width="0.598cm" svg:height="0.598cm" svg:x="4.575cm" svg:y="2.19cm" svg:viewBox="0 0 599 599" svg:d="M207 115c-13 0-23 10-23 23s10 23 23 23 23-10 23-23-10-23-23-23zM460 299c0 13 10 23 23 23s23-10 23-23-10-23-23-23-23 10-23 23zM299 265c-44 0-80 36-80 80s36 80 80 80 80-36 80-80c0-6-1-12-2-18 59-68 151-174 199-235 17-21-1-41-23-23-62 50-168 140-236 198-6-1-12-2-18-2zM322 115c0-13-10-23-23-23s-23 10-23 23 10 23 23 23 23-10 23-23zM92 299c0 13 10 23 23 23s23-10 23-23-10-23-23-23-23 10-23 23zM414 138c0-13-10-23-23-23s-23 10-23 23 10 23 23 23 23-10 23-23zM161 207c0-13-10-23-23-23s-23 10-23 23 10 23 23 23 23-10 23-23zM571 173l-49 65c5 19 8 40 8 61 0 127-104 231-231 231s-230-104-230-231 103-230 230-230c47 0 91 14 128 39l57-44c-51-40-115-64-185-64-165 0-299 134-299 299s134 300 299 300 300-135 300-300c0-45-10-88-28-126z">
          <text:p/>
        </draw:path>
        <draw:path draw:style-name="gr3" draw:text-style-name="P3" draw:layer="layout" svg:width="0.191cm" svg:height="0.223cm" svg:x="11.79cm" svg:y="2.605cm" svg:viewBox="0 0 192 224" svg:d="M80 112h32v-8h-32zM119 120h-47v8h47zM72 104h-16v8h16zM64 80h32v-8h-32zM56 72h-24v8h24zM80 48h-48v8h48zM72 88h-40v8h40zM64 32h-32v8h32zM127 128h25v-8h-25zM119 112h24v-8h-24zM80 96h47v-8h-47zM64 143h32v-7h-32zM127 151h-47v8h47zM80 175h32v-8h-32zM104 80h48v-8h-48zM127 192h33v-8h-33zM135 159h8v-8h-8zM152 167h-33v8h33zM143 0h-143v224h192v-176zM176 208h-160v-192h115l45 44zM72 192h47v-8h-47zM104 143h56v-7h-56zM135 96h25v-8h-25zM48 167h-16v8h16zM56 135h-24v8h24zM72 151h-40v8h40zM64 120h-32v8h32zM48 104h-16v8h16zM72 167h-16v8h16zM32 192h32v-8h-32z">
          <text:p/>
        </draw:path>
        <draw:path draw:style-name="gr3" draw:text-style-name="P3" draw:layer="layout" svg:width="0.486cm" svg:height="0.558cm" svg:x="11.048cm" svg:y="2.254cm" svg:viewBox="0 0 487 559" svg:d="M418 174h-35-53c-18 0-33 7-46 18h-82c-13-11-28-18-46-18h-52-35c-38 0-69 31-69 70v53c0 26 14 48 34 61v114h139v87h140v-87h140v-114c20-13 34-35 34-61v-53c0-39-31-70-69-70zM139 437h-70v-140h-35v-53c0-19 16-35 35-35h59c-15 13-24 32-24 53v88c0 26 14 48 35 60zM313 385v-70h-35v209h-70v-209h-35v70c-19 0-34-16-34-35v-88c0-20 15-35 34-35h140c19 0 34 15 34 35v88c0 19-15 35-34 35zM453 297h-35v140h-71v-27c21-12 36-34 36-60v-88c0-21-9-40-25-53h60c19 0 35 16 35 35zM168 131c15 26 43 43 75 43s60-17 75-43c10 25 35 43 65 43 38 0 70-31 70-70 0-38-32-69-70-69-24 0-44 11-57 28-10-36-43-63-83-63s-73 27-83 63c-13-17-33-28-56-28-39 0-70 31-70 69 0 39 31 70 70 70 29 0 54-18 64-43zM383 69c19 0 35 16 35 35 0 20-16 35-35 35-20 0-36-15-36-35 0-19 16-35 36-35zM243 35c29 0 52 23 52 52s-23 52-52 52-52-23-52-52 23-52 52-52zM104 139c-19 0-35-15-35-35 0-19 16-35 35-35s35 16 35 35c0 20-16 35-35 35z">
          <text:p/>
        </draw:path>
        <draw:path draw:style-name="gr3" draw:text-style-name="P3" draw:layer="layout" svg:width="0.423cm" svg:height="0.526cm" svg:x="12.277cm" svg:y="2.278cm" svg:viewBox="0 0 424 527" svg:d="M70 35c-39 0-70 31-70 71 0 26 14 48 35 60v231c-21 12-35 34-35 60 0 39 31 70 70 70s71-31 71-70c0-26-15-48-36-60v-231c21-12 36-34 36-60 0-40-32-71-71-71zM70 492c-19 0-35-16-35-35s16-35 35-35c20 0 35 16 35 35s-15 35-35 35zM70 141c-19 0-35-16-35-35 0-20 16-36 35-36 20 0 35 16 35 36 0 19-15 35-35 35zM388 397v-221c0-106-105-106-105-106h-36v-70l-106 106 106 105v-70h36c31 0 35 35 35 35v221c-21 12-35 34-35 60 0 39 31 70 70 70s71-31 71-70c0-26-15-48-36-60zM353 492c-19 0-35-16-35-35s16-35 35-35c20 0 35 16 35 35s-15 35-35 35z">
          <text:p/>
        </draw:path>
        <draw:path draw:style-name="gr3" draw:text-style-name="P3" draw:layer="layout" svg:width="0.223cm" svg:height="0.224cm" svg:x="8.486cm" svg:y="2.565cm" svg:viewBox="0 0 224 225" svg:d="M176 0l-24 24 48 48 24-24zM0 175v50l47-1 145-144-48-48zM47 207h-31v-32h16v16h15z">
          <text:p/>
        </draw:path>
        <draw:path draw:style-name="gr3" draw:text-style-name="P3" draw:layer="layout" svg:width="0.598cm" svg:height="0.598cm" svg:x="8.917cm" svg:y="2.19cm" svg:viewBox="0 0 599 599" svg:d="M207 115c-13 0-23 10-23 23s10 23 23 23c12 0 23-10 23-23s-11-23-23-23zM461 299c0 13 10 23 23 23s23-10 23-23-10-23-23-23-23 10-23 23zM299 265c-44 0-80 36-80 80s36 80 80 80 81-36 81-80c0-6-1-12-2-18 59-68 150-174 198-235 17-21-1-41-23-23-61 50-167 140-236 198-6-1-12-2-18-2zM322 115c0-13-11-23-23-23-13 0-23 10-23 23s10 23 23 23c12 0 23-10 23-23zM92 299c0 13 10 23 23 23 12 0 23-10 23-23s-11-23-23-23c-13 0-23 10-23 23zM415 138c0-13-10-23-23-23s-23 10-23 23 10 23 23 23 23-10 23-23zM161 207c0-13-11-23-23-23-13 0-23 10-23 23s10 23 23 23c12 0 23-10 23-23zM571 173l-49 65c5 19 8 40 8 61 0 127-103 231-231 231-127 0-230-104-230-231s103-230 230-230c47 0 92 14 129 39l57-44c-51-40-115-64-186-64-165 0-299 134-299 299s134 300 299 300c166 0 300-135 300-300 0-45-10-88-28-126z">
          <text:p/>
        </draw:path>
        <draw:path draw:style-name="gr3" draw:text-style-name="P3" draw:layer="layout" svg:width="0.191cm" svg:height="0.223cm" svg:x="16.132cm" svg:y="2.605cm" svg:viewBox="0 0 192 224" svg:d="M80 112h32v-8h-32zM120 120h-48v8h48zM72 104h-16v8h16zM64 80h32v-8h-32zM56 72h-24v8h24zM80 48h-47v8h47zM72 88h-39v8h39zM64 32h-32v8h32zM128 128h24v-8h-24zM120 112h24v-8h-24zM80 96h48v-8h-48zM64 143h32v-7h-32zM128 151h-48v8h48zM80 175h32v-8h-32zM104 80h48v-8h-48zM128 192h32v-8h-32zM136 159h8v-8h-8zM152 167h-32v8h32zM144 0h-144v224h192v-176zM176 208h-159v-192h115l44 44zM72 192h48v-8h-48zM104 143h56v-7h-56zM136 96h24v-8h-24zM48 167h-15v8h15zM56 135h-24v8h24zM72 151h-39v8h39zM64 120h-32v8h32zM48 104h-15v8h15zM72 167h-16v8h16zM33 192h31v-8h-31z">
          <text:p/>
        </draw:path>
        <draw:path draw:style-name="gr3" draw:text-style-name="P3" draw:layer="layout" svg:width="0.487cm" svg:height="0.558cm" svg:x="15.389cm" svg:y="2.254cm" svg:viewBox="0 0 488 559" svg:d="M419 174h-36-52c-18 0-34 7-46 18h-83c-12-11-28-18-45-18h-52-35c-39 0-70 31-70 70v53c0 26 14 48 35 61v114h139v87h139v-87h140v-114c21-13 35-35 35-61v-53c0-39-31-70-69-70zM139 437h-69v-140h-35v-53c0-19 16-35 35-35h59c-15 13-24 32-24 53v88c0 26 14 48 34 60zM313 385v-70h-34v209h-70v-209h-35v70c-19 0-35-16-35-35v-88c0-20 16-35 35-35h139c20 0 35 15 35 35v88c0 19-15 35-35 35zM453 297h-34v140h-71v-27c21-12 35-34 35-60v-88c0-21-10-40-24-53h60c19 0 34 16 34 35zM169 131c15 26 43 43 75 43s59-17 75-43c10 25 35 43 64 43 39 0 70-31 70-70 0-38-31-69-70-69-23 0-43 11-56 28-10-36-43-63-83-63s-73 27-83 63c-13-17-33-28-56-28-39 0-70 31-70 69 0 39 31 70 70 70 29 0 54-18 64-43zM383 69c19 0 36 16 36 35 0 20-17 35-36 35s-35-15-35-35c0-19 16-35 35-35zM244 35c28 0 52 23 52 52s-24 52-52 52c-29 0-52-23-52-52s23-52 52-52zM105 139c-20 0-35-15-35-35 0-19 15-35 35-35 19 0 34 16 34 35 0 20-15 35-34 35z">
          <text:p/>
        </draw:path>
        <draw:path draw:style-name="gr3" draw:text-style-name="P3" draw:layer="layout" svg:width="0.423cm" svg:height="0.526cm" svg:x="16.618cm" svg:y="2.278cm" svg:viewBox="0 0 424 527" svg:d="M71 35c-39 0-71 31-71 71 0 26 15 48 36 60v231c-21 12-36 34-36 60 0 39 32 70 71 70 40 0 71-31 71-70 0-26-14-48-35-60v-231c21-12 35-34 35-60 0-40-31-71-71-71zM71 492c-20 0-35-16-35-35s15-35 35-35c19 0 36 16 36 35s-17 35-36 35zM71 141c-20 0-35-16-35-35 0-20 15-36 35-36 19 0 36 16 36 36 0 19-17 35-36 35zM389 397v-221c0-106-106-106-106-106h-35v-70l-106 106 106 105v-70h35c32 0 36 35 36 35v221c-21 12-36 34-36 60 0 39 32 70 71 70s70-31 70-70c0-26-14-48-35-60zM354 492c-20 0-35-16-35-35s15-35 35-35c19 0 35 16 35 35s-16 35-35 35z">
          <text:p/>
        </draw:path>
        <draw:path draw:style-name="gr3" draw:text-style-name="P3" draw:layer="layout" svg:width="0.224cm" svg:height="0.224cm" svg:x="12.827cm" svg:y="2.565cm" svg:viewBox="0 0 225 225" svg:d="M176 0l-24 24 48 48 25-24zM0 175l1 50 47-1 144-144-48-48zM48 207h-32v-32h16v16h16z">
          <text:p/>
        </draw:path>
        <draw:path draw:style-name="gr3" draw:text-style-name="P3" draw:layer="layout" svg:width="0.599cm" svg:height="0.598cm" svg:x="13.258cm" svg:y="2.19cm" svg:viewBox="0 0 600 599" svg:d="M208 115c-13 0-24 10-24 23s11 23 24 23 23-10 23-23-10-23-23-23zM462 299c0 13 10 23 23 23 12 0 23-10 23-23s-11-23-23-23c-13 0-23 10-23 23zM301 265c-45 0-81 36-81 80s36 80 81 80c44 0 80-36 80-80 0-6-1-12-2-18 58-68 149-174 198-235 17-21-2-41-23-23-61 50-167 140-235 198-6-1-12-2-18-2zM324 115c0-13-11-23-23-23-13 0-23 10-23 23s10 23 23 23c12 0 23-10 23-23zM92 299c0 13 11 23 23 23 13 0 23-10 23-23s-10-23-23-23c-12 0-23 10-23 23zM416 138c0-13-11-23-23-23-13 0-23 10-23 23s10 23 23 23c12 0 23-10 23-23zM161 207c0-13-10-23-23-23-12 0-23 10-23 23s11 23 23 23c13 0 23-10 23-23zM572 173l-50 65c6 19 9 40 9 61 0 127-103 231-230 231-128 0-232-104-232-231s104-230 232-230c47 0 91 14 128 39l57-44c-51-40-115-64-185-64-167 0-301 134-301 299s134 300 301 300c165 0 299-135 299-300 0-45-10-88-28-126z">
          <text:p/>
        </draw:path>
        <draw:path draw:style-name="gr3" draw:text-style-name="P3" draw:layer="layout" svg:width="0.192cm" svg:height="0.223cm" svg:x="20.473cm" svg:y="2.605cm" svg:viewBox="0 0 193 224" svg:d="M81 112h32v-8h-32zM121 120h-48v8h48zM73 104h-17v8h17zM65 80h32v-8h-32zM56 72h-24v8h24zM81 48h-49v8h49zM73 88h-41v8h41zM65 32h-33v8h33zM129 128h24v-8h-24zM121 112h24v-8h-24zM81 96h48v-8h-48zM65 143h32v-7h-32zM129 151h-48v8h48zM81 175h32v-8h-32zM105 80h48v-8h-48zM129 192h32v-8h-32zM137 159h8v-8h-8zM153 167h-32v8h32zM145 0h-145v224h193v-176zM177 208h-161v-192h117l44 44zM73 192h48v-8h-48zM105 143h56v-7h-56zM137 96h24v-8h-24zM48 167h-16v8h16zM56 135h-24v8h24zM73 151h-41v8h41zM65 120h-33v8h33zM48 104h-16v8h16zM73 167h-17v8h17zM32 192h33v-8h-33z">
          <text:p/>
        </draw:path>
        <draw:path draw:style-name="gr3" draw:text-style-name="P3" draw:layer="layout" svg:width="0.487cm" svg:height="0.558cm" svg:x="19.731cm" svg:y="2.254cm" svg:viewBox="0 0 488 559" svg:d="M417 174h-34-52c-18 0-34 7-46 18h-83c-12-11-28-18-45-18h-53-34c-39 0-70 31-70 70v53c0 26 14 48 35 61v114h139v87h139v-87h140v-114c21-13 35-35 35-61v-53c0-39-31-70-71-70zM139 437h-69v-140h-35v-53c0-19 15-35 35-35h58c-14 13-24 32-24 53v88c0 26 15 48 35 60zM313 385v-70h-35v209h-69v-209h-35v70c-19 0-35-16-35-35v-88c0-20 16-35 35-35h139c19 0 35 15 35 35v88c0 19-16 35-35 35zM453 297h-36v140h-69v-27c21-12 35-34 35-60v-88c0-21-10-40-24-53h58c20 0 36 16 36 35zM169 131c15 26 43 43 75 43s59-17 74-43c11 25 36 43 65 43 38 0 70-31 70-70 0-38-32-69-70-69-23 0-44 11-56 28-11-36-44-63-83-63-40 0-73 27-84 63-12-17-33-28-56-28-38 0-69 31-69 69 0 39 31 70 69 70 30 0 54-18 65-43zM383 69c19 0 34 16 34 35 0 20-15 35-34 35-20 0-35-15-35-35 0-19 15-35 35-35zM244 35c28 0 52 23 52 52s-24 52-52 52c-29 0-52-23-52-52s23-52 52-52zM104 139c-19 0-34-15-34-35 0-19 15-35 34-35 20 0 35 16 35 35 0 20-15 35-35 35z">
          <text:p/>
        </draw:path>
        <draw:path draw:style-name="gr3" draw:text-style-name="P3" draw:layer="layout" svg:width="0.423cm" svg:height="0.526cm" svg:x="20.96cm" svg:y="2.278cm" svg:viewBox="0 0 424 527" svg:d="M71 35c-39 0-71 31-71 71 0 26 15 48 36 60v231c-21 12-36 34-36 60 0 39 32 70 71 70s70-31 70-70c0-26-14-48-35-60v-231c21-12 35-34 35-60 0-40-31-71-70-71zM71 492c-20 0-35-16-35-35s15-35 35-35c19 0 35 16 35 35s-16 35-35 35zM71 141c-20 0-35-16-35-35 0-20 15-36 35-36 19 0 35 16 35 36 0 19-16 35-35 35zM388 397v-221c0-106-106-106-106-106h-35v-70l-106 106 106 105v-70h35c31 0 35 35 35 35v221c-20 12-35 34-35 60 0 39 32 70 71 70s71-31 71-70c0-26-14-48-36-60zM353 492c-20 0-36-16-36-35s16-35 36-35c19 0 35 16 35 35s-16 35-35 35z">
          <text:p/>
        </draw:path>
        <draw:path draw:style-name="gr3" draw:text-style-name="P3" draw:layer="layout" svg:width="0.224cm" svg:height="0.224cm" svg:x="17.169cm" svg:y="2.565cm" svg:viewBox="0 0 225 225" svg:d="M177 0l-24 24 48 48 24-24zM0 175v50l48-1 145-144-48-48zM48 207h-32v-32h16v16h16z">
          <text:p/>
        </draw:path>
        <draw:path draw:style-name="gr3" draw:text-style-name="P3" draw:layer="layout" svg:width="0.599cm" svg:height="0.598cm" svg:x="17.6cm" svg:y="2.19cm" svg:viewBox="0 0 600 599" svg:d="M208 115c-12 0-23 10-23 23s11 23 23 23c13 0 23-10 23-23s-10-23-23-23zM462 299c0 13 10 23 23 23 12 0 23-10 23-23s-11-23-23-23c-13 0-23 10-23 23zM300 265c-44 0-80 36-80 80s36 80 80 80c45 0 81-36 81-80 0-6-1-12-2-18 58-68 149-174 198-235 16-21-2-41-23-23-62 50-167 140-235 198-6-1-12-2-19-2zM323 115c0-13-10-23-23-23-12 0-23 10-23 23s11 23 23 23c13 0 23-10 23-23zM93 299c0 13 10 23 23 23s23-10 23-23-10-23-23-23-23 10-23 23zM415 138c0-13-10-23-23-23-12 0-23 10-23 23s11 23 23 23c13 0 23-10 23-23zM162 207c0-13-10-23-23-23-12 0-23 10-23 23s11 23 23 23c13 0 23-10 23-23zM572 173l-50 65c6 19 9 40 9 61 0 127-103 231-231 231-127 0-230-104-230-231s103-230 230-230c48 0 92 14 129 39l57-44c-51-40-116-64-186-64-165 0-300 134-300 299s135 300 300 300c166 0 300-135 300-300 0-45-10-88-28-126z">
          <text:p/>
        </draw:path>
        <draw:path draw:style-name="gr3" draw:text-style-name="P3" draw:layer="layout" svg:width="0.478cm" svg:height="0.415cm" svg:x="0cm" svg:y="3.427cm" svg:viewBox="0 0 479 416" svg:d="M151 232c-13 0-24 17-24 39s11 40 24 40 24-18 24-40-11-39-24-39zM238 320c10 0 17-4 17-8 0-5-7-8-17-8-8 0-16 3-16 8 0 4 8 8 16 8zM327 232c-13 0-24 17-24 39s11 40 24 40 24-18 24-40-11-39-24-39zM263 339c-3 11-13 19-23 19-12 0-21-8-25-19 0-3-3-4-5-3-3 1-4 3-3 6 5 15 18 26 33 26 14 0 27-11 31-26 1-3 0-5-2-6-3-1-5 0-6 3zM440 107c4-10 17-51-4-106 0 0-31-11-102 41-30-9-62-10-94-10-33 0-65 1-95 10-71-52-103-41-103-41-20 55-7 96-4 106-24 28-38 64-38 107 0 164 99 202 238 202 141 0 241-38 241-202 0-43-14-79-39-107zM240 384c-98 0-177-5-177-107 0-24 11-47 30-65 32-32 85-15 147-15 60 0 114-17 145 15 19 18 30 41 30 65 0 102-78 107-175 107z">
          <text:p/>
        </draw:path>
        <draw:path draw:style-name="gr3" draw:text-style-name="P3" draw:layer="layout" svg:width="0.622cm" svg:height="0.542cm" svg:x="1.141cm" svg:y="3.307cm" svg:viewBox="0 0 623 543" svg:d="M350 233h-78v194h-78l117 116 118-116h-79zM507 116c-6 0-11 1-16 2-30-70-100-118-180-118s-149 48-179 118c-5-1-10-2-15-2-65 0-117 52-117 117s52 117 117 117c12 0 24-3 35-7 21 23 49 39 81 43v-39c-30-6-55-26-68-53-14 10-30 17-48 17-43 0-78-35-78-78s35-78 78-78c15 0 29 4 41 12 13-73 76-128 153-128s141 55 153 128c13-7 27-12 43-12 43 0 77 35 77 78s-34 78-77 78c-7 0-13-1-18-2-18 24-47 41-81 41-6 0-13-1-19-3v40c6 1 13 1 19 1 39 0 72-15 97-39 0 0 1 1 2 1 64 0 116-52 116-117s-52-117-116-117z">
          <text:p/>
        </draw:path>
        <draw:path draw:style-name="gr3" draw:text-style-name="P3" draw:layer="layout" svg:width="0.223cm" svg:height="0.256cm" svg:x="1.963cm" svg:y="3.522cm" svg:viewBox="0 0 224 257" svg:d="M77 60c7 12 20 20 35 20 14 0 27-8 34-20 5 12 17 20 30 20 18 0 32-14 32-32 0-17-14-32-32-32-10 0-19 5-26 13-5-16-20-29-38-29-19 0-34 13-39 29-5-8-15-13-25-13-18 0-32 15-32 32 0 18 14 32 32 32 13 0 24-8 29-20zM176 32c9 0 16 7 16 16s-7 16-16 16c-8 0-16-7-16-16s8-16 16-16zM112 16c13 0 23 11 23 24s-10 24-23 24c-14 0-24-11-24-24s10-24 24-24zM48 64c-9 0-16-7-16-16s7-16 16-16 16 7 16 16-7 16-16 16zM192 80h-16-25c-8 0-15 3-20 8h-38c-6-5-13-8-21-8h-24-16c-18 0-32 14-32 32v24c0 12 6 22 16 27v54h64v40h63v-40h65v-54c10-5 16-15 16-27v-24c0-18-14-32-32-32zM64 201h-32v-65h-16v-24c0-9 7-16 16-16h27c-7 6-11 14-11 24v40c0 12 6 23 16 28zM143 177v-33h-15v97h-32v-97h-16v33c-9 0-16-8-16-17v-40c0-9 7-16 16-16h63c9 0 17 7 17 16v40c0 9-8 17-17 17zM208 136h-16v65h-32v-13c10-5 16-16 16-28v-40c0-10-4-18-11-24h27c9 0 16 7 16 16z">
          <text:p/>
        </draw:path>
        <draw:path draw:style-name="gr3" draw:text-style-name="P3" draw:layer="layout" svg:width="0.16cm" svg:height="0.176cm" svg:x="3.878cm" svg:y="3.586cm" svg:viewBox="0 0 161 177" svg:d="M36 149h68v-22h-68zM81 51h-23v21h-22v22h22v22h23v-22h23v-22h-23zM127 0h-103v12h93l32 30v113h12v-121zM0 23v154h138v-121l-34-33zM127 166h-115v-132h83l32 30z">
          <text:p/>
        </draw:path>
        <draw:path draw:style-name="gr3" draw:text-style-name="P3" draw:layer="layout" svg:width="0.598cm" svg:height="0.551cm" svg:x="2.482cm" svg:y="3.291cm" svg:viewBox="0 0 599 552" svg:d="M535 0h-471c0 0-64 0-64 63v298c0 63 64 63 64 63h257l129 128v-128h85c0 0 64-1 64-63v-298c0-63-64-63-64-63zM428 254h-85v86h-86v-86h-86v-85h86v-84h86v84h85z">
          <text:p/>
        </draw:path>
        <draw:polygon draw:style-name="gr3" draw:text-style-name="P3" draw:layer="layout" svg:width="0.168cm" svg:height="0.272cm" svg:x="0.654cm" svg:y="3.538cm" svg:viewBox="0 0 169 273" draw:points="169,119 102,119 152,0 0,154 67,154 17,273">
          <text:p/>
        </draw:polygon>
        <draw:path draw:style-name="gr3" draw:text-style-name="P3" draw:layer="layout" svg:width="0.191cm" svg:height="0.255cm" svg:x="3.352cm" svg:y="3.419cm" svg:viewBox="0 0 192 256" svg:d="M79 32h-16v16h16zM79 64h-16v16h16zM79 128h-16v16h16zM175 0h-159c0 0-16-1-16 15v193c0 2 0 16 16 16h31v32l24-24 24 24v-32h80c18 0 17-16 17-16v-193c0-15-17-15-17-15zM175 200c0 8-8 8-8 8 0 0-39 0-72 0v-16h-48v16c-6 0-16 0-24 0-7 0-7-8-7-8v-24h159zM175 160h-128v-145h128zM79 96h-16v16h16z">
          <text:p/>
        </draw:path>
        <draw:path draw:style-name="gr3" draw:text-style-name="P3" draw:layer="layout" svg:width="0.479cm" svg:height="0.415cm" svg:x="4.341cm" svg:y="3.427cm" svg:viewBox="0 0 480 416" svg:d="M152 232c-13 0-24 17-24 39s11 40 24 40 24-18 24-40-11-39-24-39zM240 320c9 0 16-4 16-8 0-5-7-8-16-8s-16 3-16 8c0 4 7 8 16 8zM328 232c-13 0-24 17-24 39s11 40 24 40 24-18 24-40-11-39-24-39zM264 339c-4 11-13 19-23 19-11 0-20-8-24-19-1-3-3-4-5-3-3 1-4 3-3 6 5 15 17 26 32 26 14 0 26-11 31-26 1-3 0-5-3-6-2-1-4 0-5 3zM441 107c4-10 17-51-4-106 0 0-31-11-103 41-29-9-62-10-93-10-32 0-65 1-95 10-71-52-103-41-103-41-20 55-8 96-4 106-24 28-39 64-39 107 0 164 100 202 240 202 139 0 240-38 240-202 0-43-15-79-39-107zM241 384c-98 0-177-5-177-107 0-24 11-47 30-65 32-32 85-15 147-15 60 0 114-17 145 15 19 18 30 41 30 65 0 102-78 107-175 107z">
          <text:p/>
        </draw:path>
        <draw:path draw:style-name="gr3" draw:text-style-name="P3" draw:layer="layout" svg:width="0.622cm" svg:height="0.542cm" svg:x="5.483cm" svg:y="3.307cm" svg:viewBox="0 0 623 543" svg:d="M350 233h-78v194h-78l117 116 118-116h-79zM506 116c-5 0-10 1-15 2-30-70-100-118-180-118-81 0-149 48-179 118-5-1-10-2-16-2-64 0-116 52-116 117s52 117 116 117c13 0 25-3 36-7 21 23 49 39 81 43v-39c-30-6-56-26-68-53-14 10-30 17-49 17-43 0-77-35-77-78s34-78 77-78c16 0 30 4 42 12 13-73 76-128 153-128s141 55 153 128c12-7 27-12 42-12 43 0 78 35 78 78s-35 78-78 78c-6 0-12-1-18-2-17 24-46 41-80 41-7 0-13-1-19-3v40c6 1 12 1 19 1 38 0 72-15 97-39l1 1c65 0 117-52 117-117s-52-117-117-117z">
          <text:p/>
        </draw:path>
        <draw:path draw:style-name="gr3" draw:text-style-name="P3" draw:layer="layout" svg:width="0.223cm" svg:height="0.256cm" svg:x="6.305cm" svg:y="3.522cm" svg:viewBox="0 0 224 257" svg:d="M78 60c7 12 20 20 34 20 15 0 28-8 35-20 4 12 16 20 29 20 18 0 32-14 32-32 0-17-14-32-32-32-10 0-20 5-25 13-5-16-20-29-39-29-18 0-33 13-38 29-6-8-15-13-26-13-18 0-32 15-32 32 0 18 14 32 32 32 14 0 25-8 30-20zM176 32c9 0 16 7 16 16s-7 16-16 16-16-7-16-16 7-16 16-16zM112 16c14 0 24 11 24 24s-10 24-24 24c-13 0-23-11-23-24s10-24 23-24zM48 64c-9 0-16-7-16-16s7-16 16-16 17 7 17 16-8 16-17 16zM192 80h-16-24c-8 0-15 3-21 8h-38c-5-5-12-8-21-8h-24-16c-18 0-32 14-32 32v24c0 12 6 22 16 27v54h64v40h64v-40h64v-54c10-5 16-15 16-27v-24c0-18-14-32-32-32zM65 201h-33v-65h-16v-24c0-9 7-16 16-16h28c-7 6-12 14-12 24v40c0 12 7 23 17 28zM144 177v-33h-16v97h-32v-97h-16v33c-8 0-15-8-15-17v-40c0-9 7-16 15-16h64c9 0 16 7 16 16v40c0 9-7 17-16 17zM208 136h-16v65h-32v-13c10-5 16-16 16-28v-40c0-10-4-18-11-24h27c9 0 16 7 16 16z">
          <text:p/>
        </draw:path>
        <draw:path draw:style-name="gr3" draw:text-style-name="P3" draw:layer="layout" svg:width="0.16cm" svg:height="0.176cm" svg:x="8.22cm" svg:y="3.586cm" svg:viewBox="0 0 161 177" svg:d="M34 149h69v-22h-69zM80 51h-23v21h-23v22h23v22h23v-22h23v-22h-23zM126 0h-103v12h93l33 30v113h12v-121zM0 23v154h138v-121l-35-33zM126 166h-114v-132h81l33 30z">
          <text:p/>
        </draw:path>
        <draw:path draw:style-name="gr3" draw:text-style-name="P3" draw:layer="layout" svg:width="0.599cm" svg:height="0.551cm" svg:x="6.823cm" svg:y="3.291cm" svg:viewBox="0 0 600 552" svg:d="M536 0h-470c0 0-66 0-66 63v298c0 63 66 63 66 63h256l128 128v-128h86c0 0 64-1 64-63v-298c0-63-64-63-64-63zM429 254h-86v86h-85v-86h-86v-85h86v-84h85v84h86z">
          <text:p/>
        </draw:path>
        <draw:polygon draw:style-name="gr3" draw:text-style-name="P3" draw:layer="layout" svg:width="0.167cm" svg:height="0.272cm" svg:x="4.996cm" svg:y="3.538cm" svg:viewBox="0 0 168 273" draw:points="168,119 101,119 152,0 0,154 67,154 17,273">
          <text:p/>
        </draw:polygon>
        <draw:path draw:style-name="gr3" draw:text-style-name="P3" draw:layer="layout" svg:width="0.192cm" svg:height="0.255cm" svg:x="7.693cm" svg:y="3.419cm" svg:viewBox="0 0 193 256" svg:d="M81 32h-16v16h16zM81 64h-16v16h16zM81 128h-16v16h16zM177 0h-161c0 0-16-1-16 15v193c0 2 1 16 16 16h33v32l24-24 24 24v-32h80c17 0 16-16 16-16v-193c0-15-16-15-16-15zM177 200c0 8-8 8-8 8 0 0-39 0-72 0v-16h-48v16c-7 0-17 0-25 0s-8-8-8-8v-24h161zM177 160h-128v-145h128zM81 96h-16v16h16z">
          <text:p/>
        </draw:path>
        <draw:path draw:style-name="gr3" draw:text-style-name="P3" draw:layer="layout" svg:width="0.479cm" svg:height="0.415cm" svg:x="8.683cm" svg:y="3.427cm" svg:viewBox="0 0 480 416" svg:d="M152 232c-14 0-24 17-24 39s10 40 24 40 25-18 25-40-11-39-25-39zM240 320c9 0 16-4 16-8 0-5-7-8-16-8s-16 3-16 8c0 4 7 8 16 8zM328 232c-14 0-24 17-24 39s10 40 24 40c13 0 24-18 24-40s-11-39-24-39zM264 339c-4 11-13 19-24 19-10 0-20-8-23-19-1-3-3-4-6-3-2 1-3 3-2 6 4 15 17 26 31 26s27-11 32-26c1-3 0-5-3-6-2-1-4 0-5 3zM441 107c4-10 17-51-4-106 0 0-31-11-103 41-30-9-62-10-93-10-32 0-64 1-95 10-72-52-103-41-103-41-21 55-8 96-4 106-24 28-39 64-39 107 0 164 100 202 240 202 139 0 240-38 240-202 0-43-15-79-39-107zM240 384c-97 0-176-5-176-107 0-24 11-47 30-65 31-32 86-15 146-15 61 0 114-17 146 15 19 18 30 41 30 65 0 102-79 107-176 107z">
          <text:p/>
        </draw:path>
        <draw:path draw:style-name="gr3" draw:text-style-name="P3" draw:layer="layout" svg:width="0.623cm" svg:height="0.542cm" svg:x="9.824cm" svg:y="3.307cm" svg:viewBox="0 0 624 543" svg:d="M351 233h-78v194h-78l117 116 116-116h-77zM507 116c-5 0-10 1-15 2-30-70-100-118-180-118-81 0-150 48-179 118-5-1-11-2-16-2-64 0-117 52-117 117s53 117 117 117c13 0 24-3 36-7 20 23 49 39 81 43v-39c-30-6-56-26-69-53-13 10-30 17-48 17-43 0-78-35-78-78s35-78 78-78c15 0 30 4 42 12 12-73 76-128 153-128s140 55 153 128c12-7 27-12 42-12 43 0 78 35 78 78s-35 78-78 78c-6 0-12-1-18-2-17 24-46 41-80 41-7 0-13-1-20-3v40c7 1 13 1 20 1 38 0 72-15 96-39 1 0 2 1 2 1 65 0 117-52 117-117s-52-117-117-117z">
          <text:p/>
        </draw:path>
        <draw:path draw:style-name="gr3" draw:text-style-name="P3" draw:layer="layout" svg:width="0.224cm" svg:height="0.256cm" svg:x="10.646cm" svg:y="3.522cm" svg:viewBox="0 0 225 257" svg:d="M78 60c7 12 19 20 34 20s28-8 35-20c4 12 16 20 30 20 18 0 32-14 32-32 0-17-14-32-32-32-12 0-21 5-27 13-4-16-20-29-38-29s-33 13-38 29c-6-8-15-13-26-13-17 0-32 15-32 32 0 18 15 32 32 32 14 0 25-8 30-20zM177 32c9 0 16 7 16 16s-7 16-16 16c-10 0-17-7-17-16s7-16 17-16zM112 16c13 0 24 11 24 24s-11 24-24 24-24-11-24-24 11-24 24-24zM48 64c-8 0-16-7-16-16s8-16 16-16c9 0 16 7 16 16s-7 16-16 16zM193 80h-16-25c-8 0-15 3-21 8h-38c-5-5-13-8-21-8h-24-16c-17 0-32 14-32 32v24c0 12 7 22 16 27v54h64v40h64v-40h65v-54c9-5 16-15 16-27v-24c0-18-14-32-32-32zM64 201h-32v-65h-16v-24c0-9 8-16 16-16h27c-6 6-11 14-11 24v40c0 12 7 23 16 28zM144 177v-33h-16v97h-32v-97h-16v33c-9 0-16-8-16-17v-40c0-9 7-16 16-16h64c9 0 16 7 16 16v40c0 9-7 17-16 17zM209 136h-16v65h-33v-13c11-5 17-16 17-28v-40c0-10-4-18-12-24h28c9 0 16 7 16 16z">
          <text:p/>
        </draw:path>
        <draw:path draw:style-name="gr3" draw:text-style-name="P3" draw:layer="layout" svg:width="0.16cm" svg:height="0.176cm" svg:x="12.562cm" svg:y="3.586cm" svg:viewBox="0 0 161 177" svg:d="M34 149h70v-22h-70zM81 51h-24v21h-23v22h23v22h24v-22h23v-22h-23zM126 0h-103v12h94l32 30v113h12v-121zM0 23v154h138v-121l-34-33zM126 166h-115v-132h83l32 30z">
          <text:p/>
        </draw:path>
        <draw:path draw:style-name="gr3" draw:text-style-name="P3" draw:layer="layout" svg:width="0.599cm" svg:height="0.551cm" svg:x="11.165cm" svg:y="3.291cm" svg:viewBox="0 0 600 552" svg:d="M536 0h-472c0 0-64 0-64 63v298c0 63 64 63 64 63h257l128 128v-128h87c0 0 64-1 64-63v-298c0-63-64-63-64-63zM428 254h-86v86h-85v-86h-86v-85h86v-84h85v84h86z">
          <text:p/>
        </draw:path>
        <draw:polygon draw:style-name="gr3" draw:text-style-name="P3" draw:layer="layout" svg:width="0.167cm" svg:height="0.272cm" svg:x="9.338cm" svg:y="3.538cm" svg:viewBox="0 0 168 273" draw:points="168,119 101,119 151,0 0,154 67,154 16,273">
          <text:p/>
        </draw:polygon>
        <draw:path draw:style-name="gr3" draw:text-style-name="P3" draw:layer="layout" svg:width="0.192cm" svg:height="0.255cm" svg:x="12.035cm" svg:y="3.419cm" svg:viewBox="0 0 193 256" svg:d="M80 32h-16v16h16zM80 64h-16v16h16zM80 128h-16v16h16zM177 0h-161c0 0-16-1-16 15v193c0 2 1 16 16 16h32v32l24-24 25 24v-32h80c16 0 16-16 16-16v-193c-1-15-16-15-16-15zM177 200c0 8-8 8-8 8 0 0-40 0-72 0v-16h-49v16c-6 0-16 0-24 0s-8-8-8-8v-24h161zM177 160h-129v-145h129zM80 96h-16v16h16z">
          <text:p/>
        </draw:path>
        <draw:path draw:style-name="gr3" draw:text-style-name="P3" draw:layer="layout" svg:width="0.479cm" svg:height="0.415cm" svg:x="13.025cm" svg:y="3.427cm" svg:viewBox="0 0 480 416" svg:d="M152 232c-13 0-23 17-23 39s10 40 23 40c14 0 24-18 24-40s-10-39-24-39zM240 320c9 0 16-4 16-8 0-5-7-8-16-8s-16 3-16 8c0 4 7 8 16 8zM328 232c-14 0-24 17-24 39s10 40 24 40c13 0 23-18 23-40s-10-39-23-39zM264 339c-4 11-13 19-24 19-10 0-20-8-23-19-1-3-4-4-6-3s-3 3-2 6c4 15 17 26 31 26s27-11 32-26c1-3-1-5-3-6s-5 0-5 3zM441 107c4-10 16-51-4-106 0 0-32-11-103 41-30-9-62-10-94-10-31 0-63 1-93 10-73-52-104-41-104-41-21 55-8 96-4 106-24 28-39 64-39 107 0 164 100 202 240 202 139 0 240-38 240-202 0-43-15-79-39-107zM240 384c-97 0-176-5-176-107 0-24 11-47 30-65 32-32 86-15 146-15 61 0 114-17 146 15 19 18 30 41 30 65 0 102-79 107-176 107z">
          <text:p/>
        </draw:path>
        <draw:path draw:style-name="gr3" draw:text-style-name="P3" draw:layer="layout" svg:width="0.623cm" svg:height="0.542cm" svg:x="14.166cm" svg:y="3.307cm" svg:viewBox="0 0 624 543" svg:d="M350 233h-77v194h-78l116 116 117-116h-78zM507 116c-5 0-10 1-16 2-29-70-99-118-180-118-80 0-149 48-178 118-6-1-11-2-16-2-65 0-117 52-117 117s52 117 117 117c12 0 24-3 35-7 21 23 50 39 82 43v-39c-31-6-56-26-69-53-13 10-30 17-48 17-43 0-78-35-78-78s35-78 78-78c15 0 29 4 42 12 12-73 76-128 152-128 77 0 141 55 154 128 12-7 26-12 42-12 43 0 78 35 78 78s-35 78-78 78c-6 0-12-1-18-2-18 24-47 41-80 41-7 0-13-1-20-3v40c7 1 13 1 20 1 37 0 72-15 96-39 1 0 1 1 2 1 64 0 117-52 117-117s-53-117-117-117z">
          <text:p/>
        </draw:path>
        <draw:path draw:style-name="gr3" draw:text-style-name="P3" draw:layer="layout" svg:width="0.224cm" svg:height="0.256cm" svg:x="14.988cm" svg:y="3.522cm" svg:viewBox="0 0 225 257" svg:d="M79 60c7 12 19 20 34 20s27-8 34-20c5 12 16 20 30 20 17 0 32-14 32-32 0-17-15-32-32-32-11 0-20 5-26 13-5-16-20-29-38-29s-33 13-38 29c-6-8-16-13-27-13-17 0-32 15-32 32 0 18 15 32 32 32 14 0 26-8 31-20zM177 32c9 0 16 7 16 16s-7 16-16 16-16-7-16-16 7-16 16-16zM113 16c13 0 24 11 24 24s-11 24-24 24-24-11-24-24 11-24 24-24zM48 64c-9 0-16-7-16-16s7-16 16-16 16 7 16 16-7 16-16 16zM193 80h-16-24c-8 0-15 3-21 8h-38c-6-5-13-8-21-8h-25-16c-17 0-32 14-32 32v24c0 12 7 22 16 27v54h65v40h64v-40h64v-54c9-5 16-15 16-27v-24c0-18-15-32-32-32zM64 201h-32v-65h-16v-24c0-9 7-16 16-16h27c-7 6-11 14-11 24v40c0 12 7 23 16 28zM145 177v-33h-16v97h-32v-97h-16v33c-9 0-17-8-17-17v-40c0-9 8-16 17-16h64c9 0 16 7 16 16v40c0 9-7 17-16 17zM209 136h-16v65h-32v-13c9-5 16-16 16-28v-40c0-10-4-18-11-24h27c9 0 16 7 16 16z">
          <text:p/>
        </draw:path>
        <draw:path draw:style-name="gr3" draw:text-style-name="P3" draw:layer="layout" svg:width="0.159cm" svg:height="0.176cm" svg:x="16.904cm" svg:y="3.586cm" svg:viewBox="0 0 160 177" svg:d="M35 149h68v-22h-68zM81 51h-23v21h-23v22h23v22h23v-22h22v-22h-22zM126 0h-103v12h94l32 30v113h11v-121zM0 23v154h138v-121l-35-33zM126 166h-115v-132h83l32 30z">
          <text:p/>
        </draw:path>
        <draw:path draw:style-name="gr3" draw:text-style-name="P3" draw:layer="layout" svg:width="0.599cm" svg:height="0.551cm" svg:x="15.507cm" svg:y="3.291cm" svg:viewBox="0 0 600 552" svg:d="M535 0h-471c0 0-64 0-64 63v298c0 63 64 63 64 63h257l129 128v-128h85c0 0 65-1 65-63v-298c0-63-65-63-65-63zM429 254h-86v86h-86v-86h-86v-85h86v-84h86v84h86z">
          <text:p/>
        </draw:path>
        <draw:polygon draw:style-name="gr3" draw:text-style-name="P3" draw:layer="layout" svg:width="0.168cm" svg:height="0.272cm" svg:x="13.679cm" svg:y="3.538cm" svg:viewBox="0 0 169 273" draw:points="169,119 102,119 152,0 0,154 67,154 17,273">
          <text:p/>
        </draw:polygon>
        <draw:path draw:style-name="gr3" draw:text-style-name="P3" draw:layer="layout" svg:width="0.192cm" svg:height="0.255cm" svg:x="16.377cm" svg:y="3.419cm" svg:viewBox="0 0 193 256" svg:d="M80 32h-16v16h16zM80 64h-16v16h16zM80 128h-16v16h16zM177 0h-161c0 0-16-1-16 15v193c0 2 1 16 16 16h32v32l24-24 24 24v-32h81c16 0 16-16 16-16v-193c-1-15-16-15-16-15zM177 200c0 8-8 8-8 8 0 0-41 0-73 0v-16h-48v16c-7 0-16 0-24 0s-8-8-8-8v-24h161zM177 160h-129v-145h129zM80 96h-16v16h16z">
          <text:p/>
        </draw:path>
        <draw:path draw:style-name="gr3" draw:text-style-name="P3" draw:layer="layout" svg:width="0.479cm" svg:height="0.415cm" svg:x="17.367cm" svg:y="3.427cm" svg:viewBox="0 0 480 416" svg:d="M152 232c-13 0-24 17-24 39s11 40 24 40 24-18 24-40-11-39-24-39zM240 320c9 0 16-4 16-8 0-5-7-8-16-8s-16 3-16 8c0 4 7 8 16 8zM327 232c-13 0-24 17-24 39s11 40 24 40c14 0 24-18 24-40s-10-39-24-39zM263 339c-3 11-13 19-23 19-11 0-20-8-23-19-1-3-4-4-6-3s-3 3-3 6c5 15 18 26 32 26s27-11 32-26c0-3-1-5-3-6s-5 0-6 3zM441 107c4-10 16-51-4-106 0 0-32-11-103 41-30-9-62-10-94-10s-64 1-94 10c-72-52-103-41-103-41-21 55-8 96-4 106-25 28-39 64-39 107 0 164 100 202 240 202 139 0 240-38 240-202 0-43-15-79-39-107zM240 384c-97 0-176-5-176-107 0-24 11-47 31-65 31-32 84-15 145-15s114-17 146 15c18 18 30 41 30 65 0 102-79 107-176 107z">
          <text:p/>
        </draw:path>
        <draw:path draw:style-name="gr3" draw:text-style-name="P3" draw:layer="layout" svg:width="0.623cm" svg:height="0.542cm" svg:x="18.508cm" svg:y="3.307cm" svg:viewBox="0 0 624 543" svg:d="M350 233h-78v194h-77l116 116 117-116h-78zM507 116c-6 0-11 1-16 2-30-70-99-118-180-118-80 0-149 48-179 118-5-1-10-2-15-2-65 0-117 52-117 117s52 117 117 117c12 0 24-3 35-7 21 23 49 39 81 43v-39c-30-6-55-26-68-53-13 10-30 17-48 17-43 0-78-35-78-78s35-78 78-78c15 0 29 4 41 12 13-73 76-128 153-128s140 55 154 128c12-7 26-12 42-12 43 0 78 35 78 78s-35 78-78 78c-6 0-12-1-18-2-18 24-48 41-80 41-7 0-14-1-20-3v40c6 1 13 1 20 1 37 0 71-15 96-39 1 0 1 1 2 1 64 0 117-52 117-117s-53-117-117-117z">
          <text:p/>
        </draw:path>
        <draw:path draw:style-name="gr3" draw:text-style-name="P3" draw:layer="layout" svg:width="0.224cm" svg:height="0.256cm" svg:x="19.33cm" svg:y="3.522cm" svg:viewBox="0 0 225 257" svg:d="M77 60c7 12 20 20 35 20s27-8 34-20c5 12 16 20 30 20 18 0 33-14 33-32 0-17-15-32-33-32-11 0-20 5-26 13-5-16-20-29-38-29s-34 13-38 29c-6-8-15-13-26-13-18 0-32 15-32 32 0 18 14 32 32 32 13 0 25-8 29-20zM176 32c9 0 17 7 17 16s-8 16-17 16-16-7-16-16 7-16 16-16zM112 16c13 0 24 11 24 24s-11 24-24 24-24-11-24-24 11-24 24-24zM48 64c-9 0-16-7-16-16s7-16 16-16 16 7 16 16-7 16-16 16zM193 80h-17-24c-8 0-16 3-21 8h-38c-6-5-13-8-21-8h-24-16c-18 0-32 14-32 32v24c0 12 7 22 16 27v54h64v40h64v-40h65v-54c9-5 16-15 16-27v-24c0-18-15-32-32-32zM64 201h-32v-65h-16v-24c0-9 7-16 16-16h27c-7 6-11 14-11 24v40c0 12 6 23 16 28zM144 177v-33h-16v97h-32v-97h-16v33c-9 0-16-8-16-17v-40c0-9 7-16 16-16h64c9 0 16 7 16 16v40c0 9-7 17-16 17zM209 136h-16v65h-33v-13c9-5 16-16 16-28v-40c0-10-5-18-11-24h28c8 0 16 7 16 16z">
          <text:p/>
        </draw:path>
        <draw:path draw:style-name="gr3" draw:text-style-name="P3" draw:layer="layout" svg:width="0.159cm" svg:height="0.176cm" svg:x="21.246cm" svg:y="3.586cm" svg:viewBox="0 0 160 177" svg:d="M34 149h68v-22h-68zM79 51h-22v21h-23v22h23v22h22v-22h23v-22h-23zM125 0h-103v12h94l33 30v113h11v-121zM0 23v154h136v-121l-34-33zM125 166h-114v-132h82l32 30z">
          <text:p/>
        </draw:path>
        <draw:path draw:style-name="gr3" draw:text-style-name="P3" draw:layer="layout" svg:width="0.598cm" svg:height="0.551cm" svg:x="19.849cm" svg:y="3.291cm" svg:viewBox="0 0 599 552" svg:d="M535 0h-471c0 0-64 0-64 63v298c0 63 64 63 64 63h258l128 128v-128h85c0 0 64-1 64-63v-298c0-63-64-63-64-63zM428 254h-85v86h-86v-86h-86v-85h86v-84h86v84h85z">
          <text:p/>
        </draw:path>
        <draw:polygon draw:style-name="gr3" draw:text-style-name="P3" draw:layer="layout" svg:width="0.168cm" svg:height="0.272cm" svg:x="18.021cm" svg:y="3.538cm" svg:viewBox="0 0 169 273" draw:points="169,119 102,119 152,0 0,154 67,154 17,273">
          <text:p/>
        </draw:polygon>
        <draw:path draw:style-name="gr3" draw:text-style-name="P3" draw:layer="layout" svg:width="0.279cm" svg:height="0.263cm" svg:x="1.229cm" svg:y="4.033cm" svg:viewBox="0 0 280 264" svg:d="M250 0h-219c0 0-31 0-31 30v143c0 30 31 31 31 31h39v60l60-60h120c0 0 30 0 30-31v-143c0-30-30-30-30-30zM200 123h-40v40h-40v-40h-40v-41h40v-41h40v41h40z">
          <text:p/>
        </draw:path>
        <draw:path draw:style-name="gr3" draw:text-style-name="P3" draw:layer="layout" svg:width="0.335cm" svg:height="0.223cm" svg:x="3.543cm" svg:y="3.794cm" svg:viewBox="0 0 336 224" svg:d="M210 98v-72c0 0 0-26-32-26h-146c0 0-32 0-32 26v72c0 27 32 28 32 28h10v44l52-44h84c0 0 32 0 32-28zM304 53h-73v45c0 0 0 46-53 46h-52v9c0 26 31 26 31 26h84l52 45v-45h11c0 0 32 0 32-26v-73c0-27-32-27-32-27z">
          <text:p/>
        </draw:path>
        <draw:path draw:style-name="gr3" draw:text-style-name="P3" draw:layer="layout" svg:width="0.295cm" svg:height="0.208cm" svg:x="1.636cm" svg:y="3.833cm" svg:viewBox="0 0 296 209" svg:d="M98 0l-98 104 98 105 28-31-70-74 70-74zM196 0l-28 30 71 74-71 74 28 31 100-105z">
          <text:p/>
        </draw:path>
        <draw:path draw:style-name="gr3" draw:text-style-name="P3" draw:layer="layout" svg:width="0.192cm" svg:height="0.222cm" svg:x="3.242cm" svg:y="3.963cm" svg:viewBox="0 0 193 223" svg:d="M112 80c25 11 44 2 44 2 0 0 13-18 7-37 9 0 16-4 16-9 0-6-9-10-19-10-5 0-8 0-11 1-3-1-6-3-9-5-3-1-6-2-9-3-2-3-4-6-6-9-8-8-18-12-22-8-3 3-2 11 4 18-18 7-24 29-24 29 0 0 5 20 29 31zM173 111c-5 0-10 1-13 3 0-5 0-10-1-15-9 3-26 5-46-1l-33 74c0 0-4 7-11 4-7-4-4-11-4-11l33-74c-17-10-26-24-30-33-4 2-8 5-11 8-1-3-3-7-7-11-7-8-16-11-20-8-4 4-2 13 6 21 3 5 7 7 11 9-5 6-9 13-13 20 0 1 0 1 0 2-2-1-4-1-5-1-13-3-25-1-27 4-1 5 8 12 21 15 1 0 3 1 5 1-2 10-3 20-2 31-3 0-7 0-11 2-10 4-17 11-15 17 2 5 12 6 22 2 3-1 6-3 8-4 6 14 16 25 29 32 14 6 29 6 44 0 0 3 1 6 2 10 4 10 11 17 17 15s7-12 3-22c-2-5-4-8-6-11 8-5 15-12 21-20 2 1 3 2 5 3 11 8 22 11 25 6s-4-15-14-23c-2-1-4-2-5-3 0-1 0-1 0-1 4-9 6-17 7-25 4 2 9 4 15 4 11 0 20-4 20-10 0-5-9-10-20-10z">
          <text:p/>
        </draw:path>
        <draw:polygon draw:style-name="gr3" draw:text-style-name="P3" draw:layer="layout" svg:width="0.088cm" svg:height="0.144cm" svg:x="0.015cm" svg:y="3.905cm" svg:viewBox="0 0 89 145" draw:points="89,64 54,64 80,0 0,82 37,82 9,145">
          <text:p/>
        </draw:polygon>
        <draw:polygon draw:style-name="gr3" draw:text-style-name="P3" draw:layer="layout" svg:width="0.208cm" svg:height="0.343cm" svg:x="2.274cm" svg:y="3.778cm" svg:viewBox="0 0 209 344" draw:points="209,150 126,150 188,0 0,194 83,194 21,344">
          <text:p/>
        </draw:polygon>
        <draw:path draw:style-name="gr3" draw:text-style-name="P3" draw:layer="layout" svg:width="0.28cm" svg:height="0.263cm" svg:x="5.57cm" svg:y="4.033cm" svg:viewBox="0 0 281 264" svg:d="M251 0h-221c0 0-30 0-30 30v143c0 30 30 31 30 31h40v60l60-60h121c0 0 30 0 30-31v-143c0-30-30-30-30-30zM201 123h-40v40h-41v-40h-40v-41h40v-41h41v41h40z">
          <text:p/>
        </draw:path>
        <draw:path draw:style-name="gr3" draw:text-style-name="P3" draw:layer="layout" svg:width="0.335cm" svg:height="0.223cm" svg:x="7.885cm" svg:y="3.794cm" svg:viewBox="0 0 336 224" svg:d="M209 98v-72c0 0 1-26-31-26h-147c0 0-31 0-31 26v72c0 27 31 28 31 28h11v44l52-44h84c0 0 31 0 31-28zM304 53h-74v45c0 0 1 46-52 46h-52v9c0 26 31 26 31 26h84l52 45v-45h11c0 0 32 0 32-26v-73c0-27-32-27-32-27z">
          <text:p/>
        </draw:path>
        <draw:path draw:style-name="gr3" draw:text-style-name="P3" draw:layer="layout" svg:width="0.296cm" svg:height="0.208cm" svg:x="5.977cm" svg:y="3.833cm" svg:viewBox="0 0 297 209" svg:d="M100 0l-100 104 100 105 28-31-71-74 71-74zM198 0l-28 30 70 74-70 74 28 31 99-105z">
          <text:p/>
        </draw:path>
        <draw:path draw:style-name="gr3" draw:text-style-name="P3" draw:layer="layout" svg:width="0.194cm" svg:height="0.222cm" svg:x="7.584cm" svg:y="3.963cm" svg:viewBox="0 0 195 223" svg:d="M114 80c24 11 43 2 43 2 0 0 12-18 7-37 9 0 16-4 16-9 0-6-9-10-20-10-4 0-7 0-11 1-2-1-5-3-8-5-4-1-7-2-9-3-2-3-4-6-6-9-8-8-17-12-21-8-3 3-2 11 3 18-18 7-24 29-24 29 0 0 6 20 30 31zM174 111c-5 0-10 1-13 3 0-5 0-10-1-15-9 3-26 5-45-1l-34 74c0 0-3 7-10 4-7-4-4-11-4-11l33-74c-17-10-26-24-30-33-4 2-8 5-11 8-1-3-4-7-7-11-7-8-16-11-20-8-4 4-2 13 5 21 4 5 8 7 12 9-5 6-9 13-13 20 0 1 0 1-1 2-1-1-3-1-5-1-12-3-24-1-26 4s8 12 20 15c2 0 4 1 6 1-3 10-3 20-2 31-3 0-7 0-11 2-10 4-18 11-17 17 3 5 14 6 24 2 3-1 6-3 8-4 6 14 15 25 29 32 14 6 29 6 43 0 1 3 1 6 3 10 3 10 11 17 16 15s7-12 3-22c-2-5-4-8-6-11 8-5 15-12 21-20 2 1 3 2 5 3 10 8 21 11 24 6s-3-15-14-23c-1-1-3-2-5-3 1-1 1-1 1-1 4-9 6-17 7-25 4 2 9 4 15 4 11 0 21-4 21-10 0-5-10-10-21-10z">
          <text:p/>
        </draw:path>
        <draw:polygon draw:style-name="gr3" draw:text-style-name="P3" draw:layer="layout" svg:width="0.088cm" svg:height="0.144cm" svg:x="4.357cm" svg:y="3.905cm" svg:viewBox="0 0 89 145" draw:points="89,64 54,64 80,0 0,82 35,82 9,145">
          <text:p/>
        </draw:polygon>
        <draw:polygon draw:style-name="gr3" draw:text-style-name="P3" draw:layer="layout" svg:width="0.207cm" svg:height="0.343cm" svg:x="6.616cm" svg:y="3.778cm" svg:viewBox="0 0 208 344" draw:points="208,150 125,150 188,0 0,194 83,194 21,344">
          <text:p/>
        </draw:polygon>
        <draw:path draw:style-name="gr3" draw:text-style-name="P3" draw:layer="layout" svg:width="0.28cm" svg:height="0.263cm" svg:x="9.912cm" svg:y="4.033cm" svg:viewBox="0 0 281 264" svg:d="M250 0h-220c0 0-30 0-30 30v143c0 30 30 31 30 31h40v60l60-60h120c0 0 31 0 31-31v-143c0-30-31-30-31-30zM200 123h-40v40h-40v-40h-40v-41h40v-41h40v41h40z">
          <text:p/>
        </draw:path>
        <draw:path draw:style-name="gr3" draw:text-style-name="P3" draw:layer="layout" svg:width="0.335cm" svg:height="0.223cm" svg:x="12.227cm" svg:y="3.794cm" svg:viewBox="0 0 336 224" svg:d="M210 98v-72c0 0 1-26-31-26h-147c0 0-32 0-32 26v72c0 27 32 28 32 28h11v44l52-44h84c0 0 31 0 31-28zM304 53h-73v45c0 0 0 46-52 46h-53v9c0 26 32 26 32 26h84l52 45v-45h10c0 0 32 0 32-26v-73c0-27-32-27-32-27z">
          <text:p/>
        </draw:path>
        <draw:path draw:style-name="gr3" draw:text-style-name="P3" draw:layer="layout" svg:width="0.296cm" svg:height="0.208cm" svg:x="10.319cm" svg:y="3.833cm" svg:viewBox="0 0 297 209" svg:d="M99 0l-99 104 99 105 28-31-70-74 70-74zM198 0l-28 30 70 74-70 74 28 31 99-105z">
          <text:p/>
        </draw:path>
        <draw:path draw:style-name="gr3" draw:text-style-name="P3" draw:layer="layout" svg:width="0.192cm" svg:height="0.222cm" svg:x="11.926cm" svg:y="3.963cm" svg:viewBox="0 0 193 223" svg:d="M114 80c24 11 43 2 43 2 0 0 12-18 6-37 10 0 17-4 17-9 0-6-9-10-20-10-4 0-8 0-11 1-2-1-5-3-9-5-3-1-6-2-9-3-1-3-3-6-6-9-7-8-16-12-20-8-4 3-2 11 3 18-18 7-24 29-24 29 0 0 6 20 30 31zM174 111c-5 0-10 1-13 3 0-5 0-10-1-15-10 3-26 5-45-1l-34 74c0 0-3 7-11 4-7-4-4-11-4-11l34-74c-17-10-27-24-31-33-4 2-8 5-11 8-2-3-4-7-7-11-7-8-16-11-20-8-4 4-2 13 5 21 4 5 8 7 12 9-5 6-10 13-13 20 0 1-1 1-1 2-1-1-3-1-5-1-13-3-24-1-26 4s7 12 20 15c2 0 4 1 5 1-2 10-2 20-1 31-4 0-7 0-11 2-11 4-18 11-16 17 2 5 12 6 23 2 3-1 6-3 8-4 6 14 15 25 29 32 13 6 30 6 44 0 0 3 1 6 2 10 4 10 12 17 17 15s6-12 2-22c-1-5-3-8-5-11 8-5 15-12 21-20 1 1 3 2 4 3 11 8 22 11 25 6s-3-15-14-23c-1-1-3-2-5-3 0-1 1-1 1-1 3-9 6-17 7-25 4 2 9 4 15 4 11 0 19-4 19-10 1-5-8-10-19-10z">
          <text:p/>
        </draw:path>
        <draw:polygon draw:style-name="gr3" draw:text-style-name="P3" draw:layer="layout" svg:width="0.088cm" svg:height="0.144cm" svg:x="8.699cm" svg:y="3.905cm" svg:viewBox="0 0 89 145" draw:points="89,64 54,64 80,0 0,82 35,82 9,145">
          <text:p/>
        </draw:polygon>
        <draw:polygon draw:style-name="gr3" draw:text-style-name="P3" draw:layer="layout" svg:width="0.207cm" svg:height="0.343cm" svg:x="10.958cm" svg:y="3.778cm" svg:viewBox="0 0 208 344" draw:points="208,150 125,150 187,0 0,194 83,194 20,344">
          <text:p/>
        </draw:polygon>
        <draw:path draw:style-name="gr3" draw:text-style-name="P3" draw:layer="layout" svg:width="0.279cm" svg:height="0.263cm" svg:x="14.254cm" svg:y="4.033cm" svg:viewBox="0 0 280 264" svg:d="M250 0h-220c0 0-30 0-30 30v143c0 30 30 31 30 31h40v60l61-60h119c0 0 30 0 30-31v-143c0-30-30-30-30-30zM201 123h-40v40h-40v-40h-41v-41h41v-41h40v41h40z">
          <text:p/>
        </draw:path>
        <draw:path draw:style-name="gr3" draw:text-style-name="P3" draw:layer="layout" svg:width="0.335cm" svg:height="0.223cm" svg:x="16.569cm" svg:y="3.794cm" svg:viewBox="0 0 336 224" svg:d="M210 98v-72c0 0 0-26-31-26h-147c0 0-32 0-32 26v72c0 27 32 28 32 28h10v44l53-44h84c0 0 31 0 31-28zM304 53h-73v45c0 0 0 46-52 46h-53v9c0 26 32 26 32 26h83l53 45v-45h10c0 0 32 0 32-26v-73c0-27-32-27-32-27z">
          <text:p/>
        </draw:path>
        <draw:path draw:style-name="gr3" draw:text-style-name="P3" draw:layer="layout" svg:width="0.295cm" svg:height="0.208cm" svg:x="14.661cm" svg:y="3.833cm" svg:viewBox="0 0 296 209" svg:d="M99 0l-99 104 99 105 28-31-71-74 71-74zM197 0l-28 30 71 74-71 74 28 31 99-105z">
          <text:p/>
        </draw:path>
        <draw:path draw:style-name="gr3" draw:text-style-name="P3" draw:layer="layout" svg:width="0.192cm" svg:height="0.222cm" svg:x="16.268cm" svg:y="3.963cm" svg:viewBox="0 0 193 223" svg:d="M113 80c24 11 44 2 44 2 0 0 12-18 6-37 10 0 17-4 17-9 0-6-9-10-20-10-4 0-8 0-11 1-4-1-6-3-10-5-3-1-6-2-9-3-1-3-3-6-6-9-7-8-16-12-20-8-4 3-2 11 3 18-18 7-24 29-24 29 0 0 6 20 30 31zM174 111c-5 0-10 1-14 3 1-5 0-10 0-15-10 3-28 5-47-1l-33 74c0 0-3 7-10 4-8-4-4-11-4-11l33-74c-17-10-26-24-31-33-3 2-7 5-11 8-1-3-3-7-6-11-7-8-16-11-21-8-4 4-1 13 6 21 4 5 8 7 11 9-4 6-9 13-12 20-1 1-1 1-1 2-2-1-3-1-5-1-13-3-25-1-26 4-2 5 7 12 20 15 2 0 3 1 5 1-2 10-3 20-1 31-4 0-8 0-11 2-11 4-18 11-16 17 2 5 12 6 23 2 3-1 6-3 8-4 5 14 15 25 29 32 13 6 29 6 43 0 0 3 1 6 2 10 4 10 12 17 17 15s6-12 2-22c-1-5-3-8-6-11 8-5 16-12 22-20 1 1 3 2 4 3 12 8 23 11 26 6s-3-15-14-23c-2-1-3-2-5-3 0-1 1-1 1-1 3-9 6-17 7-25 4 2 9 4 14 4 11 0 20-4 20-10 0-5-8-10-19-10z">
          <text:p/>
        </draw:path>
        <draw:polygon draw:style-name="gr3" draw:text-style-name="P3" draw:layer="layout" svg:width="0.088cm" svg:height="0.144cm" svg:x="13.041cm" svg:y="3.905cm" svg:viewBox="0 0 89 145" draw:points="89,64 54,64 80,0 0,82 35,82 9,145">
          <text:p/>
        </draw:polygon>
        <draw:polygon draw:style-name="gr3" draw:text-style-name="P3" draw:layer="layout" svg:width="0.207cm" svg:height="0.343cm" svg:x="15.3cm" svg:y="3.778cm" svg:viewBox="0 0 208 344" draw:points="208,150 125,150 187,0 0,194 83,194 20,344">
          <text:p/>
        </draw:polygon>
        <draw:path draw:style-name="gr3" draw:text-style-name="P3" draw:layer="layout" svg:width="0.279cm" svg:height="0.263cm" svg:x="18.596cm" svg:y="4.033cm" svg:viewBox="0 0 280 264" svg:d="M250 0h-220c0 0-30 0-30 30v143c0 30 30 31 30 31h40v60l59-60h121c0 0 30 0 30-31v-143c0-30-30-30-30-30zM199 123h-40v40h-39v-40h-40v-41h40v-41h39v41h40z">
          <text:p/>
        </draw:path>
        <draw:path draw:style-name="gr3" draw:text-style-name="P3" draw:layer="layout" svg:width="0.336cm" svg:height="0.223cm" svg:x="20.91cm" svg:y="3.794cm" svg:viewBox="0 0 337 224" svg:d="M211 98v-72c0 0 0-26-32-26h-146c0 0-33 0-33 26v72c0 27 33 28 33 28h10v44l53-44h83c0 0 32 0 32-28zM305 53h-73v45c0 0 0 46-53 46h-52v9c0 26 31 26 31 26h84l53 45v-45h10c0 0 32 0 32-26v-73c0-27-32-27-32-27z">
          <text:p/>
        </draw:path>
        <draw:path draw:style-name="gr3" draw:text-style-name="P3" draw:layer="layout" svg:width="0.295cm" svg:height="0.208cm" svg:x="19.003cm" svg:y="3.833cm" svg:viewBox="0 0 296 209" svg:d="M99 0l-99 104 99 105 29-31-71-74 71-74zM198 0l-29 30 71 74-71 74 29 31 98-105z">
          <text:p/>
        </draw:path>
        <draw:path draw:style-name="gr3" draw:text-style-name="P3" draw:layer="layout" svg:width="0.192cm" svg:height="0.222cm" svg:x="20.61cm" svg:y="3.963cm" svg:viewBox="0 0 193 223" svg:d="M113 80c24 11 43 2 43 2 0 0 13-18 7-37 9 0 16-4 16-9 0-6-8-10-19-10-4 0-8 0-11 1-3-1-6-3-9-5-3-1-6-2-9-3-1-3-3-6-6-9-7-8-16-12-20-8-4 3-2 11 3 18-18 7-24 29-24 29 0 0 5 20 29 31zM173 111c-5 0-9 1-13 3 0-5 0-10 0-15-10 3-27 5-46-1l-33 74c0 0-3 7-11 4-7-4-4-11-4-11l34-74c-18-10-27-24-31-33-4 2-7 5-11 8-1-3-3-7-6-11-8-8-17-11-21-8-5 4-2 13 6 21 3 5 8 7 11 9-5 6-9 13-13 20 0 1 0 1 0 2-2-1-3-1-6-1-13-3-25-1-26 4-2 5 7 12 20 15 2 0 3 1 5 1-2 10-3 20-2 31-3 0-7 0-11 2-10 4-17 11-15 17 2 5 12 6 23 2 3-1 5-3 9-4 5 14 15 25 28 32 14 6 29 6 44 0 0 3 1 6 2 10 4 10 11 17 17 15 5-2 6-12 2-22-1-5-4-8-6-11 8-5 15-12 22-20 1 1 3 2 4 3 11 8 22 11 25 6s-3-15-14-23c-2-1-3-2-5-3 0-1 0-1 1-1 3-9 5-17 7-25 3 2 8 4 14 4 11 0 20-4 20-10 0-5-9-10-20-10z">
          <text:p/>
        </draw:path>
        <draw:polygon draw:style-name="gr3" draw:text-style-name="P3" draw:layer="layout" svg:width="0.087cm" svg:height="0.144cm" svg:x="17.383cm" svg:y="3.905cm" svg:viewBox="0 0 88 145" draw:points="88,64 52,64 80,0 0,82 35,82 8,145">
          <text:p/>
        </draw:polygon>
        <draw:polygon draw:style-name="gr3" draw:text-style-name="P3" draw:layer="layout" svg:width="0.208cm" svg:height="0.343cm" svg:x="19.641cm" svg:y="3.778cm" svg:viewBox="0 0 209 344" draw:points="209,150 125,150 188,0 0,194 83,194 21,344">
          <text:p/>
        </draw:polygon>
        <draw:path draw:style-name="gr3" draw:text-style-name="P3" draw:layer="layout" svg:width="0.279cm" svg:height="0.263cm" svg:x="1.042cm" svg:y="2.364cm" svg:viewBox="0 0 280 264" svg:d="M250 0h-220c0 0-30 0-30 30v143c0 30 30 30 30 30h40v61l59-61h121c0 0 30 0 30-30v-143c0-30-30-30-30-30zM199 121h-40v42h-40v-42h-40v-40h40v-41h40v41h40z">
          <text:p/>
        </draw:path>
        <draw:path draw:style-name="gr3" draw:text-style-name="P3" draw:layer="layout" svg:width="0.335cm" svg:height="0.224cm" svg:x="3.356cm" svg:y="2.018cm" svg:viewBox="0 0 336 225" svg:d="M211 99v-72c0 0 0-27-32-27h-147c0 0-32 0-32 27v72c0 27 32 28 32 28h10v44l52-44h85c0 0 32 0 32-28zM305 54h-73v45c0 0 0 45-53 45h-53v9c0 27 31 27 31 27h85l52 45v-45h11c0 0 31 0 31-27v-72c0-27-31-27-31-27z">
          <text:p/>
        </draw:path>
        <draw:path draw:style-name="gr3" draw:text-style-name="P3" draw:layer="layout" svg:width="0.295cm" svg:height="0.208cm" svg:x="1.449cm" svg:y="2.058cm" svg:viewBox="0 0 296 209" svg:d="M98 0l-98 104 98 105 28-30-70-75 70-74zM197 0l-29 30 72 74-72 75 29 30 99-105z">
          <text:p/>
        </draw:path>
        <draw:polygon draw:style-name="gr3" draw:text-style-name="P3" draw:layer="layout" svg:width="0.208cm" svg:height="0.344cm" svg:x="2.087cm" svg:y="2.002cm" svg:viewBox="0 0 209 345" draw:points="209,151 126,151 188,0 0,193 83,193 21,345">
          <text:p/>
        </draw:polygon>
        <draw:path draw:style-name="gr3" draw:text-style-name="P3" draw:layer="layout" svg:width="0.28cm" svg:height="0.263cm" svg:x="5.383cm" svg:y="2.364cm" svg:viewBox="0 0 281 264" svg:d="M251 0h-221c0 0-30 0-30 30v143c0 30 30 30 30 30h41v61l60-61h120c0 0 30 0 30-30v-143c0-30-30-30-30-30zM201 121h-40v42h-40v-42h-40v-40h40v-41h40v41h40z">
          <text:p/>
        </draw:path>
        <draw:path draw:style-name="gr3" draw:text-style-name="P3" draw:layer="layout" svg:width="0.335cm" svg:height="0.224cm" svg:x="7.698cm" svg:y="2.018cm" svg:viewBox="0 0 336 225" svg:d="M210 99v-72c0 0 1-27-31-27h-148c0 0-31 0-31 27v72c0 27 31 28 31 28h11v44l52-44h85c0 0 31 0 31-28zM305 54h-74v45c0 0 1 45-52 45h-53v9c0 27 31 27 31 27h85l52 45v-45h11c0 0 31 0 31-27v-72c0-27-31-27-31-27z">
          <text:p/>
        </draw:path>
        <draw:path draw:style-name="gr3" draw:text-style-name="P3" draw:layer="layout" svg:width="0.296cm" svg:height="0.208cm" svg:x="5.79cm" svg:y="2.058cm" svg:viewBox="0 0 297 209" svg:d="M99 0l-99 104 99 105 28-30-70-75 70-74zM197 0l-28 30 70 74-70 75 28 30 100-105z">
          <text:p/>
        </draw:path>
        <draw:polygon draw:style-name="gr3" draw:text-style-name="P3" draw:layer="layout" svg:width="0.088cm" svg:height="0.144cm" svg:x="4.17cm" svg:y="2.13cm" svg:viewBox="0 0 89 145" draw:points="89,63 54,63 80,0 0,81 35,81 9,145">
          <text:p/>
        </draw:polygon>
        <draw:polygon draw:style-name="gr3" draw:text-style-name="P3" draw:layer="layout" svg:width="0.208cm" svg:height="0.344cm" svg:x="6.429cm" svg:y="2.002cm" svg:viewBox="0 0 209 345" draw:points="209,151 126,151 188,0 0,193 83,193 21,345">
          <text:p/>
        </draw:polygon>
        <draw:path draw:style-name="gr3" draw:text-style-name="P3" draw:layer="layout" svg:width="0.28cm" svg:height="0.263cm" svg:x="9.725cm" svg:y="2.364cm" svg:viewBox="0 0 281 264" svg:d="M251 0h-221c0 0-30 0-30 30v143c0 30 30 30 30 30h40v61l60-61h121c0 0 30 0 30-30v-143c0-30-30-30-30-30zM201 121h-41v42h-40v-42h-40v-40h40v-41h40v41h41z">
          <text:p/>
        </draw:path>
        <draw:path draw:style-name="gr3" draw:text-style-name="P3" draw:layer="layout" svg:width="0.335cm" svg:height="0.224cm" svg:x="12.04cm" svg:y="2.018cm" svg:viewBox="0 0 336 225" svg:d="M210 99v-72c0 0 1-27-32-27h-147c0 0-31 0-31 27v72c0 27 31 28 31 28h11v44l52-44h84c0 0 32 0 32-28zM305 54h-74v45c0 0 1 45-53 45h-52v9c0 27 31 27 31 27h85l52 45v-45h11c0 0 31 0 31-27v-72c0-27-31-27-31-27z">
          <text:p/>
        </draw:path>
        <draw:path draw:style-name="gr3" draw:text-style-name="P3" draw:layer="layout" svg:width="0.296cm" svg:height="0.208cm" svg:x="10.132cm" svg:y="2.058cm" svg:viewBox="0 0 297 209" svg:d="M100 0l-100 104 100 105 28-30-70-75 70-74zM198 0l-28 30 70 74-70 75 28 30 99-105z">
          <text:p/>
        </draw:path>
        <draw:polygon draw:style-name="gr3" draw:text-style-name="P3" draw:layer="layout" svg:width="0.088cm" svg:height="0.144cm" svg:x="8.512cm" svg:y="2.13cm" svg:viewBox="0 0 89 145" draw:points="89,63 53,63 80,0 0,81 35,81 9,145">
          <text:p/>
        </draw:polygon>
        <draw:polygon draw:style-name="gr3" draw:text-style-name="P3" draw:layer="layout" svg:width="0.207cm" svg:height="0.344cm" svg:x="10.771cm" svg:y="2.002cm" svg:viewBox="0 0 208 345" draw:points="208,151 125,151 188,0 0,193 83,193 21,345">
          <text:p/>
        </draw:polygon>
        <draw:path draw:style-name="gr3" draw:text-style-name="P3" draw:layer="layout" svg:width="0.279cm" svg:height="0.263cm" svg:x="14.067cm" svg:y="2.364cm" svg:viewBox="0 0 280 264" svg:d="M251 0h-220c0 0-31 0-31 30v143c0 30 31 30 31 30h40v61l60-61h120c0 0 29 0 29-30v-143c0-30-29-30-29-30zM201 121h-40v42h-40v-42h-40v-40h40v-41h40v41h40z">
          <text:p/>
        </draw:path>
        <draw:path draw:style-name="gr3" draw:text-style-name="P3" draw:layer="layout" svg:width="0.335cm" svg:height="0.224cm" svg:x="16.382cm" svg:y="2.018cm" svg:viewBox="0 0 336 225" svg:d="M210 99v-72c0 0 0-27-32-27h-147c0 0-31 0-31 27v72c0 27 31 28 31 28h11v44l52-44h84c0 0 32 0 32-28zM304 54h-73v45c0 0 0 45-53 45h-53v9c0 27 32 27 32 27h85l52 45v-45h10c0 0 32 0 32-27v-72c0-27-32-27-32-27z">
          <text:p/>
        </draw:path>
        <draw:path draw:style-name="gr3" draw:text-style-name="P3" draw:layer="layout" svg:width="0.295cm" svg:height="0.208cm" svg:x="14.474cm" svg:y="2.058cm" svg:viewBox="0 0 296 209" svg:d="M99 0l-99 104 99 105 28-30-71-75 71-74zM198 0l-28 30 70 74-70 75 28 30 98-105z">
          <text:p/>
        </draw:path>
        <draw:polygon draw:style-name="gr3" draw:text-style-name="P3" draw:layer="layout" svg:width="0.088cm" svg:height="0.144cm" svg:x="12.854cm" svg:y="2.13cm" svg:viewBox="0 0 89 145" draw:points="89,63 53,63 80,0 0,81 35,81 9,145">
          <text:p/>
        </draw:polygon>
        <draw:polygon draw:style-name="gr3" draw:text-style-name="P3" draw:layer="layout" svg:width="0.207cm" svg:height="0.344cm" svg:x="15.113cm" svg:y="2.002cm" svg:viewBox="0 0 208 345" draw:points="208,151 125,151 187,0 0,193 83,193 20,345">
          <text:p/>
        </draw:polygon>
        <draw:path draw:style-name="gr3" draw:text-style-name="P3" draw:layer="layout" svg:width="0.279cm" svg:height="0.263cm" svg:x="18.409cm" svg:y="2.364cm" svg:viewBox="0 0 280 264" svg:d="M250 0h-220c0 0-30 0-30 30v143c0 30 30 30 30 30h40v61l60-61h120c0 0 30 0 30-30v-143c0-30-30-30-30-30zM200 121h-39v42h-41v-42h-40v-40h40v-41h41v41h39z">
          <text:p/>
        </draw:path>
        <draw:path draw:style-name="gr3" draw:text-style-name="P3" draw:layer="layout" svg:width="0.336cm" svg:height="0.224cm" svg:x="20.723cm" svg:y="2.018cm" svg:viewBox="0 0 337 225" svg:d="M210 99v-72c0 0 0-27-31-27h-147c0 0-32 0-32 27v72c0 27 32 28 32 28h10v44l53-44h84c0 0 31 0 31-28zM305 54h-73v45c0 0 0 45-53 45h-53v9c0 27 32 27 32 27h84l53 45v-45h10c0 0 32 0 32-27v-72c0-27-32-27-32-27z">
          <text:p/>
        </draw:path>
        <draw:path draw:style-name="gr3" draw:text-style-name="P3" draw:layer="layout" svg:width="0.295cm" svg:height="0.208cm" svg:x="18.816cm" svg:y="2.058cm" svg:viewBox="0 0 296 209" svg:d="M99 0l-99 104 99 105 28-30-71-75 71-74zM197 0l-28 30 71 74-71 75 28 30 99-105z">
          <text:p/>
        </draw:path>
        <draw:path draw:style-name="gr3" draw:text-style-name="P3" draw:layer="layout" svg:width="0.192cm" svg:height="0.222cm" svg:x="3.055cm" svg:y="2.188cm" svg:viewBox="0 0 193 223" svg:d="M112 80c25 11 44 2 44 2 0 0 13-19 7-37 9-1 16-4 16-9 0-6-8-10-19-10-4 0-8 0-11 1-3-2-6-3-9-5-3-1-6-2-9-3-1-3-3-6-6-9-7-8-17-12-21-9-4 4-3 11 3 19-18 7-24 29-24 29 0 0 5 20 29 31zM173 111c-5 0-9 1-13 2 0-5 0-10-1-14-9 2-26 5-45-1l-34 74c0 0-4 7-11 4-7-4-4-11-4-11l34-74c-18-10-27-25-31-33-4 2-7 5-11 8-1-3-3-7-6-11-8-8-17-12-21-8s-1 13 6 21c3 4 7 7 11 9-5 6-9 13-13 20 0 1 0 1 0 2-2-1-4-1-5-2-13-3-25-1-27 5-1 5 8 12 21 15 1 0 3 0 5 1-2 10-3 20-2 30-3 0-7 1-11 3-10 4-17 11-15 16 2 6 12 7 22 3 3-1 6-3 9-4 5 14 15 25 28 31 14 7 29 6 44 1 0 3 1 6 2 9 4 11 12 18 17 16 6-2 7-12 3-23-2-4-4-7-6-10 8-5 15-12 21-21 2 2 3 3 5 4 11 8 22 10 25 6 3-5-4-15-14-23-2-1-4-2-5-3 0-1 0-1 0-2 4-7 6-16 8-24 3 2 8 3 14 4 11 0 20-5 20-10 0-6-9-10-20-10z">
          <text:p/>
        </draw:path>
        <draw:path draw:style-name="gr3" draw:text-style-name="P3" draw:layer="layout" svg:width="0.192cm" svg:height="0.222cm" svg:x="7.397cm" svg:y="2.188cm" svg:viewBox="0 0 193 223" svg:d="M112 80c24 11 43 2 43 2 0 0 13-19 7-37 9-1 16-4 16-9 0-6-9-10-20-10-4 0-7 0-10 1-3-2-6-3-9-5-4-1-6-2-9-3-2-3-4-6-6-9-7-8-17-12-21-9-3 4-2 11 3 19-17 7-24 29-24 29 0 0 6 20 30 31zM172 111c-5 0-10 1-13 2 0-5 0-10-1-14-9 2-26 5-45-1l-33 74c0 0-4 7-11 4-7-4-4-11-4-11l33-74c-17-10-26-25-30-33-4 2-8 5-11 8-1-3-4-7-7-11-7-8-16-12-20-8s-2 13 6 21c3 4 7 7 11 9-5 6-9 13-13 20 0 1 0 1 0 2-2-1-4-1-5-2-13-3-25-1-27 5-1 5 8 12 21 15 1 0 3 0 5 1-3 10-3 20-2 30-3 0-7 1-11 3-10 4-17 11-15 16 2 6 12 7 22 3 3-1 6-3 8-4 6 14 16 25 29 31 14 7 29 6 43 1 1 3 1 6 3 9 4 11 11 18 16 16 6-2 7-12 3-23-2-4-4-7-6-10 8-5 15-12 21-21 2 2 3 3 5 4 10 8 22 10 25 6 3-5-4-15-14-23-2-1-4-2-5-3 0-1 0-1 0-2 4-7 6-16 7-24 4 2 9 3 15 4 11 0 21-5 21-10 0-6-10-10-21-10z">
          <text:p/>
        </draw:path>
        <draw:path draw:style-name="gr3" draw:text-style-name="P3" draw:layer="layout" svg:width="0.193cm" svg:height="0.222cm" svg:x="11.739cm" svg:y="2.188cm" svg:viewBox="0 0 194 223" svg:d="M114 80c24 11 43 2 43 2 0 0 12-19 7-37 9-1 16-4 16-9 0-6-9-10-20-10-4 0-8 0-11 1-2-2-5-3-9-5-3-1-6-2-9-3-1-3-3-6-5-9-8-8-17-12-21-9-3 4-2 11 3 19-18 7-24 29-24 29 0 0 6 20 30 31zM174 111c-5 0-10 1-13 2 0-5 0-10-1-14-9 2-26 5-45-1l-34 74c0 0-3 7-10 4-8-4-5-11-5-11l34-74c-17-10-26-25-30-33-5 2-9 5-12 8-2-3-4-7-7-11-7-8-16-12-20-8s-2 13 5 21c4 4 8 7 12 9-5 6-10 13-13 20 0 1 0 1-1 2-1-1-3-1-5-2-13-3-24-1-26 5-2 5 7 12 20 15 2 0 4 0 5 1-2 10-2 20-1 30-3 0-7 1-11 3-11 4-18 11-16 16 2 6 13 7 23 3 3-1 6-3 8-4 6 14 15 25 29 31 15 7 30 6 44 1 1 3 1 6 2 9 4 11 12 18 17 16s6-12 3-23c-2-4-4-7-6-10 8-5 15-12 21-21 1 2 3 3 5 4 10 8 21 10 24 6 3-5-3-15-14-23-1-1-3-2-5-3 1-1 1-1 1-2 4-7 6-16 7-24 4 2 9 3 15 4 11 0 19-5 20-10 0-6-9-10-20-10z">
          <text:p/>
        </draw:path>
        <draw:path draw:style-name="gr3" draw:text-style-name="P3" draw:layer="layout" svg:width="0.192cm" svg:height="0.222cm" svg:x="16.081cm" svg:y="2.188cm" svg:viewBox="0 0 193 223" svg:d="M113 80c24 11 44 2 44 2 0 0 12-19 6-37 10-1 17-4 17-9 0-6-9-10-20-10-4 0-8 0-11 1-2-2-5-3-10-5-3-1-6-2-9-3-1-3-3-6-6-9-7-8-16-12-20-9-4 4-2 11 3 19-18 7-24 29-24 29 0 0 6 20 30 31zM174 111c-5 0-10 1-13 2 0-5 0-10-1-14-10 2-27 5-46-1l-34 74c0 0-3 7-10 4-8-4-4-11-4-11l33-74c-17-10-26-25-30-33-4 2-8 5-11 8-2-3-4-7-7-11-7-8-16-12-20-8-5 4-2 13 5 21 4 4 8 7 11 9-4 6-9 13-12 20 0 1-1 1-1 2-1-1-3-1-5-2-13-3-25-1-26 5-2 5 7 12 20 15 2 0 4 0 5 1-2 10-3 20-1 30-4 0-7 1-11 3-11 4-18 11-16 16 2 6 12 7 23 3 3-1 6-3 8-4 5 14 15 25 29 31 13 7 29 6 43 1 0 3 1 6 2 9 4 11 12 18 17 16s6-12 2-23c-1-4-3-7-5-10 7-5 15-12 21-21 1 2 3 3 5 4 11 8 22 10 25 6 3-5-3-15-14-23-2-1-3-2-5-3 0-1 1-1 1-2 3-7 6-16 7-24 4 2 9 3 15 4 10 0 19-5 19-10 0-6-8-10-19-10z">
          <text:p/>
        </draw:path>
        <draw:path draw:style-name="gr3" draw:text-style-name="P3" draw:layer="layout" svg:width="0.192cm" svg:height="0.222cm" svg:x="20.423cm" svg:y="2.188cm" svg:viewBox="0 0 193 223" svg:d="M114 80c24 11 42 2 42 2 0 0 13-19 7-37 9-1 16-4 16-9 1-6-8-10-19-10-4 0-8 0-11 1-3-2-5-3-9-5-3-1-6-2-9-3-1-3-3-6-6-9-7-8-16-12-20-9-4 4-2 11 3 19-18 7-24 29-24 29 0 0 6 20 30 31zM174 111c-6 0-10 1-14 2 0-5 0-10 0-14-10 2-27 5-46-1l-33 74c0 0-3 7-11 4-7-4-4-11-4-11l34-74c-17-10-26-25-31-33-4 2-7 5-11 8-1-3-3-7-6-11-7-8-17-12-21-8s-1 13 6 21c4 4 8 7 11 9-5 6-9 13-12 20-1 1-1 1-1 2-2-1-3-1-5-2-14-3-26-1-27 5-2 5 7 12 20 15 3 0 4 0 6 1-2 10-3 20-2 30-4 0-8 1-11 3-11 4-18 11-16 16 2 6 12 7 23 3 4-1 6-3 9-4 5 14 15 25 28 31 14 7 29 6 44 1 0 3 1 6 2 9 4 11 11 18 17 16 5-2 6-12 2-23-1-4-3-7-6-10 8-5 15-12 22-21 1 2 3 3 4 4 11 8 22 10 25 6 3-5-3-15-14-23-2-1-3-2-5-3 0-1 0-1 1-2 3-7 5-16 7-24 3 2 9 3 14 4 11 0 20-5 20-10 0-6-9-10-19-10z">
          <text:p/>
        </draw:path>
        <draw:polygon draw:style-name="gr3" draw:text-style-name="P3" draw:layer="layout" svg:width="0.088cm" svg:height="0.144cm" svg:x="17.196cm" svg:y="2.13cm" svg:viewBox="0 0 89 145" draw:points="89,63 52,63 80,0 0,81 35,81 9,145">
          <text:p/>
        </draw:polygon>
        <draw:path draw:style-name="gr3" draw:text-style-name="P3" draw:layer="layout" svg:width="0.478cm" svg:height="0.415cm" svg:x="-0.247cm" svg:y="1.544cm" svg:viewBox="0 0 479 416" svg:d="M152 231c-13 0-24 18-24 40s11 40 24 40 24-18 24-40-11-40-24-40zM240 321c8 0 15-5 15-10 0-4-7-8-15-8-9 0-16 4-16 8 0 5 7 10 16 10zM327 231c-13 0-24 18-24 40s11 40 24 40 24-18 24-40-11-40-24-40zM263 339c-3 12-13 19-23 19-11 0-20-7-24-19 0-2-3-4-5-3s-4 4-3 7c5 15 18 25 32 25s27-10 31-25c1-3 0-6-2-7-3-1-5 1-6 3zM440 107c4-10 17-51-4-106 0 0-31-10-102 42-30-9-62-10-94-10s-64 1-94 10c-71-52-103-42-103-42-20 55-7 96-4 106-24 28-39 63-39 107 0 165 100 202 239 202 140 0 240-37 240-202 0-44-14-79-39-107zM240 384c-97 0-176-5-176-107 0-25 11-47 30-66 32-31 85-15 146-15 60 0 114-16 145 15 19 19 30 41 30 66 0 102-78 107-175 107z">
          <text:p/>
        </draw:path>
        <draw:path draw:style-name="gr3" draw:text-style-name="P3" draw:layer="layout" svg:width="0.622cm" svg:height="0.543cm" svg:x="0.894cm" svg:y="1.424cm" svg:viewBox="0 0 623 544" svg:d="M351 233h-78v194h-78l117 117 117-117h-78zM507 117c-6 0-11 1-16 1-30-69-99-118-179-118s-149 49-179 118c-5 0-10-1-15-1-65 0-118 52-118 116s53 116 118 116c12 0 24-2 35-6 21 23 49 38 81 43v-40c-30-6-55-25-68-53-13 11-30 18-48 18-43 0-78-35-78-78s35-77 78-77c15 0 29 4 41 12 13-73 76-129 153-129s140 56 152 129c13-8 27-12 43-12 43 0 77 34 77 77s-34 78-77 78c-7 0-13-1-18-3-18 25-47 41-80 41-6 0-13-1-19-2v39c6 1 13 2 19 2 38 0 71-15 96-39 0 0 1 0 2 0 64 0 116-52 116-116s-52-116-116-116z">
          <text:p/>
        </draw:path>
        <draw:path draw:style-name="gr3" draw:text-style-name="P3" draw:layer="layout" svg:width="0.223cm" svg:height="0.255cm" svg:x="1.716cm" svg:y="1.64cm" svg:viewBox="0 0 224 256" svg:d="M77 61c7 12 20 20 35 20 14 0 27-8 34-20 5 12 16 20 29 20 19 0 33-15 33-32 0-18-14-33-33-33-10 0-19 6-25 14-5-18-20-30-38-30-19 0-34 12-39 30-5-8-15-14-25-14-18 0-32 15-32 33 0 17 14 32 32 32 13 0 25-8 29-20zM175 33c10 0 17 7 17 16s-7 16-17 16c-8 0-16-7-16-16s8-16 16-16zM112 16c13 0 23 12 23 25s-10 24-23 24c-14 0-24-11-24-24s10-25 24-25zM48 65c-9 0-16-7-16-16s7-16 16-16 16 7 16 16-7 16-16 16zM192 81h-17-23c-9 0-16 3-21 8h-38c-6-5-13-8-21-8h-24-16c-18 0-32 14-32 32v24c0 11 6 22 16 27v52h64v40h64v-40h64v-52c10-5 16-16 16-27v-24c0-18-14-32-32-32zM64 200h-32v-63h-16v-24c0-9 7-16 16-16h27c-7 6-11 14-11 24v40c0 11 6 21 16 27zM144 177v-32h-16v95h-32v-95h-16v32c-9 0-16-8-16-16v-40c0-9 7-16 16-16h64c8 0 15 7 15 16v40c0 8-7 16-15 16zM208 137h-16v63h-33v-12c10-6 16-16 16-27v-40c0-10-4-18-11-24h28c9 0 16 7 16 16z">
          <text:p/>
        </draw:path>
        <draw:path draw:style-name="gr3" draw:text-style-name="P3" draw:layer="layout" svg:width="0.16cm" svg:height="0.175cm" svg:x="3.631cm" svg:y="1.704cm" svg:viewBox="0 0 161 176" svg:d="M35 149h68v-23h-68zM80 49h-23v22h-22v22h22v22h23v-22h23v-22h-23zM127 0h-104v11h95l32 30v113h11v-121zM0 22v154h138v-121l-35-33zM127 165h-115v-132h82l33 29z">
          <text:p/>
        </draw:path>
        <draw:path draw:style-name="gr3" draw:text-style-name="P3" draw:layer="layout" svg:width="0.598cm" svg:height="0.551cm" svg:x="2.235cm" svg:y="1.408cm" svg:viewBox="0 0 599 552" svg:d="M535 0h-471c0 0-64 0-64 64v297c0 63 64 63 64 63h256l129 128v-128h86c0 0 64-1 64-63v-297c0-64-64-64-64-64zM427 255h-85v84h-86v-84h-85v-85h85v-85h86v85h85z">
          <text:p/>
        </draw:path>
        <draw:polygon draw:style-name="gr3" draw:text-style-name="P3" draw:layer="layout" svg:width="0.168cm" svg:height="0.271cm" svg:x="0.407cm" svg:y="1.656cm" svg:viewBox="0 0 169 272" draw:points="169,120 102,120 152,0 0,153 68,153 18,272">
          <text:p/>
        </draw:polygon>
        <draw:path draw:style-name="gr3" draw:text-style-name="P3" draw:layer="layout" svg:width="0.191cm" svg:height="0.256cm" svg:x="3.105cm" svg:y="1.536cm" svg:viewBox="0 0 192 257" svg:d="M80 32h-16v16h16zM80 64h-16v16h16zM80 129h-16v16h16zM176 0h-160c0 0-16 0-16 16v193c0 2 0 16 16 16h32v32l24-24 24 24v-32h80c17 0 16-16 16-16v-193c0-16-16-16-16-16zM176 201c0 8-8 8-8 8 0 0-39 0-72 0v-16h-48v16c-7 0-16 0-24 0s-8-8-8-8v-24h160zM176 161h-128v-145h128zM80 96h-16v16h16z">
          <text:p/>
        </draw:path>
        <draw:path draw:style-name="gr3" draw:text-style-name="P3" draw:layer="layout" svg:width="0.479cm" svg:height="0.415cm" svg:x="4.094cm" svg:y="1.544cm" svg:viewBox="0 0 480 416" svg:d="M152 231c-13 0-24 18-24 40s11 40 24 40 24-18 24-40-11-40-24-40zM239 321c9 0 16-5 16-10 0-4-7-8-16-8-8 0-16 4-16 8 0 5 8 10 16 10zM327 231c-13 0-24 18-24 40s11 40 24 40 24-18 24-40-11-40-24-40zM263 339c-4 12-13 19-23 19-11 0-20-7-24-19-1-2-3-4-5-3-3 1-4 4-3 7 5 15 17 25 32 25 14 0 26-10 31-25 1-3 0-6-2-7-3-1-5 1-6 3zM440 107c4-10 18-51-4-106 0 0-31-10-103 42-29-9-61-10-93-10s-64 1-94 10c-71-52-103-42-103-42-20 55-8 96-4 106-24 28-39 63-39 107 0 165 100 202 239 202s241-37 241-202c0-44-15-79-40-107zM240 384c-97 0-176-5-176-107 0-25 11-47 30-66 32-31 85-15 146-15 60 0 114-16 145 15 19 19 30 41 30 66 0 102-78 107-175 107z">
          <text:p/>
        </draw:path>
        <draw:path draw:style-name="gr3" draw:text-style-name="P3" draw:layer="layout" svg:width="0.622cm" svg:height="0.543cm" svg:x="5.236cm" svg:y="1.424cm" svg:viewBox="0 0 623 544" svg:d="M351 233h-78v194h-78l117 117 117-117h-78zM506 117c-5 0-10 1-15 1-30-69-99-118-179-118s-149 49-179 118c-5 0-10-1-16-1-64 0-117 52-117 116s53 116 117 116c13 0 25-2 36-6 21 23 49 38 81 43v-40c-30-6-56-25-68-53-14 11-30 18-49 18-43 0-78-35-78-78s35-77 78-77c16 0 30 4 42 12 13-73 76-129 153-129s140 56 152 129c12-8 27-12 42-12 43 0 78 34 78 77s-35 78-78 78c-6 0-12-1-18-3-17 25-46 41-79 41-7 0-13-1-19-2v39c6 1 12 2 19 2 37 0 71-15 96-39h1c65 0 117-52 117-116s-52-116-117-116z">
          <text:p/>
        </draw:path>
        <draw:path draw:style-name="gr3" draw:text-style-name="P3" draw:layer="layout" svg:width="0.223cm" svg:height="0.255cm" svg:x="6.058cm" svg:y="1.64cm" svg:viewBox="0 0 224 256" svg:d="M78 61c7 12 20 20 34 20 15 0 28-8 35-20 5 12 16 20 29 20 18 0 32-15 32-32 0-18-14-33-32-33-10 0-20 6-25 14-5-18-20-30-39-30-18 0-33 12-39 30-6-8-15-14-25-14-18 0-32 15-32 33 0 17 14 32 32 32 13 0 24-8 30-20zM176 33c9 0 16 7 16 16s-7 16-16 16-16-7-16-16 7-16 16-16zM112 16c14 0 24 12 24 25s-10 24-24 24c-13 0-23-11-23-24s10-25 23-25zM48 65c-9 0-16-7-16-16s7-16 16-16c8 0 16 7 16 16s-8 16-16 16zM192 81h-16-24c-8 0-15 3-21 8h-38c-5-5-12-8-21-8h-24-16c-18 0-32 14-32 32v24c0 11 6 22 16 27v52h65v40h63v-40h64v-52c10-5 16-16 16-27v-24c0-18-14-32-32-32zM64 200h-32v-63h-16v-24c0-9 7-16 16-16h27c-7 6-11 14-11 24v40c0 11 6 21 16 27zM144 177v-32h-16v95h-32v-95h-15v32c-10 0-17-8-17-16v-40c0-9 7-16 17-16h63c9 0 16 7 16 16v40c0 8-7 16-16 16zM208 137h-16v63h-32v-12c10-6 16-16 16-27v-40c0-10-4-18-11-24h27c9 0 16 7 16 16z">
          <text:p/>
        </draw:path>
        <draw:path draw:style-name="gr3" draw:text-style-name="P3" draw:layer="layout" svg:width="0.16cm" svg:height="0.175cm" svg:x="7.973cm" svg:y="1.704cm" svg:viewBox="0 0 161 176" svg:d="M34 149h70v-23h-70zM81 49h-23v22h-24v22h24v22h23v-22h23v-22h-23zM127 0h-104v11h94l32 30v113h12v-121zM0 22v154h138v-121l-34-33zM127 165h-115v-132h83l32 29z">
          <text:p/>
        </draw:path>
        <draw:path draw:style-name="gr3" draw:text-style-name="P3" draw:layer="layout" svg:width="0.599cm" svg:height="0.551cm" svg:x="6.576cm" svg:y="1.408cm" svg:viewBox="0 0 600 552" svg:d="M536 0h-471c0 0-65 0-65 64v297c0 63 65 63 65 63h257l128 128v-128h86c0 0 64-1 64-63v-297c0-64-64-64-64-64zM429 255h-85v84h-87v-84h-86v-85h86v-85h87v85h85z">
          <text:p/>
        </draw:path>
        <draw:polygon draw:style-name="gr3" draw:text-style-name="P3" draw:layer="layout" svg:width="0.167cm" svg:height="0.271cm" svg:x="4.749cm" svg:y="1.656cm" svg:viewBox="0 0 168 272" draw:points="168,120 101,120 152,0 0,153 68,153 18,272">
          <text:p/>
        </draw:polygon>
        <draw:path draw:style-name="gr3" draw:text-style-name="P3" draw:layer="layout" svg:width="0.192cm" svg:height="0.256cm" svg:x="7.446cm" svg:y="1.536cm" svg:viewBox="0 0 193 257" svg:d="M80 32h-16v16h16zM80 64h-16v16h16zM80 129h-16v16h16zM177 0h-161c0 0-16 0-16 16v193c0 2 1 16 16 16h32v32l24-24 24 24v-32h81c17 0 16-16 16-16v-193c0-16-16-16-16-16zM177 201c0 8-8 8-8 8 0 0-39 0-73 0v-16h-48v16c-6 0-16 0-24 0s-8-8-8-8v-24h161zM177 161h-129v-145h129zM80 96h-16v16h16z">
          <text:p/>
        </draw:path>
        <draw:path draw:style-name="gr3" draw:text-style-name="P3" draw:layer="layout" svg:width="0.479cm" svg:height="0.415cm" svg:x="8.436cm" svg:y="1.544cm" svg:viewBox="0 0 480 416" svg:d="M152 231c-14 0-24 18-24 40s10 40 24 40c13 0 24-18 24-40s-11-40-24-40zM239 321c9 0 16-5 16-10 0-4-7-8-16-8s-16 4-16 8c0 5 7 10 16 10zM327 231c-13 0-24 18-24 40s11 40 24 40 24-18 24-40-11-40-24-40zM263 339c-4 12-13 19-24 19-10 0-19-7-23-19-1-2-3-4-6-3-2 1-3 4-2 7 5 15 17 25 31 25 15 0 27-10 32-25 1-3 0-6-3-7-2-1-4 1-5 3zM441 107c4-10 17-51-4-106 0 0-32-10-104 42-30-9-62-10-93-10-32 0-64 1-94 10-71-52-103-42-103-42-21 55-8 96-4 106-24 28-39 63-39 107 0 165 100 202 239 202s241-37 241-202c0-44-15-79-39-107zM239 384c-96 0-175-5-175-107 0-25 11-47 30-66 31-31 85-15 145-15 61 0 114-16 146 15 19 19 31 41 31 66 0 102-80 107-177 107z">
          <text:p/>
        </draw:path>
        <draw:path draw:style-name="gr3" draw:text-style-name="P3" draw:layer="layout" svg:width="0.623cm" svg:height="0.543cm" svg:x="9.577cm" svg:y="1.424cm" svg:viewBox="0 0 624 544" svg:d="M352 233h-78v194h-78l117 117 116-117h-77zM507 117c-5 0-10 1-15 1-30-69-99-118-179-118-81 0-150 49-179 118-5 0-10-1-16-1-65 0-118 52-118 116s53 116 118 116c13 0 24-2 36-6 20 23 49 38 81 43v-40c-30-6-56-25-69-53-13 11-29 18-48 18-43 0-79-35-79-78s36-77 79-77c16 0 30 4 42 12 12-73 76-129 153-129s139 56 152 129c12-8 27-12 42-12 43 0 78 34 78 77s-35 78-78 78c-6 0-12-1-18-3-17 25-46 41-79 41-7 0-13-1-19-2v39c6 1 12 2 19 2 37 0 71-15 95-39 1 0 2 0 2 0 65 0 117-52 117-116s-52-116-117-116z">
          <text:p/>
        </draw:path>
        <draw:path draw:style-name="gr3" draw:text-style-name="P3" draw:layer="layout" svg:width="0.223cm" svg:height="0.255cm" svg:x="10.4cm" svg:y="1.64cm" svg:viewBox="0 0 224 256" svg:d="M77 61c7 12 20 20 34 20 15 0 28-8 35-20 4 12 16 20 29 20 19 0 33-15 33-32 0-18-14-33-33-33-10 0-20 6-26 14-4-18-20-30-38-30s-33 12-38 30c-6-8-15-14-26-14-17 0-32 15-32 33 0 17 15 32 32 32 14 0 25-8 30-20zM175 33c9 0 16 7 16 16s-7 16-16 16-16-7-16-16 7-16 16-16zM111 16c13 0 24 12 24 25s-11 24-24 24-24-11-24-24 11-25 24-25zM47 65c-8 0-16-7-16-16s8-16 16-16c9 0 16 7 16 16s-7 16-16 16zM191 81h-16-24c-8 0-15 3-21 8h-38c-5-5-13-8-21-8h-24-16c-17 0-31 14-31 32v24c0 11 6 22 15 27v52h64v40h64v-40h65v-52c10-5 16-16 16-27v-24c0-18-14-32-33-32zM63 200h-32v-63h-16v-24c0-9 8-16 16-16h27c-6 6-11 14-11 24v40c0 11 7 21 16 27zM143 177v-32h-16v95h-32v-95h-16v32c-8 0-16-8-16-16v-40c0-9 8-16 16-16h64c9 0 16 7 16 16v40c0 8-7 16-16 16zM208 137h-17v63h-32v-12c10-6 16-16 16-27v-40c0-10-4-18-11-24h27c10 0 17 7 17 16z">
          <text:p/>
        </draw:path>
        <draw:path draw:style-name="gr3" draw:text-style-name="P3" draw:layer="layout" svg:width="0.16cm" svg:height="0.175cm" svg:x="12.315cm" svg:y="1.704cm" svg:viewBox="0 0 161 176" svg:d="M35 149h69v-23h-69zM81 49h-23v22h-23v22h23v22h23v-22h23v-22h-23zM126 0h-102v11h93l32 30v113h12v-121zM0 22v154h138v-121l-34-33zM126 165h-114v-132h82l32 29z">
          <text:p/>
        </draw:path>
        <draw:path draw:style-name="gr3" draw:text-style-name="P3" draw:layer="layout" svg:width="0.599cm" svg:height="0.551cm" svg:x="10.918cm" svg:y="1.408cm" svg:viewBox="0 0 600 552" svg:d="M536 0h-472c0 0-64 0-64 64v297c0 63 64 63 64 63h258l128 128v-128h86c0 0 64-1 64-63v-297c0-64-64-64-64-64zM429 255h-86v84h-85v-84h-86v-85h86v-85h85v85h86z">
          <text:p/>
        </draw:path>
        <draw:polygon draw:style-name="gr3" draw:text-style-name="P3" draw:layer="layout" svg:width="0.167cm" svg:height="0.271cm" svg:x="9.091cm" svg:y="1.656cm" svg:viewBox="0 0 168 272" draw:points="168,120 101,120 151,0 0,153 68,153 17,272">
          <text:p/>
        </draw:polygon>
        <draw:path draw:style-name="gr3" draw:text-style-name="P3" draw:layer="layout" svg:width="0.192cm" svg:height="0.256cm" svg:x="11.788cm" svg:y="1.536cm" svg:viewBox="0 0 193 257" svg:d="M80 32h-16v16h16zM80 64h-16v16h16zM80 129h-16v16h16zM177 0h-161c0 0-16 0-16 16v193c0 2 1 16 16 16h32v32l24-24 24 24v-32h81c16 0 16-16 16-16v-193c-1-16-16-16-16-16zM177 201c0 8-8 8-8 8 0 0-41 0-73 0v-16h-48v16c-6 0-16 0-24 0s-8-8-8-8v-24h161zM177 161h-129v-145h129zM80 96h-16v16h16z">
          <text:p/>
        </draw:path>
        <draw:path draw:style-name="gr3" draw:text-style-name="P3" draw:layer="layout" svg:width="0.479cm" svg:height="0.415cm" svg:x="12.778cm" svg:y="1.544cm" svg:viewBox="0 0 480 416" svg:d="M151 231c-13 0-23 18-23 40s10 40 23 40c14 0 24-18 24-40s-10-40-24-40zM239 321c9 0 16-5 16-10 0-4-7-8-16-8s-16 4-16 8c0 5 7 10 16 10zM327 231c-14 0-24 18-24 40s10 40 24 40c13 0 23-18 23-40s-10-40-23-40zM263 339c-4 12-13 19-24 19-10 0-20-7-23-19-1-2-3-4-6-3-2 1-3 4-2 7 4 15 17 25 31 25s27-10 32-25c1-3-1-6-3-7s-5 1-5 3zM441 107c4-10 16-51-4-106 0 0-32-10-104 42-30-9-62-10-94-10-31 0-63 1-93 10-72-52-103-42-103-42-21 55-8 96-4 106-24 28-39 63-39 107 0 165 100 202 239 202 140 0 241-37 241-202 0-44-15-79-39-107zM239 384c-97 0-175-5-175-107 0-25 11-47 30-66 31-31 85-15 145-15 61 0 114-16 147 15 19 19 30 41 30 66 0 102-80 107-177 107z">
          <text:p/>
        </draw:path>
        <draw:path draw:style-name="gr3" draw:text-style-name="P3" draw:layer="layout" svg:width="0.623cm" svg:height="0.543cm" svg:x="13.919cm" svg:y="1.424cm" svg:viewBox="0 0 624 544" svg:d="M351 233h-77v194h-78l117 117 116-117h-78zM507 117c-5 0-10 1-16 1-29-69-98-118-178-118-81 0-150 49-179 118-6 0-11-1-16-1-65 0-118 52-118 116s53 116 118 116c12 0 24-2 35-6 21 23 50 38 82 43v-40c-31-6-56-25-69-53-13 11-30 18-48 18-44 0-79-35-79-78s35-77 79-77c15 0 30 4 42 12 12-73 76-129 153-129 76 0 139 56 152 129 12-8 26-12 42-12 43 0 78 34 78 77s-35 78-78 78c-6 0-12-1-18-3-18 25-46 41-79 41-7 0-13-1-20-2v39c7 1 13 2 20 2 37 0 71-15 95-39 1 0 1 0 2 0 65 0 117-52 117-116s-52-116-117-116z">
          <text:p/>
        </draw:path>
        <draw:path draw:style-name="gr3" draw:text-style-name="P3" draw:layer="layout" svg:width="0.224cm" svg:height="0.255cm" svg:x="14.741cm" svg:y="1.64cm" svg:viewBox="0 0 225 256" svg:d="M78 61c7 12 20 20 35 20s27-8 34-20c5 12 17 20 30 20 18 0 32-15 32-32 0-18-14-33-32-33-11 0-20 6-26 14-4-18-20-30-38-30s-34 12-39 30c-6-8-15-14-26-14-17 0-32 15-32 33 0 17 15 32 32 32 14 0 25-8 30-20zM177 33c9 0 16 7 16 16s-7 16-16 16-16-7-16-16 7-16 16-16zM113 16c13 0 24 12 24 25s-11 24-24 24-25-11-25-24 12-25 25-25zM48 65c-9 0-16-7-16-16s7-16 16-16 16 7 16 16-7 16-16 16zM193 81h-16-24c-8 0-15 3-21 8h-38c-7-5-14-8-22-8h-24-16c-17 0-32 14-32 32v24c0 11 7 22 16 27v52h64v40h65v-40h64v-52c9-5 16-16 16-27v-24c0-18-15-32-32-32zM64 200h-32v-63h-16v-24c0-9 7-16 16-16h27c-6 6-11 14-11 24v40c0 11 7 21 16 27zM145 177v-32h-16v95h-32v-95h-17v32c-9 0-16-8-16-16v-40c0-9 7-16 16-16h65c9 0 16 7 16 16v40c0 8-7 16-16 16zM209 137h-16v63h-32v-12c9-6 16-16 16-27v-40c0-10-4-18-11-24h27c9 0 16 7 16 16z">
          <text:p/>
        </draw:path>
        <draw:path draw:style-name="gr3" draw:text-style-name="P3" draw:layer="layout" svg:width="0.159cm" svg:height="0.175cm" svg:x="16.657cm" svg:y="1.704cm" svg:viewBox="0 0 160 176" svg:d="M34 149h68v-23h-68zM80 49h-23v22h-23v22h23v22h23v-22h22v-22h-22zM126 0h-103v11h93l33 30v113h11v-121zM0 22v154h138v-121l-36-33zM126 165h-115v-132h82l33 29z">
          <text:p/>
        </draw:path>
        <draw:path draw:style-name="gr3" draw:text-style-name="P3" draw:layer="layout" svg:width="0.599cm" svg:height="0.551cm" svg:x="15.26cm" svg:y="1.408cm" svg:viewBox="0 0 600 552" svg:d="M535 0h-471c0 0-64 0-64 64v297c0 63 64 63 64 63h257l128 128v-128h86c0 0 65-1 65-63v-297c0-64-65-64-65-64zM428 255h-86v84h-85v-84h-86v-85h86v-85h85v85h86z">
          <text:p/>
        </draw:path>
        <draw:polygon draw:style-name="gr3" draw:text-style-name="P3" draw:layer="layout" svg:width="0.168cm" svg:height="0.271cm" svg:x="13.432cm" svg:y="1.656cm" svg:viewBox="0 0 169 272" draw:points="169,120 102,120 152,0 0,153 68,153 18,272">
          <text:p/>
        </draw:polygon>
        <draw:path draw:style-name="gr3" draw:text-style-name="P3" draw:layer="layout" svg:width="0.192cm" svg:height="0.256cm" svg:x="16.13cm" svg:y="1.536cm" svg:viewBox="0 0 193 257" svg:d="M81 32h-16v16h16zM81 64h-16v16h16zM81 129h-16v16h16zM177 0h-160c0 0-17 0-17 16v193c0 2 1 16 17 16h32v32l24-24 24 24v-32h80c16 0 16-16 16-16v-193c-1-16-16-16-16-16zM177 201c0 8-8 8-8 8 0 0-40 0-72 0v-16h-48v16c-7 0-16 0-24 0s-8-8-8-8v-24h160zM177 161h-128v-145h128zM81 96h-16v16h16z">
          <text:p/>
        </draw:path>
        <draw:path draw:style-name="gr3" draw:text-style-name="P3" draw:layer="layout" svg:width="0.479cm" svg:height="0.415cm" svg:x="17.12cm" svg:y="1.544cm" svg:viewBox="0 0 480 416" svg:d="M151 231c-13 0-24 18-24 40s11 40 24 40 24-18 24-40-11-40-24-40zM239 321c9 0 16-5 16-10 0-4-7-8-16-8s-16 4-16 8c0 5 7 10 16 10zM326 231c-13 0-24 18-24 40s11 40 24 40c15 0 25-18 25-40s-10-40-25-40zM262 339c-3 12-12 19-23 19-10 0-20-7-23-19-1-2-4-4-6-3s-3 4-3 7c5 15 18 25 32 25s27-10 32-25c0-3-1-6-3-7s-5 1-6 3zM441 107c4-10 16-51-4-106 0 0-32-10-103 42-31-9-63-10-95-10s-64 1-94 10c-71-52-102-42-102-42-21 55-8 96-4 106-24 28-39 63-39 107 0 165 100 202 239 202 140 0 241-37 241-202 0-44-15-79-39-107zM239 384c-97 0-175-5-175-107 0-25 11-47 30-66 31-31 85-15 145-15 61 0 115-16 147 15 19 19 30 41 30 66 0 102-79 107-177 107z">
          <text:p/>
        </draw:path>
        <draw:path draw:style-name="gr3" draw:text-style-name="P3" draw:layer="layout" svg:width="0.623cm" svg:height="0.543cm" svg:x="18.261cm" svg:y="1.424cm" svg:viewBox="0 0 624 544" svg:d="M351 233h-78v194h-77l116 117 117-117h-78zM507 117c-5 0-11 1-16 1-29-69-98-118-179-118-80 0-149 49-179 118-5 0-10-1-15-1-66 0-118 52-118 116s52 116 118 116c12 0 24-2 35-6 21 23 49 38 82 43v-40c-31-6-56-25-69-53-13 11-30 18-48 18-44 0-79-35-79-78s35-77 79-77c15 0 29 4 41 12 13-73 77-129 153-129 77 0 140 56 153 129 12-8 26-12 42-12 43 0 78 34 78 77s-35 78-78 78c-6 0-12-1-18-3-18 25-47 41-79 41-7 0-14-1-20-2v39c7 1 13 2 20 2 37 0 70-15 95-39 1 0 1 0 2 0 64 0 117-52 117-116s-53-116-117-116z">
          <text:p/>
        </draw:path>
        <draw:path draw:style-name="gr3" draw:text-style-name="P3" draw:layer="layout" svg:width="0.224cm" svg:height="0.255cm" svg:x="19.083cm" svg:y="1.64cm" svg:viewBox="0 0 225 256" svg:d="M78 61c6 12 19 20 34 20s27-8 34-20c5 12 16 20 30 20 17 0 33-15 33-32 0-18-16-33-33-33-11 0-20 6-26 14-5-18-20-30-38-30s-34 12-38 30c-6-8-15-14-26-14-18 0-32 15-32 33 0 17 14 32 32 32 13 0 25-8 30-20zM176 33c9 0 16 7 16 16s-7 16-16 16-16-7-16-16 7-16 16-16zM112 16c13 0 24 12 24 25s-11 24-24 24-24-11-24-24 11-25 24-25zM48 65c-9 0-16-7-16-16s7-16 16-16 16 7 16 16-7 16-16 16zM192 81h-16-24c-8 0-16 3-21 8h-38c-6-5-13-8-21-8h-24-16c-18 0-32 14-32 32v24c0 11 7 22 16 27v52h64v40h64v-40h65v-52c9-5 16-16 16-27v-24c0-18-15-32-33-32zM64 200h-32v-63h-16v-24c0-9 7-16 16-16h27c-7 6-11 14-11 24v40c0 11 6 21 16 27zM144 177v-32h-16v95h-32v-95h-16v32c-9 0-16-8-16-16v-40c0-9 7-16 16-16h64c9 0 16 7 16 16v40c0 8-7 16-16 16zM209 137h-17v63h-32v-12c9-6 16-16 16-27v-40c0-10-5-18-11-24h27c8 0 17 7 17 16z">
          <text:p/>
        </draw:path>
        <draw:path draw:style-name="gr3" draw:text-style-name="P3" draw:layer="layout" svg:width="0.598cm" svg:height="0.551cm" svg:x="19.602cm" svg:y="1.408cm" svg:viewBox="0 0 599 552" svg:d="M535 0h-471c0 0-64 0-64 64v297c0 63 64 63 64 63h257l129 128v-128h85c0 0 64-1 64-63v-297c0-64-64-64-64-64zM427 255h-85v84h-86v-84h-85v-85h85v-85h86v85h85z">
          <text:p/>
        </draw:path>
        <draw:polygon draw:style-name="gr3" draw:text-style-name="P3" draw:layer="layout" svg:width="0.168cm" svg:height="0.271cm" svg:x="17.774cm" svg:y="1.656cm" svg:viewBox="0 0 169 272" draw:points="169,120 102,120 152,0 0,153 68,153 18,272">
          <text:p/>
        </draw:polygon>
        <draw:path draw:style-name="gr3" draw:text-style-name="P3" draw:layer="layout" svg:width="0.159cm" svg:height="0.175cm" svg:x="20.999cm" svg:y="1.704cm" svg:viewBox="0 0 160 176" svg:d="M80 49h-23v22h-23v22h23v22h23v-22h23v-22h-23zM126 0h-104v11h95l32 30v113h11v-121zM0 22v154h137v-121l-34-33zM126 165h-115v-132h83l32 30z">
          <text:p/>
        </draw:path>
        <draw:path draw:style-name="gr3" draw:text-style-name="P3" draw:layer="layout" svg:width="0.191cm" svg:height="0.256cm" svg:x="20.472cm" svg:y="1.536cm" svg:viewBox="0 0 192 257" svg:d="M81 32h-16v16h16zM81 64h-16v16h16zM81 129h-16v16h16zM176 0h-160c0 0-16 0-16 16v193c0 2 1 16 16 16h32v32l25-24 24 24v-32h79c17 0 16-16 16-16v-193c0-16-16-16-16-16zM176 201c0 8-8 8-8 8 0 0-39 0-71 0v-16h-49v16c-7 0-16 0-24 0s-8-8-8-8v-24h160zM176 161h-128v-145h128zM81 96h-16v16h16z">
          <text:p/>
        </draw:path>
        <draw:path draw:style-name="gr3" draw:text-style-name="P3" draw:layer="layout" svg:width="0.478cm" svg:height="0.415cm" svg:x="21.462cm" svg:y="1.544cm" svg:viewBox="0 0 479 416" svg:d="M151 231c-13 0-24 18-24 40s11 40 24 40 24-18 24-40-11-40-24-40zM239 321c8 0 16-5 16-10 0-4-8-8-16-8-9 0-16 4-16 8 0 5 7 10 16 10zM327 231c-13 0-24 18-24 40s11 40 24 40 24-18 24-40-11-40-24-40zM262 339c-3 12-13 19-23 19-11 0-20-7-24-19 0-2-3-4-5-3s-4 4-3 7c5 15 18 25 32 25s27-10 31-25c1-3 0-6-2-7s-5 1-6 3zM440 107c4-10 17-51-3-106 0 0-32-10-103 42-30-9-63-10-95-10s-64 1-94 10c-71-52-103-42-103-42-20 55-7 96-4 106-24 28-38 63-38 107 0 165 99 202 238 202 141 0 241-37 241-202 0-44-14-79-39-107zM239 384c-97 0-176-5-176-107 0-25 11-47 30-66 32-31 85-15 146-15s115-16 146 15c19 19 30 41 30 66 0 102-78 107-176 107z">
          <text:p/>
        </draw:path>
        <draw:polygon draw:style-name="gr3" draw:text-style-name="P3" draw:layer="layout" svg:width="0.087cm" svg:height="0.144cm" svg:x="21.538cm" svg:y="2.13cm" svg:viewBox="0 0 88 145" draw:points="88,63 52,63 79,0 0,81 35,81 8,145">
          <text:p/>
        </draw:polygon>
        <draw:polygon draw:style-name="gr3" draw:text-style-name="P3" draw:layer="layout" svg:width="0.208cm" svg:height="0.344cm" svg:x="19.454cm" svg:y="2.002cm" svg:viewBox="0 0 209 345" draw:points="209,151 126,151 188,0 0,193 83,193 21,345">
          <text:p/>
        </draw:polygon>
        <draw:polygon draw:style-name="gr3" draw:text-style-name="P3" draw:layer="layout" svg:width="0.167cm" svg:height="0.271cm" svg:x="4.158cm" svg:y="3.69cm" svg:viewBox="0 0 168 272" draw:points="168,119 100,119 151,0 0,152 67,152 16,272">
          <text:p/>
        </draw:polygon>
        <draw:polygon draw:style-name="gr3" draw:text-style-name="P3" draw:layer="layout" svg:width="0.168cm" svg:height="0.271cm" svg:x="8.499cm" svg:y="3.69cm" svg:viewBox="0 0 169 272" draw:points="169,119 101,119 152,0 0,152 68,152 17,272">
          <text:p/>
        </draw:polygon>
        <draw:polygon draw:style-name="gr3" draw:text-style-name="P3" draw:layer="layout" svg:width="0.168cm" svg:height="0.271cm" svg:x="12.841cm" svg:y="3.69cm" svg:viewBox="0 0 169 272" draw:points="169,119 101,119 152,0 0,152 67,152 17,272">
          <text:p/>
        </draw:polygon>
        <draw:polygon draw:style-name="gr3" draw:text-style-name="P3" draw:layer="layout" svg:width="0.168cm" svg:height="0.271cm" svg:x="17.183cm" svg:y="3.69cm" svg:viewBox="0 0 169 272" draw:points="169,119 101,119 152,0 0,152 67,152 17,272">
          <text:p/>
        </draw:polygon>
        <draw:polygon draw:style-name="gr3" draw:text-style-name="P3" draw:layer="layout" svg:width="0.168cm" svg:height="0.272cm" svg:x="1.795cm" svg:y="2.31cm" svg:viewBox="0 0 169 273" draw:points="169,119 101,119 152,0 0,153 67,153 17,273">
          <text:p/>
        </draw:polygon>
        <draw:polygon draw:style-name="gr3" draw:text-style-name="P3" draw:layer="layout" svg:width="0.168cm" svg:height="0.272cm" svg:x="6.137cm" svg:y="2.31cm" svg:viewBox="0 0 169 273" draw:points="169,119 101,119 152,0 0,153 67,153 17,273">
          <text:p/>
        </draw:polygon>
        <draw:polygon draw:style-name="gr3" draw:text-style-name="P3" draw:layer="layout" svg:width="0.167cm" svg:height="0.272cm" svg:x="10.479cm" svg:y="2.31cm" svg:viewBox="0 0 168 273" draw:points="168,119 100,119 152,0 0,153 67,153 17,273">
          <text:p/>
        </draw:polygon>
        <draw:polygon draw:style-name="gr3" draw:text-style-name="P3" draw:layer="layout" svg:width="0.167cm" svg:height="0.272cm" svg:x="14.821cm" svg:y="2.31cm" svg:viewBox="0 0 168 273" draw:points="168,119 100,119 151,0 0,153 67,153 16,273">
          <text:p/>
        </draw:polygon>
        <draw:polygon draw:style-name="gr3" draw:text-style-name="P3" draw:layer="layout" svg:width="0.168cm" svg:height="0.272cm" svg:x="19.162cm" svg:y="2.31cm" svg:viewBox="0 0 169 273" draw:points="169,119 101,119 152,0 0,153 67,153 17,273">
          <text:p/>
        </draw:polygon>
        <draw:path draw:style-name="gr3" draw:text-style-name="P3" draw:layer="layout" svg:width="0.223cm" svg:height="0.191cm" svg:x="1.987cm" svg:y="1.076cm" svg:viewBox="0 0 224 192" svg:d="M208 32h-81c-21 0-15-16-15-16 0-16-16-16-16-16h-80c-16 0-16 16-16 16v176h224v-144c0-17-16-16-16-16z">
          <text:p/>
        </draw:path>
        <draw:path draw:style-name="gr3" draw:text-style-name="P3" draw:layer="layout" svg:width="0.08cm" svg:height="0.016cm" svg:x="2.003cm" svg:y="1.092cm" svg:viewBox="0 0 81 17" svg:d="M73 0h-65c-9 0-8 8-8 8v9h81v-9c0 0-1-8-8-8z">
          <text:p/>
        </draw:path>
        <draw:path draw:style-name="gr3" draw:text-style-name="P3" draw:layer="layout" svg:width="0.223cm" svg:height="0.191cm" svg:x="6.329cm" svg:y="1.076cm" svg:viewBox="0 0 224 192" svg:d="M208 32h-80c-21 0-16-16-16-16 0-16-16-16-16-16h-80c-16 0-16 16-16 16v176h224v-144c0-17-16-16-16-16z">
          <text:p/>
        </draw:path>
        <draw:path draw:style-name="gr3" draw:text-style-name="P3" draw:layer="layout" svg:width="0.079cm" svg:height="0.016cm" svg:x="6.345cm" svg:y="1.092cm" svg:viewBox="0 0 80 17" svg:d="M72 0h-64c-9 0-8 8-8 8v9h80v-9c0 0 0-8-8-8z">
          <text:p/>
        </draw:path>
        <draw:path draw:style-name="gr3" draw:text-style-name="P3" draw:layer="layout" svg:width="0.224cm" svg:height="0.191cm" svg:x="10.67cm" svg:y="1.076cm" svg:viewBox="0 0 225 192" svg:d="M209 32h-81c-21 0-16-16-16-16 0-16-16-16-16-16h-80c-16 0-16 16-16 16v176h225v-144c0-17-16-16-16-16z">
          <text:p/>
        </draw:path>
        <draw:path draw:style-name="gr3" draw:text-style-name="P3" draw:layer="layout" svg:width="0.08cm" svg:height="0.016cm" svg:x="10.686cm" svg:y="1.092cm" svg:viewBox="0 0 81 17" svg:d="M73 0h-65c-8 0-8 8-8 8v9h81v-9c0 0 0-8-8-8z">
          <text:p/>
        </draw:path>
        <draw:path draw:style-name="gr3" draw:text-style-name="P3" draw:layer="layout" svg:width="0.224cm" svg:height="0.191cm" svg:x="15.012cm" svg:y="1.076cm" svg:viewBox="0 0 225 192" svg:d="M209 32h-80c-21 0-16-16-16-16 0-16-16-16-16-16h-81c-16 0-16 16-16 16v176h225v-144c0-17-16-16-16-16z">
          <text:p/>
        </draw:path>
        <draw:path draw:style-name="gr3" draw:text-style-name="P3" draw:layer="layout" svg:width="0.08cm" svg:height="0.016cm" svg:x="15.028cm" svg:y="1.092cm" svg:viewBox="0 0 81 17" svg:d="M73 0h-65c-8 0-8 8-8 8v9h81v-9c0 0-1-8-8-8z">
          <text:p/>
        </draw:path>
        <draw:path draw:style-name="gr3" draw:text-style-name="P3" draw:layer="layout" svg:width="0.224cm" svg:height="0.191cm" svg:x="19.354cm" svg:y="1.076cm" svg:viewBox="0 0 225 192" svg:d="M209 32h-81c-22 0-16-16-16-16 0-16-16-16-16-16h-80c-16 0-16 16-16 16v176h225v-144c0-17-16-16-16-16z">
          <text:p/>
        </draw:path>
        <draw:path draw:style-name="gr3" draw:text-style-name="P3" draw:layer="layout" svg:width="0.08cm" svg:height="0.016cm" svg:x="19.37cm" svg:y="1.092cm" svg:viewBox="0 0 81 17" svg:d="M73 0h-65c-9 0-8 8-8 8v9h81v-9c0 0-1-8-8-8z">
          <text:p/>
        </draw:path>
        <draw:path draw:style-name="gr3" draw:text-style-name="P3" draw:layer="layout" svg:width="0.367cm" svg:height="0.281cm" svg:x="3.975cm" svg:y="1.075cm" svg:viewBox="0 0 368 282" svg:d="M364 41l-39-37c-5-5-13-5-18 0l-81 79-94 91-71-70c-5-5-14-5-19 0l-38 38c-5 4-5 12 0 17l81 81 14 14 24 24c5 5 13 5 18 0l39-38 184-181c5-5 5-13 0-18z">
          <text:p/>
        </draw:path>
        <draw:path draw:style-name="gr3" draw:text-style-name="P3" draw:layer="layout" svg:width="0.366cm" svg:height="0.281cm" svg:x="8.317cm" svg:y="1.075cm" svg:viewBox="0 0 367 282" svg:d="M363 41l-38-37c-5-5-13-5-18 0l-82 79-93 91-72-70c-5-5-13-5-18 0l-38 38c-5 4-5 12 0 17l81 81 14 14 24 24c5 5 13 5 18 0l39-38 183-181c5-5 5-13 0-18z">
          <text:p/>
        </draw:path>
        <draw:path draw:style-name="gr3" draw:text-style-name="P3" draw:layer="layout" svg:width="0.366cm" svg:height="0.281cm" svg:x="12.659cm" svg:y="1.075cm" svg:viewBox="0 0 367 282" svg:d="M363 41l-38-37c-5-5-13-5-18 0l-82 79-93 91-72-70c-5-5-13-5-18 0l-38 38c-5 4-5 12 0 17l81 81 13 14 25 24c5 5 13 5 18 0l38-38 184-181c5-5 5-13 0-18z">
          <text:p/>
        </draw:path>
        <draw:path draw:style-name="gr3" draw:text-style-name="P3" draw:layer="layout" svg:width="0.366cm" svg:height="0.281cm" svg:x="17.001cm" svg:y="1.075cm" svg:viewBox="0 0 367 282" svg:d="M363 41l-39-37c-5-5-14-5-19 0l-80 79-93 91-72-70c-5-5-13-5-18 0l-38 38c-5 4-5 12 0 17l80 81 14 14 25 24c5 5 13 5 18 0l38-38 184-181c5-5 5-13 0-18z">
          <text:p/>
        </draw:path>
        <draw:path draw:style-name="gr3" draw:text-style-name="P3" draw:layer="layout" svg:width="0.223cm" svg:height="0.256cm" svg:x="3.224cm" svg:y="0.82cm" svg:viewBox="0 0 224 257" svg:d="M192 81h-16-24c-8 0-15 3-20 8h-38c-6-5-13-8-21-8h-24-16c-18 0-33 15-33 32v24c0 12 6 22 17 28v52h64v40h64v-40h63v-52c10-6 16-16 16-28v-24c0-17-14-32-32-32zM65 201h-32v-64h-16v-24c0-9 7-16 16-16h27c-7 6-11 15-11 24v40c0 12 6 22 16 28zM145 177v-32h-16v96h-32v-96h-16v32c-9 0-16-7-16-16v-40c0-9 7-16 16-16h64c8 0 15 7 15 16v40c0 9-7 16-15 16zM208 137h-16v64h-32v-12c10-6 16-16 16-28v-40c0-9-4-18-11-24h27c9 0 16 7 16 16zM78 60c7 12 20 21 35 21 14 0 27-9 34-21 5 12 16 21 29 21 18 0 32-15 32-33 0-17-14-32-32-32-10 0-19 6-25 13-5-16-20-29-38-29-19 0-34 13-39 29-5-7-15-13-25-13-18 0-32 15-32 32 0 18 14 33 32 33 13 0 25-9 29-21zM176 32c9 0 16 8 16 16 0 9-7 16-16 16-8 0-16-7-16-16 0-8 8-16 16-16zM113 16c13 0 23 11 23 24 0 14-10 24-23 24-14 0-24-10-24-24 0-13 10-24 24-24zM49 64c-9 0-16-7-16-16 0-8 7-16 16-16s16 8 16 16c0 9-7 16-16 16z">
          <text:p/>
        </draw:path>
        <draw:path draw:style-name="gr3" draw:text-style-name="P3" draw:layer="layout" svg:width="0.578cm" svg:height="0.447cm" svg:x="1.473cm" svg:y="0.629cm" svg:viewBox="0 0 579 448" svg:d="M181 198v-89h-127c0 0-54 0-54 53v143c0 52 54 54 54 54h19v89l90-89h144c0 0 54 0 54-54v-18h-90c-91 0-90-89-90-89zM523 0h-252c-55 0-54 55-54 55v143c0 54 54 53 54 53h144l90 90v-90h18c0 0 56 0 56-53v-143c0-55-56-55-56-55z">
          <text:p/>
        </draw:path>
        <draw:path draw:style-name="gr3" draw:text-style-name="P3" draw:layer="layout" svg:width="0.734cm" svg:height="0.526cm" svg:x="0.375cm" svg:y="0.741cm" svg:viewBox="0 0 735 527" svg:d="M489 0l-70 76 175 188-175 188 70 75 246-263zM245 0l-245 264 245 263 70-75-175-188 175-188z">
          <text:p/>
        </draw:path>
        <draw:path draw:style-name="gr3" draw:text-style-name="P3" draw:layer="layout" svg:width="0.454cm" svg:height="0.515cm" svg:x="3.751cm" svg:y="0.82cm" svg:viewBox="0 0 455 516" svg:d="M191 405c0-12 5-23 14-32l38-38c18-17 49-17 67 0l47 47 98-91v-268c0 0-1-23-23-23h-410c-22 0-22 23-22 23v470c0 0-1 23 22 23h251l-68-78c-9-9-14-20-14-33zM137 90h250v45h-250zM137 157h250v45h-250zM114 269l-48 1 2-46h46zM114 202h-46v-45h46zM114 135h-46v-45h46zM137 224h159v45h-159z">
          <text:p/>
        </draw:path>
        <draw:path draw:style-name="gr3" draw:text-style-name="P3" draw:layer="layout" svg:width="0.264cm" svg:height="0.175cm" svg:x="2.599cm" svg:y="0.939cm" svg:viewBox="0 0 265 176" svg:d="M99 68h-58c-8 0-8 8-8 8h74c0 0 0-8-8-8zM99 84h-58c-8 0-8 9-8 9h74c0 0 0-9-8-9zM99 51h-58c-8 0-8 8-8 8h74c0 0 0-8-8-8zM99 101h-58c-8 0-8 8-8 8h74c0 0 0-8-8-8zM99 118h-58c-8 0-8 8-8 8h74c0 0 0-8-8-8zM99 34h-58c-8 0-8 9-8 9h74c0 0 0-9-8-9zM223 118h-57c-9 0-9 8-9 8h75c0 0-1-8-9-8zM148 0c-16 0-16 17-16 17 0 0 0-17-17-17-74 0-115 8-115 8v168c0 0 33-8 115-8 0 8 9 8 9 8h16c0 0 8 0 8-8 79 0 117 8 117 8v-168c0 0-41-8-117-8zM124 151c0 0 0-8-17-8-49 0-90 8-90 8v-125c0 0 41-9 90-9 16 0 17 9 17 9zM248 151c0 0-33-8-91-8-16 0-17 8-17 8v-125c0 0 0-9 17-9 50 0 91 9 91 9zM223 68h-57c-9 0-9 8-9 8h75c0 0-1-8-9-8zM223 51h-57c-9 0-9 8-9 8h75c0 0-1-8-9-8zM223 84h-57c-9 0-9 9-9 9h75c0 0-1-9-9-9zM223 101h-57c-9 0-9 8-9 8h75c0 0-1-8-9-8zM232 43c0 0-1-9-9-9h-57c-9 0-9 9-9 9z">
          <text:p/>
        </draw:path>
        <draw:path draw:style-name="gr3" draw:text-style-name="P3" draw:layer="layout" svg:width="0.223cm" svg:height="0.256cm" svg:x="7.566cm" svg:y="0.82cm" svg:viewBox="0 0 224 257" svg:d="M192 81h-16-24c-8 0-15 3-21 8h-39c-5-5-12-8-21-8h-23-16c-18 0-32 15-32 32v24c0 12 6 22 16 28v52h63v40h65v-40h64v-52c10-6 16-16 16-28v-24c0-17-14-32-32-32zM63 201h-31v-64h-16v-24c0-9 7-16 16-16h27c-7 6-11 15-11 24v40c0 12 6 22 15 28zM144 177v-32h-17v96h-32v-96h-16v32c-8 0-16-7-16-16v-40c0-9 8-16 16-16h65c9 0 16 7 16 16v40c0 9-7 16-16 16zM208 137h-16v64h-32v-12c10-6 16-16 16-28v-40c0-9-4-18-11-24h27c9 0 16 7 16 16zM77 60c7 12 20 21 34 21 15 0 29-9 36-21 4 12 16 21 29 21 18 0 32-15 32-33 0-17-14-32-32-32-10 0-20 6-25 13-5-16-20-29-40-29-18 0-33 13-38 29-6-7-15-13-25-13-18 0-32 15-32 32 0 18 14 33 32 33 13 0 24-9 29-21zM176 32c9 0 16 8 16 16 0 9-7 16-16 16s-16-7-16-16c0-8 7-16 16-16zM111 16c14 0 25 11 25 24 0 14-11 24-25 24-13 0-23-10-23-24 0-13 10-24 23-24zM48 64c-9 0-16-7-16-16 0-8 7-16 16-16 8 0 15 8 15 16 0 9-7 16-15 16z">
          <text:p/>
        </draw:path>
        <draw:path draw:style-name="gr3" draw:text-style-name="P3" draw:layer="layout" svg:width="0.577cm" svg:height="0.447cm" svg:x="5.815cm" svg:y="0.629cm" svg:viewBox="0 0 578 448" svg:d="M181 198v-89h-127c0 0-54 0-54 53v143c0 52 54 54 54 54h18v89l91-89h145c0 0 54 0 54-54v-18h-90c-92 0-91-89-91-89zM524 0h-252c-56 0-55 55-55 55v143c0 54 55 53 55 53h144l90 90v-90h18c0 0 54 0 54-53v-143c0-55-54-55-54-55z">
          <text:p/>
        </draw:path>
        <draw:path draw:style-name="gr3" draw:text-style-name="P3" draw:layer="layout" svg:width="0.733cm" svg:height="0.526cm" svg:x="4.717cm" svg:y="0.741cm" svg:viewBox="0 0 734 527" svg:d="M489 0l-70 76 175 188-175 188 70 75 245-263zM246 0l-246 264 246 263 70-75-175-188 175-188z">
          <text:p/>
        </draw:path>
        <draw:path draw:style-name="gr3" draw:text-style-name="P3" draw:layer="layout" svg:width="0.455cm" svg:height="0.515cm" svg:x="8.092cm" svg:y="0.82cm" svg:viewBox="0 0 456 516" svg:d="M191 405c0-12 5-23 14-32l38-38c18-17 49-17 67 0l48 47 98-91v-268c0 0-2-23-23-23h-410c-23 0-23 23-23 23v470c0 0 0 23 23 23h250l-68-78c-9-9-14-20-14-33zM137 90h251v45h-251zM137 157h251v45h-251zM114 269l-47 1 2-46h45zM114 202h-45v-45h45zM114 135h-45v-45h45zM137 224h159v45h-159z">
          <text:p/>
        </draw:path>
        <draw:path draw:style-name="gr3" draw:text-style-name="P3" draw:layer="layout" svg:width="0.263cm" svg:height="0.175cm" svg:x="6.941cm" svg:y="0.939cm" svg:viewBox="0 0 264 176" svg:d="M100 68h-58c-8 0-8 8-8 8h74c0 0 0-8-8-8zM100 84h-58c-8 0-8 9-8 9h74c0 0 0-9-8-9zM100 51h-58c-8 0-8 8-8 8h74c0 0 0-8-8-8zM100 101h-58c-8 0-8 8-8 8h74c0 0 0-8-8-8zM100 118h-58c-8 0-8 8-8 8h74c0 0 0-8-8-8zM100 34h-58c-8 0-8 9-8 9h74c0 0 0-9-8-9zM223 118h-57c-9 0-9 8-9 8h75c0 0-1-8-9-8zM149 0c-16 0-16 17-16 17 0 0 0-17-17-17-74 0-116 8-116 8v168c0 0 34-8 116-8 0 8 9 8 9 8h16c0 0 8 0 8-8 77 0 115 8 115 8v-168c0 0-40-8-115-8zM125 151c0 0 0-8-17-8-50 0-91 8-91 8v-125c0 0 42-9 91-9 16 0 17 9 17 9zM248 151c0 0-33-8-91-8-16 0-16 8-16 8v-125c0 0 0-9 16-9 50 0 91 9 91 9zM223 68h-57c-9 0-9 8-9 8h75c0 0-1-8-9-8zM223 51h-57c-9 0-9 8-9 8h75c0 0-1-8-9-8zM223 84h-57c-9 0-9 9-9 9h75c0 0-1-9-9-9zM223 101h-57c-9 0-9 8-9 8h75c0 0-1-8-9-8zM232 43c0 0-1-9-9-9h-57c-9 0-9 9-9 9z">
          <text:p/>
        </draw:path>
        <draw:path draw:style-name="gr3" draw:text-style-name="P3" draw:layer="layout" svg:width="0.224cm" svg:height="0.256cm" svg:x="11.907cm" svg:y="0.82cm" svg:viewBox="0 0 225 257" svg:d="M193 81h-16-24c-8 0-15 3-21 8h-38c-5-5-13-8-21-8h-24-16c-18 0-33 15-33 32v24c0 12 7 22 16 28v52h65v40h64v-40h64v-52c9-6 16-16 16-28v-24c0-17-14-32-32-32zM65 201h-32v-64h-17v-24c0-9 9-16 17-16h27c-6 6-11 15-11 24v40c0 12 7 22 16 28zM145 177v-32h-16v96h-32v-96h-16v32c-9 0-16-7-16-16v-40c0-9 7-16 16-16h64c9 0 16 7 16 16v40c0 9-7 16-16 16zM209 137h-16v64h-32v-12c10-6 16-16 16-28v-40c0-9-4-18-11-24h27c9 0 16 7 16 16zM79 60c7 12 20 21 34 21 15 0 28-9 35-21 4 12 16 21 29 21 18 0 32-15 32-33 0-17-14-32-32-32-10 0-20 6-26 13-4-16-20-29-38-29s-33 13-38 29c-6-7-15-13-26-13-17 0-33 15-33 32 0 18 16 33 33 33 14 0 25-9 30-21zM177 32c9 0 16 8 16 16 0 9-7 16-16 16s-16-7-16-16c0-8 7-16 16-16zM113 16c13 0 24 11 24 24 0 14-11 24-24 24s-24-10-24-24c0-13 11-24 24-24zM49 64c-8 0-16-7-16-16 0-8 8-16 16-16 9 0 16 8 16 16 0 9-7 16-16 16z">
          <text:p/>
        </draw:path>
        <draw:path draw:style-name="gr3" draw:text-style-name="P3" draw:layer="layout" svg:width="0.577cm" svg:height="0.447cm" svg:x="10.157cm" svg:y="0.629cm" svg:viewBox="0 0 578 448" svg:d="M180 198v-89h-126c0 0-54 0-54 53v143c0 52 54 54 54 54h18v89l90-89h145c0 0 54 0 54-54v-18h-90c-91 0-91-89-91-89zM524 0h-253c-55 0-55 55-55 55v143c0 54 55 53 55 53h144l90 90v-90h19c0 0 54 0 54-53v-143c0-55-54-55-54-55z">
          <text:p/>
        </draw:path>
        <draw:path draw:style-name="gr3" draw:text-style-name="P3" draw:layer="layout" svg:width="0.734cm" svg:height="0.526cm" svg:x="9.058cm" svg:y="0.741cm" svg:viewBox="0 0 735 527" svg:d="M490 0l-70 76 175 188-175 188 70 75 245-263zM246 0l-246 264 246 263 70-75-175-188 175-188z">
          <text:p/>
        </draw:path>
        <draw:path draw:style-name="gr3" draw:text-style-name="P3" draw:layer="layout" svg:width="0.455cm" svg:height="0.515cm" svg:x="12.434cm" svg:y="0.82cm" svg:viewBox="0 0 456 516" svg:d="M192 405c0-12 5-23 14-32l38-38c18-17 49-17 66 0l48 47 98-91v-268c0 0-2-23-23-23h-410c-23 0-23 23-23 23v470c0 0 0 23 23 23h251l-68-78c-9-9-14-20-14-33zM138 90h249v45h-249zM138 157h249v45h-249zM115 269l-47 1 1-46h46zM115 202h-46v-45h46zM115 135h-46v-45h46zM138 224h159v45h-159z">
          <text:p/>
        </draw:path>
        <draw:path draw:style-name="gr3" draw:text-style-name="P3" draw:layer="layout" svg:width="0.263cm" svg:height="0.175cm" svg:x="11.283cm" svg:y="0.939cm" svg:viewBox="0 0 264 176" svg:d="M99 68h-58c-8 0-8 8-8 8h74c0 0 0-8-8-8zM99 84h-58c-8 0-8 9-8 9h74c0 0 0-9-8-9zM99 51h-58c-8 0-8 8-8 8h74c0 0 0-8-8-8zM99 101h-58c-8 0-8 8-8 8h74c0 0 0-8-8-8zM99 118h-58c-8 0-8 8-8 8h74c0 0 0-8-8-8zM99 34h-58c-8 0-8 9-8 9h74c0 0 0-9-8-9zM223 118h-58c-9 0-9 8-9 8h75c0 0 0-8-8-8zM148 0c-16 0-16 17-16 17 0 0 0-17-17-17-75 0-115 8-115 8v168c0 0 33-8 115-8 0 8 8 8 8 8h17c0 0 8 0 8-8 78 0 116 8 116 8v-168c0 0-41-8-116-8zM123 151c0 0 1-8-16-8-50 0-91 8-91 8v-125c0 0 41-9 91-9 16 0 16 9 16 9zM248 151c0 0-33-8-92-8-16 0-16 8-16 8v-125c0 0 0-9 16-9 51 0 92 9 92 9zM223 68h-58c-9 0-9 8-9 8h75c0 0 0-8-8-8zM223 51h-58c-9 0-9 8-9 8h75c0 0 0-8-8-8zM223 84h-58c-9 0-9 9-9 9h75c0 0 0-9-8-9zM223 101h-58c-9 0-9 8-9 8h75c0 0 0-8-8-8zM231 43c0 0 0-9-8-9h-58c-9 0-9 9-9 9z">
          <text:p/>
        </draw:path>
        <draw:path draw:style-name="gr3" draw:text-style-name="P3" draw:layer="layout" svg:width="0.224cm" svg:height="0.256cm" svg:x="16.249cm" svg:y="0.82cm" svg:viewBox="0 0 225 257" svg:d="M193 81h-16-24c-8 0-16 3-22 8h-38c-6-5-13-8-21-8h-24-16c-17 0-32 15-32 32v24c0 12 7 22 16 28v52h64v40h65v-40h64v-52c9-6 16-16 16-28v-24c0-17-15-32-32-32zM64 201h-32v-64h-16v-24c0-9 7-16 16-16h27c-7 6-11 15-11 24v40c0 12 7 22 16 28zM145 177v-32h-17v96h-32v-96h-16v32c-9 0-16-7-16-16v-40c0-9 7-16 16-16h65c9 0 16 7 16 16v40c0 9-7 16-16 16zM209 137h-16v64h-32v-12c9-6 16-16 16-28v-40c0-9-4-18-11-24h27c9 0 16 7 16 16zM78 60c7 12 19 21 34 21s27-9 35-21c5 12 17 21 30 21 17 0 32-15 32-33 0-17-15-32-32-32-11 0-20 6-26 13-5-16-21-29-39-29s-33 13-38 29c-6-7-15-13-26-13-17 0-32 15-32 32 0 18 15 33 32 33 14 0 25-9 30-21zM177 32c9 0 16 8 16 16 0 9-7 16-16 16s-16-7-16-16c0-8 7-16 16-16zM112 16c13 0 24 11 24 24 0 14-11 24-24 24s-24-10-24-24c0-13 11-24 24-24zM48 64c-9 0-16-7-16-16 0-8 7-16 16-16s16 8 16 16c0 9-7 16-16 16z">
          <text:p/>
        </draw:path>
        <draw:path draw:style-name="gr3" draw:text-style-name="P3" draw:layer="layout" svg:width="0.577cm" svg:height="0.447cm" svg:x="14.499cm" svg:y="0.629cm" svg:viewBox="0 0 578 448" svg:d="M180 198v-89h-126c0 0-54 0-54 53v143c0 52 54 54 54 54h18v89l90-89h145c0 0 55 0 55-54v-18h-91c-91 0-91-89-91-89zM524 0h-253c-54 0-54 55-54 55v143c0 54 54 53 54 53h145l90 90v-90h18c0 0 54 0 54-53v-143c0-55-54-55-54-55z">
          <text:p/>
        </draw:path>
        <draw:path draw:style-name="gr3" draw:text-style-name="P3" draw:layer="layout" svg:width="0.734cm" svg:height="0.526cm" svg:x="13.4cm" svg:y="0.741cm" svg:viewBox="0 0 735 527" svg:d="M490 0l-70 76 175 188-175 188 70 75 245-263zM246 0l-246 264 246 263 70-75-176-188 176-188z">
          <text:p/>
        </draw:path>
        <draw:path draw:style-name="gr3" draw:text-style-name="P3" draw:layer="layout" svg:width="0.454cm" svg:height="0.515cm" svg:x="16.776cm" svg:y="0.82cm" svg:viewBox="0 0 455 516" svg:d="M191 405c0-12 5-23 14-32l38-38c19-17 49-17 67 0l48 47 97-91v-268c0 0-1-23-22-23h-410c-23 0-23 23-23 23v470c0 0-1 23 23 23h251l-70-78c-8-9-13-20-13-33zM136 90h251v45h-251zM136 157h251v45h-251zM114 269l-47 1 1-46h46zM114 202h-46v-45h46zM114 135h-46v-45h46zM136 224h160v45h-160z">
          <text:p/>
        </draw:path>
        <draw:path draw:style-name="gr3" draw:text-style-name="P3" draw:layer="layout" svg:width="0.263cm" svg:height="0.175cm" svg:x="15.625cm" svg:y="0.939cm" svg:viewBox="0 0 264 176" svg:d="M99 68h-57c-8 0-8 8-8 8h74c0 0-1-8-9-8zM99 84h-57c-8 0-8 9-8 9h74c0 0-1-9-9-9zM99 51h-57c-8 0-8 8-8 8h74c0 0-1-8-9-8zM99 101h-57c-8 0-8 8-8 8h74c0 0-1-8-9-8zM99 118h-57c-8 0-8 8-8 8h74c0 0-1-8-9-8zM99 34h-57c-8 0-8 9-8 9h74c0 0-1-9-9-9zM223 118h-58c-8 0-8 8-8 8h74c0 0 0-8-8-8zM149 0c-16 0-17 17-17 17 0 0 0-17-16-17-75 0-116 8-116 8v168c0 0 33-8 116-8 0 8 8 8 8 8h17c0 0 8 0 8-8 77 0 115 8 115 8v-168c0 0-41-8-115-8zM124 151c0 0 0-8-16-8-50 0-92 8-92 8v-125c0 0 42-9 92-9 16 0 16 9 16 9zM248 151c0 0-34-8-91-8-16 0-16 8-16 8v-125c0 0 0-9 16-9 50 0 91 9 91 9zM223 68h-58c-8 0-8 8-8 8h74c0 0 0-8-8-8zM223 51h-58c-8 0-8 8-8 8h74c0 0 0-8-8-8zM223 84h-58c-8 0-8 9-8 9h74c0 0 0-9-8-9zM223 101h-58c-8 0-8 8-8 8h74c0 0 0-8-8-8zM231 43c0 0 0-9-8-9h-58c-8 0-8 9-8 9z">
          <text:p/>
        </draw:path>
        <draw:path draw:style-name="gr3" draw:text-style-name="P3" draw:layer="layout" svg:width="0.264cm" svg:height="0.175cm" svg:x="19.981cm" svg:y="0.939cm" svg:viewBox="0 0 265 176" svg:d="M99 68h-58c-8 0-8 8-8 8h74c0 0 0-8-8-8zM99 84h-58c-8 0-8 9-8 9h74c0 0 0-9-8-9zM99 51h-58c-8 0-8 8-8 8h74c0 0 0-8-8-8zM99 101h-58c-8 0-8 8-8 8h74c0 0 0-8-8-8zM99 118h-58c-8 0-8 8-8 8h74c0 0 0-8-8-8zM99 34h-58c-8 0-8 9-8 9h74c0 0 0-9-8-9zM223 118h-57c-8 0-8 8-8 8h74c0 0-1-8-9-8zM149 0c-17 0-17 17-17 17 0 0 0-17-17-17-74 0-115 8-115 8v168c0 0 33-8 115-8 0 8 9 8 9 8h17c0 0 8 0 8-8 77 0 116 8 116 8v-168c0 0-41-8-116-8zM124 151c0 0 0-8-17-8-49 0-90 8-90 8v-125c0 0 41-9 90-9 16 0 17 9 17 9zM248 151c0 0-33-8-90-8-16 0-17 8-17 8v-125c0 0 0-9 17-9 49 0 90 9 90 9zM223 68h-57c-8 0-8 8-8 8h74c0 0-1-8-9-8zM223 51h-57c-8 0-8 8-8 8h74c0 0-1-8-9-8zM223 84h-57c-8 0-8 9-8 9h74c0 0-1-9-9-9zM223 101h-57c-8 0-8 8-8 8h74c0 0-1-8-9-8zM232 43c0 0-1-9-9-9h-57c-8 0-8 9-8 9z">
          <text:p/>
        </draw:path>
        <draw:path draw:style-name="gr3" draw:text-style-name="P3" draw:layer="layout" svg:width="0.224cm" svg:height="0.256cm" svg:x="20.591cm" svg:y="0.82cm" svg:viewBox="0 0 225 257" svg:d="M193 81h-16-24c-8 0-16 3-21 8h-38c-6-5-13-8-21-8h-24-17c-18 0-32 15-32 32v24c0 12 7 22 16 28v52h65v40h64v-40h64v-52c9-6 16-16 16-28v-24c0-17-15-32-32-32zM65 201h-33v-64h-16v-24c0-9 7-16 16-16h28c-7 6-11 15-11 24v40c0 12 6 22 16 28zM145 177v-32h-16v96h-32v-96h-16v32c-9 0-16-7-16-16v-40c0-9 7-16 16-16h64c9 0 16 7 16 16v40c0 9-7 16-16 16zM209 137h-16v64h-32v-12c9-6 16-16 16-28v-40c0-9-5-18-11-24h27c8 0 16 7 16 16zM79 60c6 12 19 21 34 21s27-9 34-21c5 12 16 21 30 21 17 0 32-15 32-33 0-17-15-32-32-32-11 0-20 6-26 13-5-16-20-29-38-29s-34 13-38 29c-6-7-15-13-26-13-19 0-33 15-33 32 0 18 14 33 33 33 13 0 25-9 30-21zM177 32c9 0 16 8 16 16 0 9-7 16-16 16s-16-7-16-16c0-8 7-16 16-16zM113 16c13 0 24 11 24 24 0 14-11 24-24 24s-24-10-24-24c0-13 11-24 24-24zM49 64c-9 0-17-7-17-16 0-8 8-16 17-16s16 8 16 16c0 9-7 16-16 16z">
          <text:p/>
        </draw:path>
        <draw:path draw:style-name="gr3" draw:text-style-name="P3" draw:layer="layout" svg:width="0.577cm" svg:height="0.447cm" svg:x="18.841cm" svg:y="0.629cm" svg:viewBox="0 0 578 448" svg:d="M180 198v-89h-126c0 0-54 0-54 53v143c0 52 54 54 54 54h18v89l90-89h144c0 0 54 0 54-54v-18h-90c-91 0-90-89-90-89zM524 0h-254c-54 0-54 55-54 55v143c0 54 54 53 54 53h145l91 90v-90h18c0 0 54 0 54-53v-143c0-55-54-55-54-55z">
          <text:p/>
        </draw:path>
        <draw:path draw:style-name="gr3" draw:text-style-name="P3" draw:layer="layout" svg:width="0.734cm" svg:height="0.526cm" svg:x="17.742cm" svg:y="0.741cm" svg:viewBox="0 0 735 527" svg:d="M490 0l-70 76 175 188-175 188 70 75 245-263zM246 0l-246 264 246 263 70-75-176-188 176-188z">
          <text:p/>
        </draw:path>
        <draw:path draw:style-name="gr3" draw:text-style-name="P3" draw:layer="layout" svg:width="0.454cm" svg:height="0.515cm" svg:x="21.118cm" svg:y="0.82cm" svg:viewBox="0 0 455 516" svg:d="M190 405c1-12 5-23 14-32l39-38c17-17 48-17 66 0l48 47 98-91v-268c0 0-1-23-23-23h-409c-23 0-23 23-23 23v470c0 0-1 23 23 23h249l-68-78c-9-9-14-20-14-33zM136 90h250v45h-250zM136 157h250v45h-250zM113 269l-46 1 1-46h45zM113 202h-45v-45h45zM113 135h-45v-45h45zM136 224h159v45h-159z">
          <text:p/>
        </draw:path>
        <draw:path draw:style-name="gr3" draw:text-style-name="P3" draw:layer="layout" svg:width="0.367cm" svg:height="0.281cm" svg:x="21.343cm" svg:y="1.075cm" svg:viewBox="0 0 368 282" svg:d="M364 41l-39-37c-5-5-13-5-18 0l-81 79-92 91-72-70c-5-5-13-5-18 0l-40 38c-5 4-5 12 0 17l82 81 14 14 24 24c6 5 14 5 19 0l38-38 183-181c5-5 5-13 0-18z">
          <text:p/>
        </draw:path>
        <draw:path draw:style-name="gr3" draw:text-style-name="P3" draw:layer="layout" svg:width="0.192cm" svg:height="0.223cm" svg:x="3.106cm" svg:y="0.478cm" svg:viewBox="0 0 193 224" svg:d="M81 112h32v-8h-32zM121 120h-48v8h48zM73 104h-16v8h16zM65 79h32v-8h-32zM57 71h-25v8h25zM81 48h-49v7h49zM73 88h-41v8h41zM65 32h-33v8h33zM129 128h24v-8h-24zM121 112h24v-8h-24zM81 96h48v-8h-48zM65 144h32v-8h-32zM129 152h-48v8h48zM81 176h32v-8h-32zM105 79h48v-8h-48zM129 192h32v-8h-32zM137 160h8v-8h-8zM153 168h-32v8h32zM145 0h-145v224h193v-176zM177 208h-161v-192h117l44 43zM73 192h48v-8h-48zM105 144h56v-8h-56zM137 96h24v-8h-24zM49 168h-17v8h17zM57 136h-25v8h25zM73 152h-41v8h41zM65 120h-33v8h33zM49 104h-17v8h17zM73 168h-16v8h16zM32 192h33v-8h-33z">
          <text:p/>
        </draw:path>
        <draw:path draw:style-name="gr3" draw:text-style-name="P3" draw:layer="layout" svg:width="0.487cm" svg:height="0.559cm" svg:x="2.364cm" svg:y="0.126cm" svg:viewBox="0 0 488 560" svg:d="M418 176h-35-52c-17 0-34 7-46 18h-83c-12-11-28-18-46-18h-52-35c-38 0-69 31-69 70v52c0 26 14 48 35 60v115h139v87h140v-87h139v-115c21-12 35-34 35-60v-52c0-39-31-70-70-70zM139 438h-70v-140h-34v-52c0-19 15-35 34-35h59c-14 13-24 31-24 52v88c0 25 14 48 35 60zM314 386v-70h-36v209h-69v-209h-35v70c-19 0-35-16-35-35v-88c0-19 16-35 35-35h140c19 0 35 16 35 35v88c0 19-16 35-35 35zM453 298h-35v140h-69v-27c20-12 34-35 34-60v-88c0-21-9-39-24-52h59c19 0 35 16 35 35zM169 132c15 26 42 44 74 44s60-18 76-44c10 26 35 44 64 44 39 0 70-32 70-71 0-38-31-70-70-70-23 0-43 12-55 29-11-37-45-64-85-64-39 0-73 27-83 64-13-17-33-29-56-29-38 0-69 32-69 70 0 39 31 71 69 71 29 0 54-18 65-44zM383 70c20 0 35 16 35 35s-15 35-35 35c-19 0-34-16-34-35s15-35 34-35zM243 36c29 0 52 23 52 52s-23 52-52 52c-28 0-52-23-52-52s24-52 52-52zM104 140c-19 0-35-16-35-35s16-35 35-35 35 16 35 35-16 35-35 35z">
          <text:p/>
        </draw:path>
        <draw:path draw:style-name="gr3" draw:text-style-name="P3" draw:layer="layout" svg:width="0.423cm" svg:height="0.527cm" svg:x="3.593cm" svg:y="0.15cm" svg:viewBox="0 0 424 528" svg:d="M72 36c-39 0-72 31-72 70 0 27 15 49 36 61v230c-21 13-36 35-36 61 0 39 33 70 72 70 38 0 70-31 70-70 0-26-14-48-35-61v-230c21-12 35-34 35-61 0-39-32-70-70-70zM72 493c-20 0-36-16-36-35s16-35 36-35c19 0 35 16 35 35s-16 35-35 35zM72 142c-20 0-36-16-36-36s16-35 36-35c19 0 35 15 35 35s-16 36-35 36zM389 397v-220c0-107-106-106-106-106h-35v-71l-106 106 106 106v-70h35c31 0 35 35 35 35v220c-21 13-35 35-35 61 0 39 32 70 71 70 38 0 70-31 70-70 0-26-14-48-35-61zM354 493c-20 0-36-16-36-35s16-35 36-35c19 0 35 16 35 35s-16 35-35 35z">
          <text:p/>
        </draw:path>
        <draw:path draw:style-name="gr3" draw:text-style-name="P3" draw:layer="layout" svg:width="0.223cm" svg:height="0.223cm" svg:x="-0.198cm" svg:y="0.438cm" svg:viewBox="0 0 224 224" svg:d="M177 0l-24 24 48 48 23-24zM0 176v48h48l145-144-48-48zM48 208h-32v-32h16v16h16z">
          <text:p/>
        </draw:path>
        <draw:path draw:style-name="gr3" draw:text-style-name="P3" draw:layer="layout" svg:width="0.599cm" svg:height="0.598cm" svg:x="0.233cm" svg:y="0.063cm" svg:viewBox="0 0 600 599" svg:d="M208 115c-13 0-23 10-23 23 0 12 10 23 23 23s23-11 23-23c0-13-10-23-23-23zM461 300c0 13 11 23 23 23 13 0 23-10 23-23s-10-23-23-23c-12 0-23 10-23 23zM300 266c-44 0-80 36-80 80s36 80 80 80c45 0 80-36 80-80 0-6 0-12-2-18 59-68 150-176 199-236 16-21-2-41-23-23-62 50-168 140-236 199-6-1-12-2-18-2zM323 115c0-13-10-23-23-23s-23 10-23 23c0 12 10 23 23 23s23-11 23-23zM93 300c0 13 10 23 23 23s23-10 23-23-10-23-23-23-23 10-23 23zM415 138c0-13-10-23-23-23-12 0-23 10-23 23 0 12 11 23 23 23 13 0 23-11 23-23zM162 207c0-13-10-23-23-23s-23 10-23 23c0 12 10 23 23 23s23-11 23-23zM571 173l-49 65c5 20 8 41 8 62 0 127-103 230-230 230s-230-103-230-230c0-128 103-231 230-231 48 0 92 14 128 39l57-44c-51-40-115-64-185-64-165 0-300 134-300 300 0 165 135 299 300 299 166 0 300-134 300-299 0-45-11-89-29-127z">
          <text:p/>
        </draw:path>
        <draw:path draw:style-name="gr3" draw:text-style-name="P3" draw:layer="layout" svg:width="0.192cm" svg:height="0.223cm" svg:x="7.448cm" svg:y="0.478cm" svg:viewBox="0 0 193 224" svg:d="M80 112h33v-8h-33zM121 120h-49v8h49zM72 104h-16v8h16zM64 79h32v-8h-32zM56 71h-24v8h24zM80 48h-48v7h48zM72 88h-40v8h40zM64 32h-32v8h32zM129 128h24v-8h-24zM121 112h24v-8h-24zM80 96h49v-8h-49zM64 144h32v-8h-32zM129 152h-49v8h49zM80 176h33v-8h-33zM105 79h48v-8h-48zM129 192h32v-8h-32zM137 160h8v-8h-8zM153 168h-32v8h32zM145 0h-145v224h193v-176zM177 208h-161v-192h116l45 43zM72 192h49v-8h-49zM105 144h56v-8h-56zM137 96h24v-8h-24zM48 168h-16v8h16zM56 136h-24v8h24zM72 152h-40v8h40zM64 120h-32v8h32zM48 104h-16v8h16zM72 168h-16v8h16zM32 192h32v-8h-32z">
          <text:p/>
        </draw:path>
        <draw:path draw:style-name="gr3" draw:text-style-name="P3" draw:layer="layout" svg:width="0.487cm" svg:height="0.559cm" svg:x="6.706cm" svg:y="0.126cm" svg:viewBox="0 0 488 560" svg:d="M418 176h-35-53c-17 0-33 7-45 18h-83c-12-11-28-18-46-18h-52-35c-38 0-69 31-69 70v52c0 26 14 48 35 60v115h139v87h139v-87h140v-115c21-12 35-34 35-60v-52c0-39-32-70-70-70zM139 438h-70v-140h-34v-52c0-19 15-35 34-35h59c-15 13-24 31-24 52v88c0 25 14 48 35 60zM313 386v-70h-35v209h-70v-209h-34v70c-20 0-35-16-35-35v-88c0-19 15-35 35-35h139c19 0 35 16 35 35v88c0 19-16 35-35 35zM453 298h-35v140h-70v-27c21-12 35-35 35-60v-88c0-21-9-39-24-52h59c19 0 35 16 35 35zM168 132c15 26 43 44 75 44s60-18 75-44c10 26 36 44 65 44 39 0 70-32 70-71 0-38-31-70-70-70-23 0-44 12-57 29-10-37-43-64-83-64s-73 27-83 64c-13-17-33-29-56-29-38 0-69 32-69 70 0 39 31 71 69 71 29 0 54-18 64-44zM383 70c19 0 35 16 35 35s-16 35-35 35-35-16-35-35 16-35 35-35zM243 36c29 0 52 23 52 52s-23 52-52 52-52-23-52-52 23-52 52-52zM104 140c-19 0-35-16-35-35s16-35 35-35 35 16 35 35-16 35-35 35z">
          <text:p/>
        </draw:path>
        <draw:path draw:style-name="gr3" draw:text-style-name="P3" draw:layer="layout" svg:width="0.423cm" svg:height="0.527cm" svg:x="7.935cm" svg:y="0.15cm" svg:viewBox="0 0 424 528" svg:d="M70 36c-39 0-70 31-70 70 0 27 14 49 35 61v230c-21 13-35 35-35 61 0 39 31 70 70 70s71-31 71-70c0-26-14-48-35-61v-230c21-12 35-34 35-61 0-39-32-70-71-70zM70 493c-19 0-35-16-35-35s16-35 35-35c20 0 36 16 36 35s-16 35-36 35zM70 142c-19 0-35-16-35-36s16-35 35-35c20 0 36 15 36 35s-16 36-36 36zM389 397v-220c0-107-107-106-107-106h-35v-71l-106 106 106 106v-70h35c31 0 36 35 36 35v220c-22 13-36 35-36 61 0 39 31 70 71 70 39 0 71-31 71-70 0-26-14-48-35-61zM353 493c-19 0-35-16-35-35s16-35 35-35c20 0 36 16 36 35s-16 35-36 35z">
          <text:p/>
        </draw:path>
        <draw:path draw:style-name="gr3" draw:text-style-name="P3" draw:layer="layout" svg:width="0.223cm" svg:height="0.223cm" svg:x="4.144cm" svg:y="0.438cm" svg:viewBox="0 0 224 224" svg:d="M175 0l-24 24 48 48 25-24zM0 176v48h48l143-144-48-48zM48 208h-32v-32h16v16h16z">
          <text:p/>
        </draw:path>
        <draw:path draw:style-name="gr3" draw:text-style-name="P3" draw:layer="layout" svg:width="0.598cm" svg:height="0.598cm" svg:x="4.575cm" svg:y="0.063cm" svg:viewBox="0 0 599 599" svg:d="M207 115c-13 0-23 10-23 23 0 12 10 23 23 23s23-11 23-23c0-13-10-23-23-23zM460 300c0 13 10 23 23 23s23-10 23-23-10-23-23-23-23 10-23 23zM299 266c-44 0-80 36-80 80s36 80 80 80 80-36 80-80c0-6-1-12-2-18 59-68 151-176 199-236 17-21-1-41-23-23-62 50-168 140-236 199-6-1-12-2-18-2zM322 115c0-13-10-23-23-23s-23 10-23 23c0 12 10 23 23 23s23-11 23-23zM92 300c0 13 10 23 23 23s23-10 23-23-10-23-23-23-23 10-23 23zM414 138c0-13-10-23-23-23s-23 10-23 23c0 12 10 23 23 23s23-11 23-23zM161 207c0-13-10-23-23-23s-23 10-23 23c0 12 10 23 23 23s23-11 23-23zM571 173l-49 65c5 20 8 41 8 62 0 127-104 230-231 230s-230-103-230-230c0-128 103-231 230-231 47 0 91 14 128 39l57-44c-51-40-115-64-185-64-165 0-299 134-299 300 0 165 134 299 299 299s300-134 300-299c0-45-10-89-28-127z">
          <text:p/>
        </draw:path>
        <draw:path draw:style-name="gr3" draw:text-style-name="P3" draw:layer="layout" svg:width="0.191cm" svg:height="0.223cm" svg:x="11.79cm" svg:y="0.478cm" svg:viewBox="0 0 192 224" svg:d="M80 112h32v-8h-32zM119 120h-47v8h47zM72 104h-16v8h16zM64 79h32v-8h-32zM56 71h-24v8h24zM80 48h-48v7h48zM72 88h-40v8h40zM64 32h-32v8h32zM127 128h25v-8h-25zM119 112h24v-8h-24zM80 96h47v-8h-47zM64 144h32v-8h-32zM127 152h-47v8h47zM80 176h32v-8h-32zM104 79h48v-8h-48zM127 192h33v-8h-33zM135 160h8v-8h-8zM152 168h-33v8h33zM143 0h-143v224h192v-176zM176 208h-160v-192h115l45 43zM72 192h47v-8h-47zM104 144h56v-8h-56zM135 96h25v-8h-25zM48 168h-16v8h16zM56 136h-24v8h24zM72 152h-40v8h40zM64 120h-32v8h32zM48 104h-16v8h16zM72 168h-16v8h16zM32 192h32v-8h-32z">
          <text:p/>
        </draw:path>
        <draw:path draw:style-name="gr3" draw:text-style-name="P3" draw:layer="layout" svg:width="0.486cm" svg:height="0.559cm" svg:x="11.048cm" svg:y="0.126cm" svg:viewBox="0 0 487 560" svg:d="M418 176h-35-53c-18 0-33 7-46 18h-82c-13-11-28-18-46-18h-52-35c-38 0-69 31-69 70v52c0 26 14 48 34 60v115h139v87h140v-87h140v-115c20-12 34-34 34-60v-52c0-39-31-70-69-70zM139 438h-70v-140h-35v-52c0-19 16-35 35-35h59c-15 13-24 31-24 52v88c0 25 14 48 35 60zM313 386v-70h-35v209h-70v-209h-35v70c-19 0-34-16-34-35v-88c0-19 15-35 34-35h140c19 0 34 16 34 35v88c0 19-15 35-34 35zM453 298h-35v140h-71v-27c21-12 36-35 36-60v-88c0-21-9-39-25-52h60c19 0 35 16 35 35zM168 132c15 26 43 44 75 44s60-18 75-44c10 26 35 44 65 44 38 0 70-32 70-71 0-38-32-70-70-70-24 0-44 12-57 29-10-37-43-64-83-64s-73 27-83 64c-13-17-33-29-56-29-39 0-70 32-70 70 0 39 31 71 70 71 29 0 54-18 64-44zM383 70c19 0 35 16 35 35s-16 35-35 35c-20 0-36-16-36-35s16-35 36-35zM243 36c29 0 52 23 52 52s-23 52-52 52-52-23-52-52 23-52 52-52zM104 140c-19 0-35-16-35-35s16-35 35-35 35 16 35 35-16 35-35 35z">
          <text:p/>
        </draw:path>
        <draw:path draw:style-name="gr3" draw:text-style-name="P3" draw:layer="layout" svg:width="0.423cm" svg:height="0.527cm" svg:x="12.277cm" svg:y="0.15cm" svg:viewBox="0 0 424 528" svg:d="M70 36c-39 0-70 31-70 70 0 27 14 49 35 61v230c-21 13-35 35-35 61 0 39 31 70 70 70s71-31 71-70c0-26-15-48-36-61v-230c21-12 36-34 36-61 0-39-32-70-71-70zM70 493c-19 0-35-16-35-35s16-35 35-35c20 0 35 16 35 35s-15 35-35 35zM70 142c-19 0-35-16-35-36s16-35 35-35c20 0 35 15 35 35s-15 36-35 36zM388 397v-220c0-107-105-106-105-106h-36v-71l-106 106 106 106v-70h36c31 0 35 35 35 35v220c-21 13-35 35-35 61 0 39 31 70 70 70s71-31 71-70c0-26-15-48-36-61zM353 493c-19 0-35-16-35-35s16-35 35-35c20 0 35 16 35 35s-15 35-35 35z">
          <text:p/>
        </draw:path>
        <draw:path draw:style-name="gr3" draw:text-style-name="P3" draw:layer="layout" svg:width="0.223cm" svg:height="0.223cm" svg:x="8.486cm" svg:y="0.438cm" svg:viewBox="0 0 224 224" svg:d="M176 0l-24 24 48 48 24-24zM0 176v48h47l145-144-48-48zM47 208h-31v-32h16v16h15z">
          <text:p/>
        </draw:path>
        <draw:path draw:style-name="gr3" draw:text-style-name="P3" draw:layer="layout" svg:width="0.598cm" svg:height="0.598cm" svg:x="8.917cm" svg:y="0.063cm" svg:viewBox="0 0 599 599" svg:d="M207 115c-13 0-23 10-23 23 0 12 10 23 23 23 12 0 23-11 23-23 0-13-11-23-23-23zM461 300c0 13 10 23 23 23s23-10 23-23-10-23-23-23-23 10-23 23zM299 266c-44 0-80 36-80 80s36 80 80 80 81-36 81-80c0-6-1-12-2-18 59-68 150-176 198-236 17-21-1-41-23-23-61 50-167 140-236 199-6-1-12-2-18-2zM322 115c0-13-11-23-23-23-13 0-23 10-23 23 0 12 10 23 23 23 12 0 23-11 23-23zM92 300c0 13 10 23 23 23 12 0 23-10 23-23s-11-23-23-23c-13 0-23 10-23 23zM415 138c0-13-10-23-23-23s-23 10-23 23c0 12 10 23 23 23s23-11 23-23zM161 207c0-13-11-23-23-23-13 0-23 10-23 23 0 12 10 23 23 23 12 0 23-11 23-23zM571 173l-49 65c5 20 8 41 8 62 0 127-103 230-231 230-127 0-230-103-230-230 0-128 103-231 230-231 47 0 92 14 129 39l57-44c-51-40-115-64-186-64-165 0-299 134-299 300 0 165 134 299 299 299 166 0 300-134 300-299 0-45-10-89-28-127z">
          <text:p/>
        </draw:path>
        <draw:path draw:style-name="gr3" draw:text-style-name="P3" draw:layer="layout" svg:width="0.191cm" svg:height="0.223cm" svg:x="16.132cm" svg:y="0.478cm" svg:viewBox="0 0 192 224" svg:d="M80 112h32v-8h-32zM120 120h-48v8h48zM72 104h-16v8h16zM64 79h32v-8h-32zM56 71h-24v8h24zM80 48h-47v7h47zM72 88h-39v8h39zM64 32h-32v8h32zM128 128h24v-8h-24zM120 112h24v-8h-24zM80 96h48v-8h-48zM64 144h32v-8h-32zM128 152h-48v8h48zM80 176h32v-8h-32zM104 79h48v-8h-48zM128 192h32v-8h-32zM136 160h8v-8h-8zM152 168h-32v8h32zM144 0h-144v224h192v-176zM176 208h-159v-192h115l44 43zM72 192h48v-8h-48zM104 144h56v-8h-56zM136 96h24v-8h-24zM48 168h-15v8h15zM56 136h-24v8h24zM72 152h-39v8h39zM64 120h-32v8h32zM48 104h-15v8h15zM72 168h-16v8h16zM33 192h31v-8h-31z">
          <text:p/>
        </draw:path>
        <draw:path draw:style-name="gr3" draw:text-style-name="P3" draw:layer="layout" svg:width="0.487cm" svg:height="0.559cm" svg:x="15.389cm" svg:y="0.126cm" svg:viewBox="0 0 488 560" svg:d="M419 176h-36-52c-18 0-34 7-46 18h-83c-12-11-28-18-45-18h-52-35c-39 0-70 31-70 70v52c0 26 14 48 35 60v115h139v87h139v-87h140v-115c21-12 35-34 35-60v-52c0-39-31-70-69-70zM139 438h-69v-140h-35v-52c0-19 16-35 35-35h59c-15 13-24 31-24 52v88c0 25 14 48 34 60zM313 386v-70h-34v209h-70v-209h-35v70c-19 0-35-16-35-35v-88c0-19 16-35 35-35h139c20 0 35 16 35 35v88c0 19-15 35-35 35zM453 298h-34v140h-71v-27c21-12 35-35 35-60v-88c0-21-10-39-24-52h60c19 0 34 16 34 35zM169 132c15 26 43 44 75 44s59-18 75-44c10 26 35 44 64 44 39 0 70-32 70-71 0-38-31-70-70-70-23 0-43 12-56 29-10-37-43-64-83-64s-73 27-83 64c-13-17-33-29-56-29-39 0-70 32-70 70 0 39 31 71 70 71 29 0 54-18 64-44zM383 70c19 0 36 16 36 35s-17 35-36 35-35-16-35-35 16-35 35-35zM244 36c28 0 52 23 52 52s-24 52-52 52c-29 0-52-23-52-52s23-52 52-52zM105 140c-20 0-35-16-35-35s15-35 35-35c19 0 34 16 34 35s-15 35-34 35z">
          <text:p/>
        </draw:path>
        <draw:path draw:style-name="gr3" draw:text-style-name="P3" draw:layer="layout" svg:width="0.423cm" svg:height="0.527cm" svg:x="16.618cm" svg:y="0.15cm" svg:viewBox="0 0 424 528" svg:d="M71 36c-39 0-71 31-71 70 0 27 15 49 36 61v230c-21 13-36 35-36 61 0 39 32 70 71 70 40 0 71-31 71-70 0-26-14-48-35-61v-230c21-12 35-34 35-61 0-39-31-70-71-70zM71 493c-20 0-35-16-35-35s15-35 35-35c19 0 36 16 36 35s-17 35-36 35zM71 142c-20 0-35-16-35-36s15-35 35-35c19 0 36 15 36 35s-17 36-36 36zM389 397v-220c0-107-106-106-106-106h-35v-71l-106 106 106 106v-70h35c32 0 36 35 36 35v220c-21 13-36 35-36 61 0 39 32 70 71 70s70-31 70-70c0-26-14-48-35-61zM354 493c-20 0-35-16-35-35s15-35 35-35c19 0 35 16 35 35s-16 35-35 35z">
          <text:p/>
        </draw:path>
        <draw:path draw:style-name="gr3" draw:text-style-name="P3" draw:layer="layout" svg:width="0.224cm" svg:height="0.223cm" svg:x="12.827cm" svg:y="0.438cm" svg:viewBox="0 0 225 224" svg:d="M176 0l-24 24 48 48 25-24zM0 176l1 48h47l144-144-48-48zM48 208h-32v-32h16v16h16z">
          <text:p/>
        </draw:path>
        <draw:path draw:style-name="gr3" draw:text-style-name="P3" draw:layer="layout" svg:width="0.599cm" svg:height="0.598cm" svg:x="13.258cm" svg:y="0.063cm" svg:viewBox="0 0 600 599" svg:d="M208 115c-13 0-24 10-24 23 0 12 11 23 24 23s23-11 23-23c0-13-10-23-23-23zM462 300c0 13 10 23 23 23 12 0 23-10 23-23s-11-23-23-23c-13 0-23 10-23 23zM301 266c-45 0-81 36-81 80s36 80 81 80c44 0 80-36 80-80 0-6-1-12-2-18 58-68 149-176 198-236 17-21-2-41-23-23-61 50-167 140-235 199-6-1-12-2-18-2zM324 115c0-13-11-23-23-23-13 0-23 10-23 23 0 12 10 23 23 23 12 0 23-11 23-23zM92 300c0 13 11 23 23 23 13 0 23-10 23-23s-10-23-23-23c-12 0-23 10-23 23zM416 138c0-13-11-23-23-23-13 0-23 10-23 23 0 12 10 23 23 23 12 0 23-11 23-23zM161 207c0-13-10-23-23-23-12 0-23 10-23 23 0 12 11 23 23 23 13 0 23-11 23-23zM572 173l-50 65c6 20 9 41 9 62 0 127-103 230-230 230-128 0-232-103-232-230 0-128 104-231 232-231 47 0 91 14 128 39l57-44c-51-40-115-64-185-64-167 0-301 134-301 300 0 165 134 299 301 299 165 0 299-134 299-299 0-45-10-89-28-127z">
          <text:p/>
        </draw:path>
        <draw:path draw:style-name="gr3" draw:text-style-name="P3" draw:layer="layout" svg:width="0.192cm" svg:height="0.223cm" svg:x="20.473cm" svg:y="0.478cm" svg:viewBox="0 0 193 224" svg:d="M81 112h32v-8h-32zM121 120h-48v8h48zM73 104h-17v8h17zM65 79h32v-8h-32zM56 71h-24v8h24zM81 48h-49v7h49zM73 88h-41v8h41zM65 32h-33v8h33zM129 128h24v-8h-24zM121 112h24v-8h-24zM81 96h48v-8h-48zM65 144h32v-8h-32zM129 152h-48v8h48zM81 176h32v-8h-32zM105 79h48v-8h-48zM129 192h32v-8h-32zM137 160h8v-8h-8zM153 168h-32v8h32zM145 0h-145v224h193v-176zM177 208h-161v-192h117l44 43zM73 192h48v-8h-48zM105 144h56v-8h-56zM137 96h24v-8h-24zM48 168h-16v8h16zM56 136h-24v8h24zM73 152h-41v8h41zM65 120h-33v8h33zM48 104h-16v8h16zM73 168h-17v8h17zM32 192h33v-8h-33z">
          <text:p/>
        </draw:path>
        <draw:path draw:style-name="gr3" draw:text-style-name="P3" draw:layer="layout" svg:width="0.487cm" svg:height="0.559cm" svg:x="19.731cm" svg:y="0.126cm" svg:viewBox="0 0 488 560" svg:d="M417 176h-34-52c-18 0-34 7-46 18h-83c-12-11-28-18-45-18h-53-34c-39 0-70 31-70 70v52c0 26 14 48 35 60v115h139v87h139v-87h140v-115c21-12 35-34 35-60v-52c0-39-31-70-71-70zM139 438h-69v-140h-35v-52c0-19 15-35 35-35h58c-14 13-24 31-24 52v88c0 25 15 48 35 60zM313 386v-70h-35v209h-69v-209h-35v70c-19 0-35-16-35-35v-88c0-19 16-35 35-35h139c19 0 35 16 35 35v88c0 19-16 35-35 35zM453 298h-36v140h-69v-27c21-12 35-35 35-60v-88c0-21-10-39-24-52h58c20 0 36 16 36 35zM169 132c15 26 43 44 75 44s59-18 74-44c11 26 36 44 65 44 38 0 70-32 70-71 0-38-32-70-70-70-23 0-44 12-56 29-11-37-44-64-83-64-40 0-73 27-84 64-12-17-33-29-56-29-38 0-69 32-69 70 0 39 31 71 69 71 30 0 54-18 65-44zM383 70c19 0 34 16 34 35s-15 35-34 35c-20 0-35-16-35-35s15-35 35-35zM244 36c28 0 52 23 52 52s-24 52-52 52c-29 0-52-23-52-52s23-52 52-52zM104 140c-19 0-34-16-34-35s15-35 34-35c20 0 35 16 35 35s-15 35-35 35z">
          <text:p/>
        </draw:path>
        <draw:path draw:style-name="gr3" draw:text-style-name="P3" draw:layer="layout" svg:width="0.423cm" svg:height="0.527cm" svg:x="20.96cm" svg:y="0.15cm" svg:viewBox="0 0 424 528" svg:d="M71 36c-39 0-71 31-71 70 0 27 15 49 36 61v230c-21 13-36 35-36 61 0 39 32 70 71 70s70-31 70-70c0-26-14-48-35-61v-230c21-12 35-34 35-61 0-39-31-70-70-70zM71 493c-20 0-35-16-35-35s15-35 35-35c19 0 35 16 35 35s-16 35-35 35zM71 142c-20 0-35-16-35-36s15-35 35-35c19 0 35 15 35 35s-16 36-35 36zM388 397v-220c0-107-106-106-106-106h-35v-71l-106 106 106 106v-70h35c31 0 35 35 35 35v220c-20 13-35 35-35 61 0 39 32 70 71 70s71-31 71-70c0-26-14-48-36-61zM353 493c-20 0-36-16-36-35s16-35 36-35c19 0 35 16 35 35s-16 35-35 35z">
          <text:p/>
        </draw:path>
        <draw:path draw:style-name="gr3" draw:text-style-name="P3" draw:layer="layout" svg:width="0.224cm" svg:height="0.223cm" svg:x="17.169cm" svg:y="0.438cm" svg:viewBox="0 0 225 224" svg:d="M177 0l-24 24 48 48 24-24zM0 176v48h48l145-144-48-48zM48 208h-32v-32h16v16h16z">
          <text:p/>
        </draw:path>
        <draw:path draw:style-name="gr3" draw:text-style-name="P3" draw:layer="layout" svg:width="0.599cm" svg:height="0.598cm" svg:x="17.6cm" svg:y="0.063cm" svg:viewBox="0 0 600 599" svg:d="M208 115c-12 0-23 10-23 23 0 12 11 23 23 23 13 0 23-11 23-23 0-13-10-23-23-23zM462 300c0 13 10 23 23 23 12 0 23-10 23-23s-11-23-23-23c-13 0-23 10-23 23zM300 266c-44 0-80 36-80 80s36 80 80 80c45 0 81-36 81-80 0-6-1-12-2-18 58-68 149-176 198-236 16-21-2-41-23-23-62 50-167 140-235 199-6-1-12-2-19-2zM323 115c0-13-10-23-23-23-12 0-23 10-23 23 0 12 11 23 23 23 13 0 23-11 23-23zM93 300c0 13 10 23 23 23s23-10 23-23-10-23-23-23-23 10-23 23zM415 138c0-13-10-23-23-23-12 0-23 10-23 23 0 12 11 23 23 23 13 0 23-11 23-23zM162 207c0-13-10-23-23-23-12 0-23 10-23 23 0 12 11 23 23 23 13 0 23-11 23-23zM572 173l-50 65c6 20 9 41 9 62 0 127-103 230-231 230-127 0-230-103-230-230 0-128 103-231 230-231 48 0 92 14 129 39l57-44c-51-40-116-64-186-64-165 0-300 134-300 300 0 165 135 299 300 299 166 0 300-134 300-299 0-45-10-89-28-127z">
          <text:p/>
        </draw:path>
        <draw:path draw:style-name="gr3" draw:text-style-name="P3" draw:layer="layout" svg:width="0.279cm" svg:height="0.264cm" svg:x="1.042cm" svg:y="0.236cm" svg:viewBox="0 0 280 265" svg:d="M250 0h-220c0 0-30 0-30 31v143c0 29 30 30 30 30h40v61l59-61h121c0 0 30 0 30-30v-143c0-31-30-31-30-31zM199 122h-40v42h-40v-42h-40v-41h40v-40h40v40h40z">
          <text:p/>
        </draw:path>
        <draw:path draw:style-name="gr3" draw:text-style-name="P3" draw:layer="layout" svg:width="0.335cm" svg:height="0.224cm" svg:x="3.356cm" svg:y="-0.109cm" svg:viewBox="0 0 336 225" svg:d="M211 99v-72c0 0 0-27-32-27h-147c0 0-32 0-32 27v72c0 26 32 26 32 26h10v45l52-45h85c0 0 32 1 32-26zM305 54h-73v45c0 0 0 44-53 44h-53v9c0 27 31 27 31 27h85l52 46v-46h11c0 0 31-1 31-27v-71c0-27-31-27-31-27z">
          <text:p/>
        </draw:path>
        <draw:path draw:style-name="gr3" draw:text-style-name="P3" draw:layer="layout" svg:width="0.295cm" svg:height="0.208cm" svg:x="1.449cm" svg:y="-0.069cm" svg:viewBox="0 0 296 209" svg:d="M98 0l-98 104 98 105 28-30-70-75 70-74zM197 0l-29 30 72 74-72 75 29 30 99-105z">
          <text:p/>
        </draw:path>
        <draw:path draw:style-name="gr3" draw:text-style-name="P3" draw:layer="layout" svg:width="0.192cm" svg:height="0.222cm" svg:x="3.055cm" svg:y="0.061cm" svg:viewBox="0 0 193 223" svg:d="M112 81c25 11 44 2 44 2 0 0 13-19 7-38 9-1 16-5 16-10s-8-9-19-10c-4 0-8 1-11 2-3-2-6-4-9-5-3-2-6-3-9-3-1-3-3-6-6-9-7-9-17-12-21-9s-3 11 3 18c-18 8-24 30-24 30 0 0 5 21 29 32zM173 112c-5 0-9 1-13 2 0-5 0-10-1-14-9 2-26 5-45-2l-34 73c0 0-4 8-11 4-7-3-4-10-4-10l34-73c-18-10-27-25-31-34-4 3-7 6-11 9-1-4-3-7-6-11-8-9-17-13-21-9s-1 14 6 22c3 4 7 7 11 9-5 6-9 12-13 20v1c-2 0-4-1-5-1-13-3-25-1-27 4-1 6 8 13 21 15 1 1 3 1 5 1-2 11-3 21-2 30-3 0-7 1-11 2-10 4-17 12-15 17s12 6 22 3c3-2 6-3 9-5 5 15 15 26 28 32 14 6 29 6 44 1 0 3 1 6 2 9 4 11 12 18 17 16 6-2 7-12 3-23-2-4-4-7-6-10 8-5 15-13 21-21 2 1 3 3 5 4 11 8 22 10 25 5 3-4-4-14-14-22-2-2-4-3-5-4v-1c4-8 6-15 8-23 3 2 8 3 14 3 11 0 20-4 20-9 0-6-9-10-20-10z">
          <text:p/>
        </draw:path>
        <draw:polygon draw:style-name="gr3" draw:text-style-name="P3" draw:layer="layout" svg:width="0.208cm" svg:height="0.343cm" svg:x="2.087cm" svg:y="-0.125cm" svg:viewBox="0 0 209 344" draw:points="209,150 126,150 188,0 0,193 83,193 21,344">
          <text:p/>
        </draw:polygon>
        <draw:path draw:style-name="gr3" draw:text-style-name="P3" draw:layer="layout" svg:width="0.28cm" svg:height="0.264cm" svg:x="5.383cm" svg:y="0.236cm" svg:viewBox="0 0 281 265" svg:d="M251 0h-221c0 0-30 0-30 31v143c0 29 30 30 30 30h41v61l60-61h120c0 0 30 0 30-30v-143c0-31-30-31-30-31zM201 122h-40v42h-40v-42h-40v-41h40v-40h40v40h40z">
          <text:p/>
        </draw:path>
        <draw:path draw:style-name="gr3" draw:text-style-name="P3" draw:layer="layout" svg:width="0.335cm" svg:height="0.224cm" svg:x="7.698cm" svg:y="-0.109cm" svg:viewBox="0 0 336 225" svg:d="M210 99v-72c0 0 1-27-31-27h-148c0 0-31 0-31 27v72c0 26 31 26 31 26h11v45l52-45h85c0 0 31 1 31-26zM305 54h-74v45c0 0 1 44-52 44h-53v9c0 27 31 27 31 27h85l52 46v-46h11c0 0 31-1 31-27v-71c0-27-31-27-31-27z">
          <text:p/>
        </draw:path>
        <draw:path draw:style-name="gr3" draw:text-style-name="P3" draw:layer="layout" svg:width="0.296cm" svg:height="0.208cm" svg:x="5.79cm" svg:y="-0.069cm" svg:viewBox="0 0 297 209" svg:d="M99 0l-99 104 99 105 28-30-70-75 70-74zM197 0l-28 30 70 74-70 75 28 30 100-105z">
          <text:p/>
        </draw:path>
        <draw:path draw:style-name="gr3" draw:text-style-name="P3" draw:layer="layout" svg:width="0.192cm" svg:height="0.222cm" svg:x="7.397cm" svg:y="0.061cm" svg:viewBox="0 0 193 223" svg:d="M112 81c24 11 43 2 43 2 0 0 13-19 7-38 9-1 16-5 16-10s-9-9-20-10c-4 0-7 1-10 2-3-2-6-4-9-5-4-2-6-3-9-3-2-3-4-6-6-9-7-9-17-12-21-9-3 3-2 11 3 18-17 8-24 30-24 30 0 0 6 21 30 32zM172 112c-5 0-10 1-13 2 0-5 0-10-1-14-9 2-26 5-45-2l-33 73c0 0-4 8-11 4-7-3-4-10-4-10l33-73c-17-10-26-25-30-34-4 3-8 6-11 9-1-4-4-7-7-11-7-9-16-13-20-9s-2 14 6 22c3 4 7 7 11 9-5 6-9 12-13 20v1c-2 0-4-1-5-1-13-3-25-1-27 4-1 6 8 13 21 15 1 1 3 1 5 1-3 11-3 21-2 30-3 0-7 1-11 2-10 4-17 12-15 17s12 6 22 3c3-2 6-3 8-5 6 15 16 26 29 32 14 6 29 6 43 1 1 3 1 6 3 9 4 11 11 18 16 16 6-2 7-12 3-23-2-4-4-7-6-10 8-5 15-13 21-21 2 1 3 3 5 4 10 8 22 10 25 5 3-4-4-14-14-22-2-2-4-3-5-4v-1c4-8 6-15 7-23 4 2 9 3 15 3 11 0 21-4 21-9 0-6-10-10-21-10z">
          <text:p/>
        </draw:path>
        <draw:polygon draw:style-name="gr3" draw:text-style-name="P3" draw:layer="layout" svg:width="0.208cm" svg:height="0.343cm" svg:x="6.429cm" svg:y="-0.125cm" svg:viewBox="0 0 209 344" draw:points="209,150 126,150 188,0 0,193 83,193 21,344">
          <text:p/>
        </draw:polygon>
        <draw:path draw:style-name="gr3" draw:text-style-name="P3" draw:layer="layout" svg:width="0.28cm" svg:height="0.264cm" svg:x="9.725cm" svg:y="0.236cm" svg:viewBox="0 0 281 265" svg:d="M251 0h-221c0 0-30 0-30 31v143c0 29 30 30 30 30h40v61l60-61h121c0 0 30 0 30-30v-143c0-31-30-31-30-31zM201 122h-41v42h-40v-42h-40v-41h40v-40h40v40h41z">
          <text:p/>
        </draw:path>
        <draw:path draw:style-name="gr3" draw:text-style-name="P3" draw:layer="layout" svg:width="0.335cm" svg:height="0.224cm" svg:x="12.04cm" svg:y="-0.109cm" svg:viewBox="0 0 336 225" svg:d="M210 99v-72c0 0 1-27-32-27h-147c0 0-31 0-31 27v72c0 26 31 26 31 26h11v45l52-45h84c0 0 32 1 32-26zM305 54h-74v45c0 0 1 44-53 44h-52v9c0 27 31 27 31 27h85l52 46v-46h11c0 0 31-1 31-27v-71c0-27-31-27-31-27z">
          <text:p/>
        </draw:path>
        <draw:path draw:style-name="gr3" draw:text-style-name="P3" draw:layer="layout" svg:width="0.296cm" svg:height="0.208cm" svg:x="10.132cm" svg:y="-0.069cm" svg:viewBox="0 0 297 209" svg:d="M100 0l-100 104 100 105 28-30-70-75 70-74zM198 0l-28 30 70 74-70 75 28 30 99-105z">
          <text:p/>
        </draw:path>
        <draw:path draw:style-name="gr3" draw:text-style-name="P3" draw:layer="layout" svg:width="0.193cm" svg:height="0.222cm" svg:x="11.739cm" svg:y="0.061cm" svg:viewBox="0 0 194 223" svg:d="M114 81c24 11 43 2 43 2 0 0 12-19 7-38 9-1 16-5 16-10s-9-9-20-10c-4 0-8 1-11 2-2-2-5-4-9-5-3-2-6-3-9-3-1-3-3-6-5-9-8-9-17-12-21-9-3 3-2 11 3 18-18 8-24 30-24 30 0 0 6 21 30 32zM174 112c-5 0-10 1-13 2 0-5 0-10-1-14-9 2-26 5-45-2l-34 73c0 0-3 8-10 4-8-3-5-10-5-10l34-73c-17-10-26-25-30-34-5 3-9 6-12 9-2-4-4-7-7-11-7-9-16-13-20-9s-2 14 5 22c4 4 8 7 12 9-5 6-10 12-13 20 0 0 0 1-1 1s-3-1-5-1c-13-3-24-1-26 4-2 6 7 13 20 15 2 1 4 1 5 1-2 11-2 21-1 30-3 0-7 1-11 2-11 4-18 12-16 17s13 6 23 3c3-2 6-3 8-5 6 15 15 26 29 32 15 6 30 6 44 1 1 3 1 6 2 9 4 11 12 18 17 16s6-12 3-23c-2-4-4-7-6-10 8-5 15-13 21-21 1 1 3 3 5 4 10 8 21 10 24 5 3-4-3-14-14-22-1-2-3-3-5-4 1 0 1 0 1-1 4-8 6-15 7-23 4 2 9 3 15 3 11 0 19-4 20-9 0-6-9-10-20-10z">
          <text:p/>
        </draw:path>
        <draw:polygon draw:style-name="gr3" draw:text-style-name="P3" draw:layer="layout" svg:width="0.207cm" svg:height="0.343cm" svg:x="10.771cm" svg:y="-0.125cm" svg:viewBox="0 0 208 344" draw:points="208,150 125,150 188,0 0,193 83,193 21,344">
          <text:p/>
        </draw:polygon>
        <draw:path draw:style-name="gr3" draw:text-style-name="P3" draw:layer="layout" svg:width="0.279cm" svg:height="0.264cm" svg:x="14.067cm" svg:y="0.236cm" svg:viewBox="0 0 280 265" svg:d="M251 0h-220c0 0-31 0-31 31v143c0 29 31 30 31 30h40v61l60-61h120c0 0 29 0 29-30v-143c0-31-29-31-29-31zM201 122h-40v42h-40v-42h-40v-41h40v-40h40v40h40z">
          <text:p/>
        </draw:path>
        <draw:path draw:style-name="gr3" draw:text-style-name="P3" draw:layer="layout" svg:width="0.335cm" svg:height="0.224cm" svg:x="16.382cm" svg:y="-0.109cm" svg:viewBox="0 0 336 225" svg:d="M210 99v-72c0 0 0-27-32-27h-147c0 0-31 0-31 27v72c0 26 31 26 31 26h11v45l52-45h84c0 0 32 1 32-26zM304 54h-73v45c0 0 0 44-53 44h-53v9c0 27 32 27 32 27h85l52 46v-46h10c0 0 32-1 32-27v-71c0-27-32-27-32-27z">
          <text:p/>
        </draw:path>
        <draw:path draw:style-name="gr3" draw:text-style-name="P3" draw:layer="layout" svg:width="0.295cm" svg:height="0.208cm" svg:x="14.474cm" svg:y="-0.069cm" svg:viewBox="0 0 296 209" svg:d="M99 0l-99 104 99 105 28-30-71-75 71-74zM198 0l-28 30 70 74-70 75 28 30 98-105z">
          <text:p/>
        </draw:path>
        <draw:path draw:style-name="gr3" draw:text-style-name="P3" draw:layer="layout" svg:width="0.192cm" svg:height="0.222cm" svg:x="16.081cm" svg:y="0.061cm" svg:viewBox="0 0 193 223" svg:d="M113 81c24 11 44 2 44 2 0 0 12-19 6-38 10-1 17-5 17-10s-9-9-20-10c-4 0-8 1-11 2-2-2-5-4-10-5-3-2-6-3-9-3-1-3-3-6-6-9-7-9-16-12-20-9s-2 11 3 18c-18 8-24 30-24 30 0 0 6 21 30 32zM174 112c-5 0-10 1-13 2 0-5 0-10-1-14-10 2-27 5-46-2l-34 73c0 0-3 8-10 4-8-3-4-10-4-10l33-73c-17-10-26-25-30-34-4 3-8 6-11 9-2-4-4-7-7-11-7-9-16-13-20-9-5 4-2 14 5 22 4 4 8 7 11 9-4 6-9 12-12 20l-1 1c-1 0-3-1-5-1-13-3-25-1-26 4-2 6 7 13 20 15 2 1 4 1 5 1-2 11-3 21-1 30-4 0-7 1-11 2-11 4-18 12-16 17s12 6 23 3c3-2 6-3 8-5 5 15 15 26 29 32 13 6 29 6 43 1 0 3 1 6 2 9 4 11 12 18 17 16s6-12 2-23c-1-4-3-7-5-10 7-5 15-13 21-21 1 1 3 3 5 4 11 8 22 10 25 5 3-4-3-14-14-22-2-2-3-3-5-4 0 0 1 0 1-1 3-8 6-15 7-23 4 2 9 3 15 3 10 0 19-4 19-9 0-6-8-10-19-10z">
          <text:p/>
        </draw:path>
        <draw:polygon draw:style-name="gr3" draw:text-style-name="P3" draw:layer="layout" svg:width="0.207cm" svg:height="0.343cm" svg:x="15.113cm" svg:y="-0.125cm" svg:viewBox="0 0 208 344" draw:points="208,150 125,150 187,0 0,193 83,193 20,344">
          <text:p/>
        </draw:polygon>
        <draw:path draw:style-name="gr3" draw:text-style-name="P3" draw:layer="layout" svg:width="0.279cm" svg:height="0.264cm" svg:x="18.409cm" svg:y="0.236cm" svg:viewBox="0 0 280 265" svg:d="M250 0h-220c0 0-30 0-30 31v143c0 29 30 30 30 30h40v61l60-61h120c0 0 30 0 30-30v-143c0-31-30-31-30-31zM200 122h-39v42h-41v-42h-40v-41h40v-40h41v40h39z">
          <text:p/>
        </draw:path>
        <draw:path draw:style-name="gr3" draw:text-style-name="P3" draw:layer="layout" svg:width="0.336cm" svg:height="0.224cm" svg:x="20.723cm" svg:y="-0.109cm" svg:viewBox="0 0 337 225" svg:d="M210 99v-72c0 0 0-27-31-27h-147c0 0-32 0-32 27v72c0 26 32 26 32 26h10v45l53-45h84c0 0 31 1 31-26zM305 54h-73v45c0 0 0 44-53 44h-53v9c0 27 32 27 32 27h84l53 46v-46h10c0 0 32-1 32-27v-71c0-27-32-27-32-27z">
          <text:p/>
        </draw:path>
        <draw:path draw:style-name="gr3" draw:text-style-name="P3" draw:layer="layout" svg:width="0.295cm" svg:height="0.208cm" svg:x="18.816cm" svg:y="-0.069cm" svg:viewBox="0 0 296 209" svg:d="M99 0l-99 104 99 105 28-30-71-75 71-74zM197 0l-28 30 71 74-71 75 28 30 99-105z">
          <text:p/>
        </draw:path>
        <draw:path draw:style-name="gr3" draw:text-style-name="P3" draw:layer="layout" svg:width="0.192cm" svg:height="0.222cm" svg:x="20.423cm" svg:y="0.061cm" svg:viewBox="0 0 193 223" svg:d="M114 81c24 11 42 2 42 2 0 0 13-19 7-38 9-1 16-5 16-10 1-5-8-9-19-10-4 0-8 1-11 2-3-2-5-4-9-5-3-2-6-3-9-3-1-3-3-6-6-9-7-9-16-12-20-9s-2 11 3 18c-18 8-24 30-24 30 0 0 6 21 30 32zM174 112c-6 0-10 1-14 2 0-5 0-10 0-14-10 2-27 5-46-2l-33 73c0 0-3 8-11 4-7-3-4-10-4-10l34-73c-17-10-26-25-31-34-4 3-7 6-11 9-1-4-3-7-6-11-7-9-17-13-21-9s-1 14 6 22c4 4 8 7 11 9-5 6-9 12-12 20-1 0-1 1-1 1-2 0-3-1-5-1-14-3-26-1-27 4-2 6 7 13 20 15 3 1 4 1 6 1-2 11-3 21-2 30-4 0-8 1-11 2-11 4-18 12-16 17s12 6 23 3c4-2 6-3 9-5 5 15 15 26 28 32 14 6 29 6 44 1 0 3 1 6 2 9 4 11 11 18 17 16 5-2 6-12 2-23-1-4-3-7-6-10 8-5 15-13 22-21 1 1 3 3 4 4 11 8 22 10 25 5 3-4-3-14-14-22-2-2-3-3-5-4l1-1c3-8 5-15 7-23 3 2 9 3 14 3 11 0 20-4 20-9 0-6-9-10-19-10z">
          <text:p/>
        </draw:path>
        <draw:polygon draw:style-name="gr3" draw:text-style-name="P3" draw:layer="layout" svg:width="0.088cm" svg:height="0.144cm" svg:x="4.17cm" svg:y="0.003cm" svg:viewBox="0 0 89 145" draw:points="89,63 54,63 80,0 0,82 35,82 9,145">
          <text:p/>
        </draw:polygon>
        <draw:polygon draw:style-name="gr3" draw:text-style-name="P3" draw:layer="layout" svg:width="0.088cm" svg:height="0.144cm" svg:x="8.512cm" svg:y="0.003cm" svg:viewBox="0 0 89 145" draw:points="89,63 53,63 80,0 0,82 35,82 9,145">
          <text:p/>
        </draw:polygon>
        <draw:polygon draw:style-name="gr3" draw:text-style-name="P3" draw:layer="layout" svg:width="0.088cm" svg:height="0.144cm" svg:x="12.854cm" svg:y="0.003cm" svg:viewBox="0 0 89 145" draw:points="89,63 53,63 80,0 0,82 35,82 9,145">
          <text:p/>
        </draw:polygon>
        <draw:polygon draw:style-name="gr3" draw:text-style-name="P3" draw:layer="layout" svg:width="0.088cm" svg:height="0.144cm" svg:x="17.196cm" svg:y="0.003cm" svg:viewBox="0 0 89 145" draw:points="89,63 52,63 80,0 0,82 35,82 9,145">
          <text:p/>
        </draw:polygon>
        <draw:polygon draw:style-name="gr3" draw:text-style-name="P3" draw:layer="layout" svg:width="0.087cm" svg:height="0.144cm" svg:x="21.538cm" svg:y="0.003cm" svg:viewBox="0 0 88 145" draw:points="88,63 52,63 79,0 0,82 35,82 8,145">
          <text:p/>
        </draw:polygon>
        <draw:polygon draw:style-name="gr3" draw:text-style-name="P3" draw:layer="layout" svg:width="0.208cm" svg:height="0.343cm" svg:x="19.454cm" svg:y="-0.125cm" svg:viewBox="0 0 209 344" draw:points="209,150 126,150 188,0 0,193 83,193 21,344">
          <text:p/>
        </draw:polygon>
        <draw:polygon draw:style-name="gr3" draw:text-style-name="P3" draw:layer="layout" svg:width="0.168cm" svg:height="0.271cm" svg:x="1.795cm" svg:y="0.183cm" svg:viewBox="0 0 169 272" draw:points="169,119 101,119 152,0 0,153 67,153 17,272">
          <text:p/>
        </draw:polygon>
        <draw:polygon draw:style-name="gr3" draw:text-style-name="P3" draw:layer="layout" svg:width="0.168cm" svg:height="0.271cm" svg:x="6.137cm" svg:y="0.183cm" svg:viewBox="0 0 169 272" draw:points="169,119 101,119 152,0 0,153 67,153 17,272">
          <text:p/>
        </draw:polygon>
        <draw:polygon draw:style-name="gr3" draw:text-style-name="P3" draw:layer="layout" svg:width="0.167cm" svg:height="0.271cm" svg:x="10.479cm" svg:y="0.183cm" svg:viewBox="0 0 168 272" draw:points="168,119 100,119 152,0 0,153 67,153 17,272">
          <text:p/>
        </draw:polygon>
        <draw:polygon draw:style-name="gr3" draw:text-style-name="P3" draw:layer="layout" svg:width="0.167cm" svg:height="0.271cm" svg:x="14.821cm" svg:y="0.183cm" svg:viewBox="0 0 168 272" draw:points="168,119 100,119 151,0 0,153 67,153 16,272">
          <text:p/>
        </draw:polygon>
        <draw:polygon draw:style-name="gr3" draw:text-style-name="P3" draw:layer="layout" svg:width="0.168cm" svg:height="0.271cm" svg:x="19.162cm" svg:y="0.183cm" svg:viewBox="0 0 169 272" draw:points="169,119 101,119 152,0 0,153 67,153 17,272">
          <text:p/>
        </draw:polygon>
        <draw:polygon draw:style-name="gr3" draw:text-style-name="P3" draw:layer="layout" svg:width="0.088cm" svg:height="0.143cm" svg:x="0.227cm" svg:y="1.196cm" svg:viewBox="0 0 89 144" draw:points="89,63 53,63 80,0 0,81 35,81 9,144">
          <text:p/>
        </draw:polygon>
        <draw:polygon draw:style-name="gr3" draw:text-style-name="P3" draw:layer="layout" svg:width="0.088cm" svg:height="0.143cm" svg:x="4.569cm" svg:y="1.196cm" svg:viewBox="0 0 89 144" draw:points="89,63 52,63 79,0 0,81 35,81 9,144">
          <text:p/>
        </draw:polygon>
        <draw:polygon draw:style-name="gr3" draw:text-style-name="P3" draw:layer="layout" svg:width="0.087cm" svg:height="0.143cm" svg:x="8.911cm" svg:y="1.196cm" svg:viewBox="0 0 88 144" draw:points="88,63 53,63 80,0 0,81 36,81 9,144">
          <text:p/>
        </draw:polygon>
        <draw:polygon draw:style-name="gr3" draw:text-style-name="P3" draw:layer="layout" svg:width="0.088cm" svg:height="0.143cm" svg:x="13.252cm" svg:y="1.196cm" svg:viewBox="0 0 89 144" draw:points="89,63 54,63 80,0 0,81 36,81 9,144">
          <text:p/>
        </draw:polygon>
        <draw:polygon draw:style-name="gr3" draw:text-style-name="P3" draw:layer="layout" svg:width="0.088cm" svg:height="0.143cm" svg:x="17.594cm" svg:y="1.196cm" svg:viewBox="0 0 89 144" draw:points="89,63 54,63 80,0 0,81 36,81 9,144">
          <text:p/>
        </draw:polygon>
        <draw:frame draw:style-name="gr4" draw:text-style-name="P5" draw:layer="layout" svg:width="8.371cm" svg:height="0.987cm" svg:x="1.373cm" svg:y="2.451cm">
          <draw:text-box>
            <text:p text:style-name="P4"><text:span text:style-name="T1">GIT CHEAT SHEET</text:span></text:p>
          </draw:text-box>
        </draw:frame>
        <draw:frame draw:style-name="gr5" draw:text-style-name="P6" draw:layer="layout" svg:width="3.503cm" svg:height="0.454cm" svg:x="10.954cm" svg:y="7.004cm">
          <draw:text-box>
            <text:p text:style-name="P4"><text:span text:style-name="T2">MAKE CHANGES</text:span></text:p>
          </draw:text-box>
        </draw:frame>
        <draw:polygon draw:style-name="gr6" draw:text-style-name="P7" draw:layer="layout" svg:width="9.359cm" svg:height="0.635cm" svg:x="10.959cm" svg:y="8.217cm" svg:viewBox="0 0 9360 636" draw:points="9360,636 0,636 0,0 9360,0">
          <text:p/>
        </draw:polygon>
        <draw:frame draw:style-name="gr7" draw:text-style-name="P8" draw:layer="layout" svg:width="7.051cm" svg:height="0.374cm" svg:x="10.954cm" svg:y="7.45cm">
          <draw:text-box>
            <text:p text:style-name="P4"><text:span text:style-name="T3">Review edits and craft a commit transaction</text:span></text:p>
          </draw:text-box>
        </draw:frame>
        <draw:frame draw:style-name="gr8" draw:text-style-name="P9" draw:layer="layout" svg:width="1.835cm" svg:height="0.331cm" svg:x="11.113cm" svg:y="8.361cm">
          <draw:text-box>
            <text:p text:style-name="P4"><text:span text:style-name="T4">$ git status</text:span></text:p>
          </draw:text-box>
        </draw:frame>
        <draw:polygon draw:style-name="gr6" draw:text-style-name="P7" draw:layer="layout" svg:width="9.359cm" svg:height="0.635cm" svg:x="10.959cm" svg:y="12.946cm" svg:viewBox="0 0 9360 636" draw:points="9360,636 0,636 0,0 9360,0">
          <text:p/>
        </draw:polygon>
        <draw:frame draw:style-name="gr9" draw:text-style-name="P9" draw:layer="layout" svg:width="2.288cm" svg:height="0.331cm" svg:x="11.113cm" svg:y="13.091cm">
          <draw:text-box>
            <text:p text:style-name="P4"><text:span text:style-name="T4">$ git add [file]</text:span></text:p>
          </draw:text-box>
        </draw:frame>
        <draw:polygon draw:style-name="gr6" draw:text-style-name="P7" draw:layer="layout" svg:width="9.359cm" svg:height="0.635cm" svg:x="10.959cm" svg:y="10.576cm" svg:viewBox="0 0 9360 636" draw:points="9360,636 0,636 0,0 9360,0">
          <text:p/>
        </draw:polygon>
        <draw:frame draw:style-name="gr10" draw:text-style-name="P9" draw:layer="layout" svg:width="1.361cm" svg:height="0.331cm" svg:x="11.113cm" svg:y="10.721cm">
          <draw:text-box>
            <text:p text:style-name="P4"><text:span text:style-name="T4">$ git diff</text:span></text:p>
          </draw:text-box>
        </draw:frame>
        <draw:polygon draw:style-name="gr6" draw:text-style-name="P7" draw:layer="layout" svg:width="9.359cm" svg:height="0.635cm" svg:x="10.959cm" svg:y="15.267cm" svg:viewBox="0 0 9360 636" draw:points="9360,636 0,636 0,0 9360,0">
          <text:p/>
        </draw:polygon>
        <draw:frame draw:style-name="gr11" draw:text-style-name="P9" draw:layer="layout" svg:width="6.479cm" svg:height="0.331cm" svg:x="11.113cm" svg:y="15.411cm">
          <draw:text-box>
            <text:p text:style-name="P4"><text:span text:style-name="T4">$ git commit -m "[descriptive message]"</text:span></text:p>
          </draw:text-box>
        </draw:frame>
        <draw:frame draw:style-name="gr12" draw:text-style-name="P6" draw:layer="layout" svg:width="4.667cm" svg:height="0.454cm" svg:x="1.27cm" svg:y="10.403cm">
          <draw:text-box>
            <text:p text:style-name="P4"><text:span text:style-name="T2">CONFIGURE TOOLING</text:span></text:p>
          </draw:text-box>
        </draw:frame>
        <draw:polygon draw:style-name="gr6" draw:text-style-name="P7" draw:layer="layout" svg:width="9.359cm" svg:height="0.635cm" svg:x="1.275cm" svg:y="13.216cm" svg:viewBox="0 0 9360 636" draw:points="9360,636 0,636 0,0 9360,0">
          <text:p/>
        </draw:polygon>
        <draw:frame draw:style-name="gr13" draw:text-style-name="P9" draw:layer="layout" svg:width="6.458cm" svg:height="0.331cm" svg:x="1.429cm" svg:y="13.361cm">
          <draw:text-box>
            <text:p text:style-name="P4"><text:span text:style-name="T4">$ git config --global user.name "[name]"</text:span></text:p>
          </draw:text-box>
        </draw:frame>
        <draw:polygon draw:style-name="gr6" draw:text-style-name="P7" draw:layer="layout" svg:width="9.359cm" svg:height="0.635cm" svg:x="1.275cm" svg:y="15.486cm" svg:viewBox="0 0 9360 636" draw:points="9360,636 0,636 0,0 9360,0">
          <text:p/>
        </draw:polygon>
        <draw:frame draw:style-name="gr14" draw:text-style-name="P9" draw:layer="layout" svg:width="7.804cm" svg:height="0.331cm" svg:x="1.429cm" svg:y="15.631cm">
          <draw:text-box>
            <text:p text:style-name="P4"><text:span text:style-name="T4">$ git config --global user.email "[email address]"</text:span></text:p>
          </draw:text-box>
        </draw:frame>
        <draw:polygon draw:style-name="gr6" draw:text-style-name="P7" draw:layer="layout" svg:width="9.359cm" svg:height="0.635cm" svg:x="1.275cm" svg:y="17.774cm" svg:viewBox="0 0 9360 636" draw:points="9360,636 0,636 0,0 9360,0">
          <text:p/>
        </draw:polygon>
        <draw:frame draw:style-name="gr15" draw:text-style-name="P9" draw:layer="layout" svg:width="5.256cm" svg:height="0.331cm" svg:x="1.429cm" svg:y="17.918cm">
          <draw:text-box>
            <text:p text:style-name="P4"><text:span text:style-name="T4">$ git config --global color.ui auto</text:span></text:p>
          </draw:text-box>
        </draw:frame>
        <draw:frame draw:style-name="gr16" draw:text-style-name="P6" draw:layer="layout" svg:width="5.019cm" svg:height="0.454cm" svg:x="1.27cm" svg:y="20.184cm">
          <draw:text-box>
            <text:p text:style-name="P4"><text:span text:style-name="T2">CREATE REPOSITORIES</text:span></text:p>
          </draw:text-box>
        </draw:frame>
        <draw:polygon draw:style-name="gr6" draw:text-style-name="P7" draw:layer="layout" svg:width="9.359cm" svg:height="0.635cm" svg:x="1.275cm" svg:y="21.355cm" svg:viewBox="0 0 9360 636" draw:points="9360,636 0,636 0,0 9360,0">
          <text:p/>
        </draw:polygon>
        <draw:frame draw:style-name="gr17" draw:text-style-name="P8" draw:layer="layout" svg:width="9.21cm" svg:height="0.374cm" svg:x="1.27cm" svg:y="20.63cm">
          <draw:text-box>
            <text:p text:style-name="P4"><text:span text:style-name="T3">Start a new repository or obtain one from an existing URL</text:span></text:p>
          </draw:text-box>
        </draw:frame>
        <draw:frame draw:style-name="gr18" draw:text-style-name="P9" draw:layer="layout" svg:width="3.854cm" svg:height="0.331cm" svg:x="1.429cm" svg:y="21.499cm">
          <draw:text-box>
            <text:p text:style-name="P4"><text:span text:style-name="T4">$ git init [project-name]</text:span></text:p>
          </draw:text-box>
        </draw:frame>
        <draw:polygon draw:style-name="gr6" draw:text-style-name="P7" draw:layer="layout" svg:width="9.359cm" svg:height="0.635cm" svg:x="1.275cm" svg:y="23.825cm" svg:viewBox="0 0 9360 636" draw:points="9360,636 0,636 0,0 9360,0">
          <text:p/>
        </draw:polygon>
        <draw:frame draw:style-name="gr19" draw:text-style-name="P9" draw:layer="layout" svg:width="2.487cm" svg:height="0.331cm" svg:x="1.429cm" svg:y="23.969cm">
          <draw:text-box>
            <text:p text:style-name="P4"><text:span text:style-name="T4">$ git clone [url]</text:span></text:p>
          </draw:text-box>
        </draw:frame>
        <draw:frame draw:style-name="gr20" draw:text-style-name="P6" draw:layer="layout" svg:width="3.799cm" svg:height="0.454cm" svg:x="10.954cm" svg:y="17.558cm">
          <draw:text-box>
            <text:p text:style-name="P4"><text:span text:style-name="T2">GROUP CHANGES</text:span></text:p>
          </draw:text-box>
        </draw:frame>
        <draw:polygon draw:style-name="gr6" draw:text-style-name="P7" draw:layer="layout" svg:width="9.359cm" svg:height="0.635cm" svg:x="10.959cm" svg:y="18.771cm" svg:viewBox="0 0 9360 636" draw:points="9360,636 0,636 0,0 9360,0">
          <text:p/>
        </draw:polygon>
        <draw:polygon draw:style-name="gr6" draw:text-style-name="P7" draw:layer="layout" svg:width="9.359cm" svg:height="0.635cm" svg:x="10.959cm" svg:y="19.406cm" svg:viewBox="0 0 9360 636" draw:points="9360,636 0,636 0,0 9360,0">
          <text:p/>
        </draw:polygon>
        <draw:line draw:style-name="gr21" draw:text-style-name="P10" draw:layer="layout" svg:x1="10.959cm" svg:y1="20.041cm" svg:x2="20.335cm" svg:y2="20.041cm">
          <text:p/>
        </draw:line>
        <draw:frame draw:style-name="gr22" draw:text-style-name="P8" draw:layer="layout" svg:width="9.235cm" svg:height="0.374cm" svg:x="10.954cm" svg:y="18.004cm">
          <draw:text-box>
            <text:p text:style-name="P4"><text:span text:style-name="T3">Name a series of commits and combine completed eﬀorts</text:span></text:p>
          </draw:text-box>
        </draw:frame>
        <draw:frame draw:style-name="gr23" draw:text-style-name="P9" draw:layer="layout" svg:width="1.941cm" svg:height="0.331cm" svg:x="11.113cm" svg:y="18.916cm">
          <draw:text-box>
            <text:p text:style-name="P4"><text:span text:style-name="T4">$ git branch</text:span></text:p>
          </draw:text-box>
        </draw:frame>
        <draw:polygon draw:style-name="gr6" draw:text-style-name="P7" draw:layer="layout" svg:width="9.359cm" svg:height="0.635cm" svg:x="10.959cm" svg:y="20.041cm" svg:viewBox="0 0 9360 636" draw:points="9360,636 0,636 0,0 9360,0">
          <text:p/>
        </draw:polygon>
        <draw:polygon draw:style-name="gr6" draw:text-style-name="P7" draw:layer="layout" svg:width="9.359cm" svg:height="0.635cm" svg:x="10.959cm" svg:y="20.676cm" svg:viewBox="0 0 9360 636" draw:points="9360,636 0,636 0,0 9360,0">
          <text:p/>
        </draw:polygon>
        <draw:line draw:style-name="gr21" draw:text-style-name="P10" draw:layer="layout" svg:x1="10.959cm" svg:y1="21.311cm" svg:x2="20.335cm" svg:y2="21.311cm">
          <text:p/>
        </draw:line>
        <draw:frame draw:style-name="gr24" draw:text-style-name="P8" draw:layer="layout" svg:width="7.601cm" svg:height="0.374cm" svg:x="11.113cm" svg:y="19.541cm">
          <draw:text-box>
            <text:p text:style-name="P4"><text:span text:style-name="T5">Lists all local branches in the current repository</text:span></text:p>
          </draw:text-box>
        </draw:frame>
        <draw:frame draw:style-name="gr25" draw:text-style-name="P9" draw:layer="layout" svg:width="4.409cm" svg:height="0.331cm" svg:x="11.113cm" svg:y="20.186cm">
          <draw:text-box>
            <text:p text:style-name="P4"><text:span text:style-name="T4">$ git branch [branch-name]</text:span></text:p>
          </draw:text-box>
        </draw:frame>
        <draw:polygon draw:style-name="gr6" draw:text-style-name="P7" draw:layer="layout" svg:width="9.359cm" svg:height="0.635cm" svg:x="10.959cm" svg:y="21.311cm" svg:viewBox="0 0 9360 636" draw:points="9360,636 0,636 0,0 9360,0">
          <text:p/>
        </draw:polygon>
        <draw:polygon draw:style-name="gr6" draw:text-style-name="P7" draw:layer="layout" svg:width="9.359cm" svg:height="1.053cm" svg:x="10.959cm" svg:y="21.946cm" svg:viewBox="0 0 9360 1054" draw:points="9360,1054 0,1054 0,0 9360,0">
          <text:p/>
        </draw:polygon>
        <draw:frame draw:style-name="gr26" draw:text-style-name="P8" draw:layer="layout" svg:width="3.49cm" svg:height="0.374cm" svg:x="11.113cm" svg:y="20.811cm">
          <draw:text-box>
            <text:p text:style-name="P4"><text:span text:style-name="T5">Creates a new branch</text:span></text:p>
          </draw:text-box>
        </draw:frame>
        <draw:frame draw:style-name="gr27" draw:text-style-name="P9" draw:layer="layout" svg:width="4.756cm" svg:height="0.331cm" svg:x="11.113cm" svg:y="21.456cm">
          <draw:text-box>
            <text:p text:style-name="P4"><text:span text:style-name="T4">$ git checkout [branch-name]</text:span></text:p>
          </draw:text-box>
        </draw:frame>
        <draw:frame draw:style-name="gr28" draw:text-style-name="P8" draw:layer="layout" svg:width="7.381cm" svg:height="0.747cm" svg:x="11.113cm" svg:y="22.081cm">
          <draw:text-box>
            <text:p text:style-name="P4"><text:span text:style-name="T5">Switches to the specified branch and updates </text:span></text:p>
            <text:p text:style-name="P4"><text:span text:style-name="T5">the working directory</text:span></text:p>
          </draw:text-box>
        </draw:frame>
        <draw:frame draw:style-name="gr29" draw:text-style-name="P6" draw:layer="layout" svg:width="2.686cm" svg:height="0.454cm" svg:x="1.27cm" svg:y="7.004cm">
          <draw:text-box>
            <text:p text:style-name="P4"><text:span text:style-name="T2">INSTALL GIT</text:span></text:p>
          </draw:text-box>
        </draw:frame>
        <draw:frame draw:style-name="gr30" draw:text-style-name="P8" draw:layer="layout" svg:width="3.6cm" svg:height="0.374cm" svg:x="1.27cm" svg:y="7.674cm">
          <draw:text-box>
            <text:p text:style-name="P4"><text:span text:style-name="T6">GitHub for Windows</text:span></text:p>
          </draw:text-box>
        </draw:frame>
        <draw:frame draw:style-name="gr31" draw:text-style-name="P8" draw:layer="layout" svg:width="4.413cm" svg:height="0.374cm" svg:x="1.27cm" svg:y="8.055cm">
          <draw:text-box>
            <text:p text:style-name="P4"><text:span text:style-name="T3">https://windows.github.com</text:span></text:p>
          </draw:text-box>
        </draw:frame>
        <draw:frame draw:style-name="gr32" draw:text-style-name="P8" draw:layer="layout" svg:width="2.703cm" svg:height="0.374cm" svg:x="1.27cm" svg:y="8.517cm">
          <draw:text-box>
            <text:p text:style-name="P4"><text:span text:style-name="T6">GitHub for Mac</text:span></text:p>
          </draw:text-box>
        </draw:frame>
        <draw:frame draw:style-name="gr33" draw:text-style-name="P8" draw:layer="layout" svg:width="3.719cm" svg:height="0.374cm" svg:x="1.27cm" svg:y="8.898cm">
          <draw:text-box>
            <text:p text:style-name="P4"><text:span text:style-name="T3">https://mac.github.com</text:span></text:p>
          </draw:text-box>
        </draw:frame>
        <draw:frame draw:style-name="gr34" draw:text-style-name="P8" draw:layer="layout" svg:width="3.588cm" svg:height="0.374cm" svg:x="1.27cm" svg:y="9.384cm">
          <draw:text-box>
            <text:p text:style-name="P4"><text:span text:style-name="T6">Git for All Platforms</text:span></text:p>
          </draw:text-box>
        </draw:frame>
        <draw:frame draw:style-name="gr35" draw:text-style-name="P8" draw:layer="layout" svg:width="2.927cm" svg:height="0.374cm" svg:x="1.27cm" svg:y="9.765cm">
          <draw:text-box>
            <text:p text:style-name="P4"><text:span text:style-name="T3">http://git-scm.com</text:span></text:p>
          </draw:text-box>
        </draw:frame>
        <draw:frame draw:style-name="gr36" draw:text-style-name="P11" draw:layer="layout" svg:width="0.201cm" svg:height="0.239cm" svg:x="19.833cm" svg:y="2.851cm">
          <draw:text-box>
            <text:p text:style-name="P4"><text:span text:style-name="T7">V</text:span></text:p>
          </draw:text-box>
        </draw:frame>
        <draw:frame draw:style-name="gr37" draw:text-style-name="P12" draw:layer="layout" svg:width="0.662cm" svg:height="0.272cm" svg:x="19.963cm" svg:y="2.823cm">
          <draw:text-box>
            <text:p text:style-name="P4"><text:span text:style-name="T8"><text:s/></text:span><text:span text:style-name="T8">1.1.1</text:span></text:p>
          </draw:text-box>
        </draw:frame>
        <draw:frame draw:style-name="gr38" draw:text-style-name="P6" draw:layer="layout" svg:width="5.4cm" svg:height="0.454cm" svg:x="10.951cm" svg:y="23.208cm">
          <draw:text-box>
            <text:p text:style-name="P4"><text:span text:style-name="T2">SYNCHRONIZE CHANGES</text:span></text:p>
          </draw:text-box>
        </draw:frame>
        <draw:frame draw:style-name="gr39" draw:text-style-name="P8" draw:layer="layout" svg:width="9.845cm" svg:height="0.374cm" svg:x="10.951cm" svg:y="23.655cm">
          <draw:text-box>
            <text:p text:style-name="P4"><text:span text:style-name="T3">Register a repository bookmark and exchange version history</text:span></text:p>
          </draw:text-box>
        </draw:frame>
        <draw:line draw:style-name="gr21" draw:text-style-name="P10" draw:layer="layout" svg:x1="10.957cm" svg:y1="24.174cm" svg:x2="20.333cm" svg:y2="24.174cm">
          <text:p/>
        </draw:line>
        <draw:polygon draw:style-name="gr6" draw:text-style-name="P7" draw:layer="layout" svg:width="9.358cm" svg:height="0.635cm" svg:x="10.957cm" svg:y="24.174cm" svg:viewBox="0 0 9359 636" draw:points="9359,636 0,636 0,0 9359,0">
          <text:p/>
        </draw:polygon>
        <draw:polygon draw:style-name="gr6" draw:text-style-name="P7" draw:layer="layout" svg:width="9.358cm" svg:height="0.635cm" svg:x="10.957cm" svg:y="24.809cm" svg:viewBox="0 0 9359 636" draw:points="9359,636 0,636 0,0 9359,0">
          <text:p/>
        </draw:polygon>
        <draw:line draw:style-name="gr21" draw:text-style-name="P10" draw:layer="layout" svg:x1="10.957cm" svg:y1="25.444cm" svg:x2="20.333cm" svg:y2="25.444cm">
          <text:p/>
        </draw:line>
        <draw:frame draw:style-name="gr40" draw:text-style-name="P9" draw:layer="layout" svg:width="4.185cm" svg:height="0.331cm" svg:x="11.11cm" svg:y="24.318cm">
          <draw:text-box>
            <text:p text:style-name="P4"><text:span text:style-name="T4">$ git push [alias] [branch]</text:span></text:p>
          </draw:text-box>
        </draw:frame>
        <draw:polygon draw:style-name="gr6" draw:text-style-name="P7" draw:layer="layout" svg:width="9.358cm" svg:height="0.635cm" svg:x="10.957cm" svg:y="25.444cm" svg:viewBox="0 0 9359 636" draw:points="9359,636 0,636 0,0 9359,0">
          <text:p/>
        </draw:polygon>
        <draw:polygon draw:style-name="gr6" draw:text-style-name="P7" draw:layer="layout" svg:width="9.358cm" svg:height="0.635cm" svg:x="10.957cm" svg:y="26.079cm" svg:viewBox="0 0 9359 636" draw:points="9359,636 0,636 0,0 9359,0">
          <text:p/>
        </draw:polygon>
        <draw:line draw:style-name="gr21" draw:text-style-name="P10" draw:layer="layout" svg:x1="10.957cm" svg:y1="26.714cm" svg:x2="20.333cm" svg:y2="26.714cm">
          <text:p/>
        </draw:line>
        <draw:frame draw:style-name="gr41" draw:text-style-name="P8" draw:layer="layout" svg:width="6.898cm" svg:height="0.374cm" svg:x="11.11cm" svg:y="24.943cm">
          <draw:text-box>
            <text:p text:style-name="P4"><text:span text:style-name="T5">Uploads all local branch commits to GitHub</text:span></text:p>
          </draw:text-box>
        </draw:frame>
        <draw:frame draw:style-name="gr42" draw:text-style-name="P9" draw:layer="layout" svg:width="1.433cm" svg:height="0.331cm" svg:x="11.11cm" svg:y="25.588cm">
          <draw:text-box>
            <text:p text:style-name="P4"><text:span text:style-name="T4">$ git pull</text:span></text:p>
          </draw:text-box>
        </draw:frame>
        <draw:frame draw:style-name="gr43" draw:text-style-name="P8" draw:layer="layout" svg:width="8.879cm" svg:height="0.374cm" svg:x="11.11cm" svg:y="26.213cm">
          <draw:text-box>
            <text:p text:style-name="P4"><text:span text:style-name="T5">Downloads bookmark history and incorporates changes</text:span></text:p>
          </draw:text-box>
        </draw:frame>
        <draw:control draw:style-name="gr44" draw:text-style-name="P13" draw:layer="controls" svg:width="18.8cm" svg:height="2.1cm" svg:x="1.3cm" svg:y="4.8cm" draw:control="control1"/>
        <draw:control draw:style-name="standard" draw:text-style-name="P13" draw:layer="controls" svg:width="9.3cm" svg:height="1.6cm" svg:x="1.3cm" svg:y="13.8cm" draw:control="control2"/>
        <draw:control draw:style-name="standard" draw:text-style-name="P13" draw:layer="controls" svg:width="9.3cm" svg:height="2.1cm" svg:x="1.3cm" svg:y="11cm" draw:control="control3"/>
        <draw:control draw:style-name="standard" draw:text-style-name="P13" draw:layer="controls" svg:width="9.3cm" svg:height="1.6cm" svg:x="1.3cm" svg:y="16.1cm" draw:control="control4"/>
        <draw:control draw:style-name="standard" draw:text-style-name="P13" draw:layer="controls" svg:width="9.3cm" svg:height="1.6cm" svg:x="1.3cm" svg:y="18.4cm" draw:control="control5"/>
        <draw:control draw:style-name="standard" draw:text-style-name="P13" draw:layer="controls" svg:width="9.3cm" svg:height="1.6cm" svg:x="1.3cm" svg:y="22cm" draw:control="control6"/>
        <draw:control draw:style-name="standard" draw:text-style-name="P13" draw:layer="controls" svg:width="9.3cm" svg:height="1.6cm" svg:x="1.3cm" svg:y="24.5cm" draw:control="control7"/>
        <draw:control draw:style-name="standard" draw:text-style-name="P13" draw:layer="controls" svg:width="9.3cm" svg:height="1.6cm" svg:x="10.9cm" svg:y="8.9cm" draw:control="control8"/>
        <draw:control draw:style-name="standard" draw:text-style-name="P13" draw:layer="controls" svg:width="9.3cm" svg:height="1.6cm" svg:x="10.9cm" svg:y="11.2cm" draw:control="control9"/>
        <draw:control draw:style-name="standard" draw:text-style-name="P13" draw:layer="controls" svg:width="9.3cm" svg:height="1.6cm" svg:x="10.9cm" svg:y="13.6cm" draw:control="control10"/>
        <draw:control draw:style-name="standard" draw:text-style-name="P13" draw:layer="controls" svg:width="9.3cm" svg:height="1.6cm" svg:x="10.9cm" svg:y="15.9cm" draw:control="control11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exNew1" svg:font-family="ApexNew"/>
    <style:font-face style:name="ApexNewBook1" svg:font-family="ApexNewBook"/>
    <style:font-face style:name="PTMono1" svg:font-family="PTMono"/>
    <style:font-face style:name="ApexNew" svg:font-family="ApexNew" style:font-pitch="variable"/>
    <style:font-face style:name="ApexNewBook" svg:font-family="ApexNewBook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PTMono" svg:font-family="PTMono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25T15:24:47.405456755</dc:date>
    <meta:editing-duration>PT1H14M46S</meta:editing-duration>
    <meta:editing-cycles>6</meta:editing-cycles>
    <meta:document-statistic meta:object-count="425"/>
  </office:meta>
</office:document-meta>
</file>